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7000002D770FE3C7F8F7FFF0F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  <style:font-face style:name="Wingdings 3" svg:font-family="'Wingdings 3'" style:font-family-generic="roman" style:font-pitch="variable"/>
    <style:font-face style:name="Wingdings 31" svg:font-family="'Wingdings 3'" style:font-adornments="Normal" style:font-family-generic="roman" style:font-pitch="variable" style:font-charset="x-symbol"/>
  </office:font-face-decls>
  <office:automatic-styles>
    <style:style style:name="Tableau1" style:family="table">
      <style:table-properties style:width="13.751cm" fo:margin-left="2.942cm" fo:margin-top="0cm" fo:margin-bottom="0cm" table:align="left" style:writing-mode="lr-tb"/>
    </style:style>
    <style:style style:name="Tableau1.A" style:family="table-column">
      <style:table-column-properties style:column-width="4.136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9.1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.049cm" fo:padding-bottom="0cm" fo:border="none" style:writing-mode="lr-tb"/>
    </style:style>
    <style:style style:name="Tableau1.A2" style:family="table-cell">
      <style:table-cell-properties fo:padding-left="0.191cm" fo:padding-right="0.191cm" fo:padding-top="0.049cm" fo:padding-bottom="0cm" fo:border-left="3pt solid #d60093" fo:border-right="none" fo:border-top="none" fo:border-bottom="none" style:writing-mode="lr-tb"/>
    </style:style>
    <style:style style:name="Tableau1.B2" style:family="table-cell">
      <style:table-cell-properties style:vertical-align="middle" fo:padding-left="0.191cm" fo:padding-right="0.191cm" fo:padding-top="0.049cm" fo:padding-bottom="0cm" fo:border="none" style:writing-mode="lr-tb"/>
    </style:style>
    <style:style style:name="Tableau2" style:family="table">
      <style:table-properties style:width="17.004cm" fo:margin-left="-0.31cm" fo:margin-top="0cm" fo:margin-bottom="0cm" table:align="left" style:writing-mode="lr-tb"/>
    </style:style>
    <style:style style:name="Tableau2.A" style:family="table-column">
      <style:table-column-properties style:column-width="1.328cm"/>
    </style:style>
    <style:style style:name="Tableau2.B" style:family="table-column">
      <style:table-column-properties style:column-width="15.67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 style:writing-mode="lr-tb">
        <style:background-image/>
      </style:table-cell-properties>
    </style:style>
    <style:style style:name="Tableau2.2" style:family="table-row">
      <style:table-row-properties style:min-row-height="0.101cm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1.5pt solid #d60093" style:writing-mode="lr-tb"/>
    </style:style>
    <style:style style:name="Tableau2.3" style:family="table-row">
      <style:table-row-properties style:min-row-height="1cm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2.25pt solid #d60093" fo:border-bottom="none" style:writing-mode="lr-tb"/>
    </style:style>
    <style:style style:name="Tableau2.4" style:family="table-row">
      <style:table-row-properties style:min-row-height="2.499cm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1.5pt solid #d60093" fo:border-bottom="0.5pt solid #d9d9d9" style:writing-mode="lr-tb"/>
    </style:style>
    <style:style style:name="Tableau2.5" style:family="table-row">
      <style:table-row-properties style:min-row-height="0.801cm" fo:keep-together="auto"/>
    </style:style>
    <style:style style:name="Tableau2.A5" style:family="table-cell">
      <style:table-cell-properties fo:padding-left="0.191cm" fo:padding-right="0.191cm" fo:padding-top="0.049cm" fo:padding-bottom="0cm" fo:border-left="0.5pt solid #d9d9d9" fo:border-right="0.5pt solid #d9d9d9" fo:border-top="0.5pt solid #d9d9d9" fo:border-bottom="none" style:writing-mode="lr-tb"/>
    </style:style>
    <style:style style:name="Tableau2.A6" style:family="table-cell">
      <style:table-cell-properties fo:padding-left="0.191cm" fo:padding-right="0.191cm" fo:padding-top="0.049cm" fo:padding-bottom="0cm" fo:border-left="0.5pt solid #d9d9d9" fo:border-right="0.5pt solid #d9d9d9" fo:border-top="none" fo:border-bottom="none" style:writing-mode="lr-tb"/>
    </style:style>
    <style:style style:name="Tableau2.A7" style:family="table-cell">
      <style:table-cell-properties style:vertical-align="middle" fo:padding-left="0.191cm" fo:padding-right="0.191cm" fo:padding-top="0.049cm" fo:padding-bottom="0cm" fo:border-left="0.5pt solid #d9d9d9" fo:border-right="none" fo:border-top="none" fo:border-bottom="none" style:writing-mode="lr-tb"/>
    </style:style>
    <style:style style:name="Tableau2.B7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B8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9" style:family="table-row">
      <style:table-row-properties style:min-row-height="0.3cm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5pt solid #d9d9d9" fo:border-right="0.5pt solid #d9d9d9" fo:border-top="none" fo:border-bottom="0.5pt solid #d9d9d9" style:writing-mode="lr-tb"/>
    </style:style>
    <style:style style:name="Tableau6" style:family="table">
      <style:table-properties style:width="17.505cm" fo:margin-left="-0.06cm" fo:margin-top="0cm" fo:margin-bottom="0cm" table:align="left" style:writing-mode="lr-tb"/>
    </style:style>
    <style:style style:name="Tableau6.A" style:family="table-column">
      <style:table-column-properties style:column-width="5.752cm"/>
    </style:style>
    <style:style style:name="Tableau6.B" style:family="table-column">
      <style:table-column-properties style:column-width="11.753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6.2" style:family="table-row">
      <style:table-row-properties style:min-row-height="0.035cm" fo:keep-together="auto"/>
    </style:style>
    <style:style style:name="Tableau6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6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6.4" style:family="table-row">
      <style:table-row-properties style:min-row-height="14.504cm" fo:keep-together="auto"/>
    </style:style>
    <style:style style:name="Tableau6.A4" style:family="table-cell">
      <style:table-cell-properties style:vertical-align="middle" fo:background-color="transparent" fo:padding-left="0.191cm" fo:padding-right="0.191cm" fo:padding-top="0.101cm" fo:padding-bottom="0cm" fo:border-left="0.5pt solid #d9d9d9" fo:border-right="0.5pt solid #d9d9d9" fo:border-top="none" fo:border-bottom="0.5pt solid #d9d9d9" style:writing-mode="lr-tb">
        <style:background-image/>
      </style:table-cell-properties>
    </style:style>
    <style:style style:name="Tableau6.5" style:family="table-row">
      <style:table-row-properties style:min-row-height="0.861cm" fo:keep-together="auto"/>
    </style:style>
    <style:style style:name="Tableau6.A5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6" style:family="table-row">
      <style:table-row-properties style:min-row-height="1.101cm" fo:keep-together="auto"/>
    </style:style>
    <style:style style:name="Tableau6.A6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B6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7" style:family="table">
      <style:table-properties style:width="17.253cm" fo:margin-left="-0.06cm" fo:margin-top="0cm" fo:margin-bottom="0cm" table:align="left" style:writing-mode="lr-tb"/>
    </style:style>
    <style:style style:name="Tableau7.A" style:family="table-column">
      <style:table-column-properties style:column-width="0.499cm"/>
    </style:style>
    <style:style style:name="Tableau7.B" style:family="table-column">
      <style:table-column-properties style:column-width="15.004cm"/>
    </style:style>
    <style:style style:name="Tableau7.C" style:family="table-column">
      <style:table-column-properties style:column-width="0.75cm"/>
    </style:style>
    <style:style style:name="Tableau7.D" style:family="table-column">
      <style:table-column-properties style:column-width="1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.101cm" fo:padding-bottom="0cm" fo:border-left="none" fo:border-right="none" fo:border-top="none" fo:border-bottom="3pt solid #d60093" style:writing-mode="lr-tb"/>
    </style:style>
    <style:style style:name="Tableau7.A2" style:family="table-cell">
      <style:table-cell-properties fo:padding-left="0.191cm" fo:padding-right="0.191cm" fo:padding-top="0.101cm" fo:padding-bottom="0cm" fo:border-left="none" fo:border-right="none" fo:border-top="3pt solid #d60093" fo:border-bottom="none" style:writing-mode="lr-tb"/>
    </style:style>
    <style:style style:name="Tableau7.D2" style:family="table-cell">
      <style:table-cell-properties fo:padding-left="0.191cm" fo:padding-right="0.191cm" fo:padding-top="0.101cm" fo:padding-bottom="0cm" fo:border="none" style:writing-mode="lr-tb"/>
    </style:style>
    <style:style style:name="Tableau7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 style:writing-mode="lr-tb">
        <style:background-image/>
      </style:table-cell-properties>
    </style:style>
    <style:style style:name="Tableau7.C3" style:family="table-cell">
      <style:table-cell-properties style:vertical-align="middle" fo:background-color="#f2f2f2" fo:padding-left="0.191cm" fo:padding-right="0.191cm" fo:padding-top="0.101cm" fo:padding-bottom="0cm" fo:border-left="none" fo:border-right="1pt solid #bfbfbf" fo:border-top="none" fo:border-bottom="none" style:writing-mode="lr-tb">
        <style:background-image/>
      </style:table-cell-properties>
    </style:style>
    <style:style style:name="Tableau7.D3" style:family="table-cell">
      <style:table-cell-properties style:vertical-align="middle" fo:background-color="#f2f2f2" fo:padding-left="0.191cm" fo:padding-right="0.191cm" fo:padding-top="0.101cm" fo:padding-bottom="0cm" fo:border-left="1pt solid #bfbfbf" fo:border-right="1pt solid #bfbfbf" fo:border-top="1pt solid #bfbfbf" fo:border-bottom="none" style:writing-mode="lr-tb">
        <style:background-image/>
      </style:table-cell-properties>
    </style:style>
    <style:style style:name="Tableau7.A4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5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6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7" style:family="table-row">
      <style:table-row-properties style:min-row-height="0.3cm" fo:keep-together="auto"/>
    </style:style>
    <style:style style:name="Tableau7.A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7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D8" style:family="table-cell">
      <style:table-cell-properties style:vertical-align="middle" fo:background-color="#f2f2f2" fo:padding-left="0.191cm" fo:padding-right="0.191cm" fo:padding-top="0.101cm" fo:padding-bottom="0cm" fo:border="1pt solid #bfbfbf" style:writing-mode="lr-tb">
        <style:background-image/>
      </style:table-cell-properties>
    </style:style>
    <style:style style:name="Tableau7.A9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7.B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9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0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0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0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1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1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1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12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12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C13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13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14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5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6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7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7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7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8" style:family="table">
      <style:table-properties style:width="18.254cm" fo:margin-left="-0.561cm" fo:margin-top="0cm" fo:margin-bottom="0cm" fo:break-before="page" table:align="left" style:writing-mode="lr-tb"/>
    </style:style>
    <style:style style:name="Tableau8.A" style:family="table-column">
      <style:table-column-properties style:column-width="4.253cm"/>
    </style:style>
    <style:style style:name="Tableau8.B" style:family="table-column">
      <style:table-column-properties style:column-width="1cm"/>
    </style:style>
    <style:style style:name="Tableau8.C" style:family="table-column">
      <style:table-column-properties style:column-width="1.014cm"/>
    </style:style>
    <style:style style:name="Tableau8.D" style:family="table-column">
      <style:table-column-properties style:column-width="2.265cm"/>
    </style:style>
    <style:style style:name="Tableau8.E" style:family="table-column">
      <style:table-column-properties style:column-width="8.721cm"/>
    </style:style>
    <style:style style:name="Tableau8.F" style:family="table-column">
      <style:table-column-properties style:column-width="1.002cm"/>
    </style:style>
    <style:style style:name="Tableau8.1" style:family="table-row">
      <style:table-row-properties style:min-row-height="0.7cm" fo:keep-together="auto"/>
    </style:style>
    <style:style style:name="Tableau8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8.2" style:family="table-row">
      <style:table-row-properties style:min-row-height="0.644cm" fo:keep-together="auto"/>
    </style:style>
    <style:style style:name="Tableau8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8.4" style:family="table-row">
      <style:table-row-properties fo:keep-together="auto"/>
    </style:style>
    <style:style style:name="Tableau8.A4" style:family="table-cell">
      <style:table-cell-properties fo:padding-left="0.191cm" fo:padding-right="0.191cm" fo:padding-top="0.101cm" fo:padding-bottom="0cm" fo:border="none" style:writing-mode="lr-tb"/>
    </style:style>
    <style:style style:name="Tableau8.5" style:family="table-row">
      <style:table-row-properties fo:keep-together="auto"/>
    </style:style>
    <style:style style:name="Tableau8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6" style:family="table-row">
      <style:table-row-properties style:min-row-height="0.026cm" fo:keep-together="auto"/>
    </style:style>
    <style:style style:name="Tableau8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7" style:family="table-row">
      <style:table-row-properties style:min-row-height="0.25cm" fo:keep-together="auto"/>
    </style:style>
    <style:style style:name="Tableau8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9" style:family="table-row">
      <style:table-row-properties fo:keep-together="auto"/>
    </style:style>
    <style:style style:name="Tableau8.A9" style:family="table-cell">
      <style:table-cell-properties fo:padding-left="0.191cm" fo:padding-right="0.191cm" fo:padding-top="0.101cm" fo:padding-bottom="0cm" fo:border="none" style:writing-mode="lr-tb"/>
    </style:style>
    <style:style style:name="Tableau8.F9" style:family="table-cell">
      <style:table-cell-properties fo:padding-left="0.191cm" fo:padding-right="0.191cm" fo:padding-top="0.101cm" fo:padding-bottom="0cm" fo:border="none" style:writing-mode="lr-tb"/>
    </style:style>
    <style:style style:name="Tableau8.10" style:family="table-row">
      <style:table-row-properties fo:keep-together="auto"/>
    </style:style>
    <style:style style:name="Tableau8.A10" style:family="table-cell">
      <style:table-cell-properties fo:padding-left="0.191cm" fo:padding-right="0.191cm" fo:padding-top="0.101cm" fo:padding-bottom="0cm" fo:border="none" style:writing-mode="lr-tb"/>
    </style:style>
    <style:style style:name="Tableau8.11" style:family="table-row">
      <style:table-row-properties fo:keep-together="auto"/>
    </style:style>
    <style:style style:name="Tableau8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15" style:family="table-row">
      <style:table-row-properties fo:keep-together="auto"/>
    </style:style>
    <style:style style:name="Tableau8.A15" style:family="table-cell">
      <style:table-cell-properties fo:padding-left="0.191cm" fo:padding-right="0.191cm" fo:padding-top="0.101cm" fo:padding-bottom="0cm" fo:border="none" style:writing-mode="lr-tb"/>
    </style:style>
    <style:style style:name="Tableau8.16" style:family="table-row">
      <style:table-row-properties fo:keep-together="auto"/>
    </style:style>
    <style:style style:name="Tableau8.A16" style:family="table-cell">
      <style:table-cell-properties fo:padding-left="0.191cm" fo:padding-right="0.191cm" fo:padding-top="0.101cm" fo:padding-bottom="0cm" fo:border="none" style:writing-mode="lr-tb"/>
    </style:style>
    <style:style style:name="Tableau8.17" style:family="table-row">
      <style:table-row-properties fo:keep-together="auto"/>
    </style:style>
    <style:style style:name="Tableau8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20" style:family="table-row">
      <style:table-row-properties fo:keep-together="auto"/>
    </style:style>
    <style:style style:name="Tableau8.A20" style:family="table-cell">
      <style:table-cell-properties fo:padding-left="0.191cm" fo:padding-right="0.191cm" fo:padding-top="0.101cm" fo:padding-bottom="0cm" fo:border="none" style:writing-mode="lr-tb"/>
    </style:style>
    <style:style style:name="Tableau8.F20" style:family="table-cell">
      <style:table-cell-properties fo:padding-left="0.191cm" fo:padding-right="0.191cm" fo:padding-top="0.101cm" fo:padding-bottom="0cm" fo:border="none" style:writing-mode="lr-tb"/>
    </style:style>
    <style:style style:name="Tableau8.21" style:family="table-row">
      <style:table-row-properties fo:keep-together="auto"/>
    </style:style>
    <style:style style:name="Tableau8.A21" style:family="table-cell">
      <style:table-cell-properties fo:padding-left="0.191cm" fo:padding-right="0.191cm" fo:padding-top="0.101cm" fo:padding-bottom="0cm" fo:border-left="none" fo:border-right="none" fo:border-top="1pt solid #bfbfbf" fo:border-bottom="none" style:writing-mode="lr-tb"/>
    </style:style>
    <style:style style:name="Tableau8.22" style:family="table-row">
      <style:table-row-properties fo:keep-together="auto"/>
    </style:style>
    <style:style style:name="Tableau8.A2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23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8.E23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8.24" style:family="table-row">
      <style:table-row-properties style:min-row-height="0.669cm" fo:keep-together="auto"/>
    </style:style>
    <style:style style:name="Tableau8.A24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E24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5" style:family="table-row">
      <style:table-row-properties style:min-row-height="0.896cm" fo:keep-together="auto"/>
    </style:style>
    <style:style style:name="Tableau8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D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6" style:family="table-row">
      <style:table-row-properties style:min-row-height="0.766cm" fo:keep-together="auto"/>
    </style:style>
    <style:style style:name="Tableau8.A26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27" style:family="table-row">
      <style:table-row-properties fo:keep-together="auto"/>
    </style:style>
    <style:style style:name="Tableau8.A27" style:family="table-cell">
      <style:table-cell-properties fo:padding-left="0.191cm" fo:padding-right="0.191cm" fo:padding-top="0.101cm" fo:padding-bottom="0cm" fo:border="none" style:writing-mode="lr-tb"/>
    </style:style>
    <style:style style:name="Tableau8.F27" style:family="table-cell">
      <style:table-cell-properties fo:padding-left="0.191cm" fo:padding-right="0.191cm" fo:padding-top="0.101cm" fo:padding-bottom="0cm" fo:border="none" style:writing-mode="lr-tb"/>
    </style:style>
    <style:style style:name="Tableau8.28" style:family="table-row">
      <style:table-row-properties fo:keep-together="auto"/>
    </style:style>
    <style:style style:name="Tableau8.A28" style:family="table-cell">
      <style:table-cell-properties fo:padding-left="0.191cm" fo:padding-right="0.191cm" fo:padding-top="0.101cm" fo:padding-bottom="0cm" fo:border="none" style:writing-mode="lr-tb"/>
    </style:style>
    <style:style style:name="Tableau8.F28" style:family="table-cell">
      <style:table-cell-properties fo:padding-left="0.191cm" fo:padding-right="0.191cm" fo:padding-top="0.101cm" fo:padding-bottom="0cm" fo:border="none" style:writing-mode="lr-tb"/>
    </style:style>
    <style:style style:name="Tableau8.29" style:family="table-row">
      <style:table-row-properties fo:keep-together="auto"/>
    </style:style>
    <style:style style:name="Tableau8.A29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F29" style:family="table-cell">
      <style:table-cell-properties fo:padding-left="0.191cm" fo:padding-right="0.191cm" fo:padding-top="0.101cm" fo:padding-bottom="0cm" fo:border="none" style:writing-mode="lr-tb"/>
    </style:style>
    <style:style style:name="Tableau8.A30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9" style:family="table">
      <style:table-properties style:width="18.254cm" fo:margin-left="-0.561cm" fo:margin-top="0cm" fo:margin-bottom="0cm" fo:break-before="page" table:align="left" style:writing-mode="lr-tb"/>
    </style:style>
    <style:style style:name="Tableau19.A" style:family="table-column">
      <style:table-column-properties style:column-width="4.253cm"/>
    </style:style>
    <style:style style:name="Tableau19.B" style:family="table-column">
      <style:table-column-properties style:column-width="1cm"/>
    </style:style>
    <style:style style:name="Tableau19.C" style:family="table-column">
      <style:table-column-properties style:column-width="1.014cm"/>
    </style:style>
    <style:style style:name="Tableau19.D" style:family="table-column">
      <style:table-column-properties style:column-width="2.265cm"/>
    </style:style>
    <style:style style:name="Tableau19.E" style:family="table-column">
      <style:table-column-properties style:column-width="8.721cm"/>
    </style:style>
    <style:style style:name="Tableau19.F" style:family="table-column">
      <style:table-column-properties style:column-width="1.002cm"/>
    </style:style>
    <style:style style:name="Tableau19.1" style:family="table-row">
      <style:table-row-properties style:min-row-height="0.7cm" fo:keep-together="auto"/>
    </style:style>
    <style:style style:name="Tableau19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9.2" style:family="table-row">
      <style:table-row-properties style:min-row-height="0.644cm" fo:keep-together="auto"/>
    </style:style>
    <style:style style:name="Tableau19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9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9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9.4" style:family="table-row">
      <style:table-row-properties fo:keep-together="auto"/>
    </style:style>
    <style:style style:name="Tableau19.A4" style:family="table-cell">
      <style:table-cell-properties fo:padding-left="0.191cm" fo:padding-right="0.191cm" fo:padding-top="0.101cm" fo:padding-bottom="0cm" fo:border="none" style:writing-mode="lr-tb"/>
    </style:style>
    <style:style style:name="Tableau19.5" style:family="table-row">
      <style:table-row-properties fo:keep-together="auto"/>
    </style:style>
    <style:style style:name="Tableau19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9.6" style:family="table-row">
      <style:table-row-properties style:min-row-height="0.026cm" fo:keep-together="auto"/>
    </style:style>
    <style:style style:name="Tableau19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9.7" style:family="table-row">
      <style:table-row-properties fo:keep-together="auto"/>
    </style:style>
    <style:style style:name="Tableau19.A7" style:family="table-cell">
      <style:table-cell-properties fo:padding-left="0.191cm" fo:padding-right="0.191cm" fo:padding-top="0.101cm" fo:padding-bottom="0cm" fo:border-left="none" fo:border-right="none" fo:border-top="1pt solid #bfbfbf" fo:border-bottom="none" style:writing-mode="lr-tb"/>
    </style:style>
    <style:style style:name="Tableau19.8" style:family="table-row">
      <style:table-row-properties fo:keep-together="auto"/>
    </style:style>
    <style:style style:name="Tableau19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9.A9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9.10" style:family="table-row">
      <style:table-row-properties fo:keep-together="auto"/>
    </style:style>
    <style:style style:name="Tableau19.A10" style:family="table-cell">
      <style:table-cell-properties fo:padding-left="0.191cm" fo:padding-right="0.191cm" fo:padding-top="0.101cm" fo:padding-bottom="0cm" fo:border-left="none" fo:border-right="none" fo:border-top="1pt solid #bfbfbf" fo:border-bottom="none" style:writing-mode="lr-tb"/>
    </style:style>
    <style:style style:name="Tableau19.11" style:family="table-row">
      <style:table-row-properties fo:keep-together="auto"/>
    </style:style>
    <style:style style:name="Tableau19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9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9.13" style:family="table-row">
      <style:table-row-properties style:min-row-height="0.25cm" fo:keep-together="auto"/>
    </style:style>
    <style:style style:name="Tableau19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9.14" style:family="table-row">
      <style:table-row-properties fo:keep-together="auto"/>
    </style:style>
    <style:style style:name="Tableau19.A14" style:family="table-cell">
      <style:table-cell-properties fo:padding-left="0.191cm" fo:padding-right="0.191cm" fo:padding-top="0.101cm" fo:padding-bottom="0cm" fo:border-left="3pt solid #d60093" fo:border-right="none" fo:border-top="1pt solid #bfbfbf" fo:border-bottom="1pt solid #d60093" style:writing-mode="lr-tb"/>
    </style:style>
    <style:style style:name="Tableau19.A15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19.E15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19.16" style:family="table-row">
      <style:table-row-properties style:min-row-height="0.669cm" fo:keep-together="auto"/>
    </style:style>
    <style:style style:name="Tableau19.A1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9.E1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9.17" style:family="table-row">
      <style:table-row-properties style:min-row-height="0.896cm" fo:keep-together="auto"/>
    </style:style>
    <style:style style:name="Tableau19.A17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9.D17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9.18" style:family="table-row">
      <style:table-row-properties style:min-row-height="0.766cm" fo:keep-together="auto"/>
    </style:style>
    <style:style style:name="Tableau19.A1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9.19" style:family="table-row">
      <style:table-row-properties fo:keep-together="auto"/>
    </style:style>
    <style:style style:name="Tableau19.A19" style:family="table-cell">
      <style:table-cell-properties fo:padding-left="0.191cm" fo:padding-right="0.191cm" fo:padding-top="0.101cm" fo:padding-bottom="0cm" fo:border="none" style:writing-mode="lr-tb"/>
    </style:style>
    <style:style style:name="Tableau19.F19" style:family="table-cell">
      <style:table-cell-properties fo:padding-left="0.191cm" fo:padding-right="0.191cm" fo:padding-top="0.101cm" fo:padding-bottom="0cm" fo:border="none" style:writing-mode="lr-tb"/>
    </style:style>
    <style:style style:name="Tableau19.20" style:family="table-row">
      <style:table-row-properties fo:keep-together="auto"/>
    </style:style>
    <style:style style:name="Tableau19.A20" style:family="table-cell">
      <style:table-cell-properties fo:padding-left="0.191cm" fo:padding-right="0.191cm" fo:padding-top="0.101cm" fo:padding-bottom="0cm" fo:border="none" style:writing-mode="lr-tb"/>
    </style:style>
    <style:style style:name="Tableau19.F20" style:family="table-cell">
      <style:table-cell-properties fo:padding-left="0.191cm" fo:padding-right="0.191cm" fo:padding-top="0.101cm" fo:padding-bottom="0cm" fo:border="none" style:writing-mode="lr-tb"/>
    </style:style>
    <style:style style:name="Tableau19.21" style:family="table-row">
      <style:table-row-properties fo:keep-together="auto"/>
    </style:style>
    <style:style style:name="Tableau19.A2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9.F21" style:family="table-cell">
      <style:table-cell-properties fo:padding-left="0.191cm" fo:padding-right="0.191cm" fo:padding-top="0.101cm" fo:padding-bottom="0cm" fo:border="none" style:writing-mode="lr-tb"/>
    </style:style>
    <style:style style:name="Tableau19.A2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9.A2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8" style:family="table">
      <style:table-properties style:width="18.254cm" fo:margin-left="-0.561cm" fo:margin-top="0cm" fo:margin-bottom="0cm" fo:break-before="page" table:align="left" style:writing-mode="lr-tb"/>
    </style:style>
    <style:style style:name="Tableau18.A" style:family="table-column">
      <style:table-column-properties style:column-width="4.253cm"/>
    </style:style>
    <style:style style:name="Tableau18.B" style:family="table-column">
      <style:table-column-properties style:column-width="1cm"/>
    </style:style>
    <style:style style:name="Tableau18.C" style:family="table-column">
      <style:table-column-properties style:column-width="1.014cm"/>
    </style:style>
    <style:style style:name="Tableau18.D" style:family="table-column">
      <style:table-column-properties style:column-width="2.265cm"/>
    </style:style>
    <style:style style:name="Tableau18.E" style:family="table-column">
      <style:table-column-properties style:column-width="8.721cm"/>
    </style:style>
    <style:style style:name="Tableau18.F" style:family="table-column">
      <style:table-column-properties style:column-width="1.002cm"/>
    </style:style>
    <style:style style:name="Tableau18.1" style:family="table-row">
      <style:table-row-properties style:min-row-height="0.7cm" fo:keep-together="auto"/>
    </style:style>
    <style:style style:name="Tableau18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8.2" style:family="table-row">
      <style:table-row-properties style:min-row-height="0.644cm" fo:keep-together="auto"/>
    </style:style>
    <style:style style:name="Tableau18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8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8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8.4" style:family="table-row">
      <style:table-row-properties fo:keep-together="auto"/>
    </style:style>
    <style:style style:name="Tableau18.A4" style:family="table-cell">
      <style:table-cell-properties fo:padding-left="0.191cm" fo:padding-right="0.191cm" fo:padding-top="0.101cm" fo:padding-bottom="0cm" fo:border="none" style:writing-mode="lr-tb"/>
    </style:style>
    <style:style style:name="Tableau18.5" style:family="table-row">
      <style:table-row-properties fo:keep-together="auto"/>
    </style:style>
    <style:style style:name="Tableau18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8.6" style:family="table-row">
      <style:table-row-properties style:min-row-height="0.026cm" fo:keep-together="auto"/>
    </style:style>
    <style:style style:name="Tableau18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8.7" style:family="table-row">
      <style:table-row-properties style:min-row-height="0.25cm" fo:keep-together="auto"/>
    </style:style>
    <style:style style:name="Tableau18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8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8.9" style:family="table-row">
      <style:table-row-properties fo:keep-together="auto"/>
    </style:style>
    <style:style style:name="Tableau18.A9" style:family="table-cell">
      <style:table-cell-properties fo:padding-left="0.191cm" fo:padding-right="0.191cm" fo:padding-top="0.101cm" fo:padding-bottom="0cm" fo:border="none" style:writing-mode="lr-tb"/>
    </style:style>
    <style:style style:name="Tableau18.F9" style:family="table-cell">
      <style:table-cell-properties fo:padding-left="0.191cm" fo:padding-right="0.191cm" fo:padding-top="0.101cm" fo:padding-bottom="0cm" fo:border="none" style:writing-mode="lr-tb"/>
    </style:style>
    <style:style style:name="Tableau18.10" style:family="table-row">
      <style:table-row-properties fo:keep-together="auto"/>
    </style:style>
    <style:style style:name="Tableau18.A10" style:family="table-cell">
      <style:table-cell-properties fo:padding-left="0.191cm" fo:padding-right="0.191cm" fo:padding-top="0.101cm" fo:padding-bottom="0cm" fo:border="none" style:writing-mode="lr-tb"/>
    </style:style>
    <style:style style:name="Tableau18.11" style:family="table-row">
      <style:table-row-properties fo:keep-together="auto"/>
    </style:style>
    <style:style style:name="Tableau18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8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8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8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8.15" style:family="table-row">
      <style:table-row-properties fo:keep-together="auto"/>
    </style:style>
    <style:style style:name="Tableau18.A15" style:family="table-cell">
      <style:table-cell-properties fo:padding-left="0.191cm" fo:padding-right="0.191cm" fo:padding-top="0.101cm" fo:padding-bottom="0cm" fo:border="none" style:writing-mode="lr-tb"/>
    </style:style>
    <style:style style:name="Tableau18.16" style:family="table-row">
      <style:table-row-properties fo:keep-together="auto"/>
    </style:style>
    <style:style style:name="Tableau18.A16" style:family="table-cell">
      <style:table-cell-properties fo:padding-left="0.191cm" fo:padding-right="0.191cm" fo:padding-top="0.101cm" fo:padding-bottom="0cm" fo:border="none" style:writing-mode="lr-tb"/>
    </style:style>
    <style:style style:name="Tableau18.17" style:family="table-row">
      <style:table-row-properties fo:keep-together="auto"/>
    </style:style>
    <style:style style:name="Tableau18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8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8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8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8.21" style:family="table-row">
      <style:table-row-properties fo:keep-together="auto"/>
    </style:style>
    <style:style style:name="Tableau18.A21" style:family="table-cell">
      <style:table-cell-properties fo:padding-left="0.191cm" fo:padding-right="0.191cm" fo:padding-top="0.101cm" fo:padding-bottom="0cm" fo:border-left="3pt solid #d60093" fo:border-right="none" fo:border-top="1pt solid #bfbfbf" fo:border-bottom="1pt solid #d60093" style:writing-mode="lr-tb"/>
    </style:style>
    <style:style style:name="Tableau18.A22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18.E22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18.23" style:family="table-row">
      <style:table-row-properties style:min-row-height="0.669cm" fo:keep-together="auto"/>
    </style:style>
    <style:style style:name="Tableau18.A23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8.E23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8.24" style:family="table-row">
      <style:table-row-properties style:min-row-height="0.896cm" fo:keep-together="auto"/>
    </style:style>
    <style:style style:name="Tableau18.A24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8.D24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8.25" style:family="table-row">
      <style:table-row-properties style:min-row-height="0.766cm" fo:keep-together="auto"/>
    </style:style>
    <style:style style:name="Tableau18.A25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d60093" style:writing-mode="lr-tb"/>
    </style:style>
    <style:style style:name="Tableau18.26" style:family="table-row">
      <style:table-row-properties fo:keep-together="auto"/>
    </style:style>
    <style:style style:name="Tableau18.A26" style:family="table-cell">
      <style:table-cell-properties fo:padding-left="0.191cm" fo:padding-right="0.191cm" fo:padding-top="0.101cm" fo:padding-bottom="0cm" fo:border="none" style:writing-mode="lr-tb"/>
    </style:style>
    <style:style style:name="Tableau18.F26" style:family="table-cell">
      <style:table-cell-properties fo:padding-left="0.191cm" fo:padding-right="0.191cm" fo:padding-top="0.101cm" fo:padding-bottom="0cm" fo:border="none" style:writing-mode="lr-tb"/>
    </style:style>
    <style:style style:name="Tableau18.27" style:family="table-row">
      <style:table-row-properties fo:keep-together="auto"/>
    </style:style>
    <style:style style:name="Tableau18.A2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8.F27" style:family="table-cell">
      <style:table-cell-properties fo:padding-left="0.191cm" fo:padding-right="0.191cm" fo:padding-top="0.101cm" fo:padding-bottom="0cm" fo:border="none" style:writing-mode="lr-tb"/>
    </style:style>
    <style:style style:name="Tableau18.A2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" style:family="table">
      <style:table-properties style:width="18.254cm" fo:margin-left="-0.561cm" fo:margin-top="0cm" fo:margin-bottom="0cm" table:align="left" style:writing-mode="lr-tb"/>
    </style:style>
    <style:style style:name="Tableau9.A" style:family="table-column">
      <style:table-column-properties style:column-width="4.253cm"/>
    </style:style>
    <style:style style:name="Tableau9.B" style:family="table-column">
      <style:table-column-properties style:column-width="1cm"/>
    </style:style>
    <style:style style:name="Tableau9.C" style:family="table-column">
      <style:table-column-properties style:column-width="1.014cm"/>
    </style:style>
    <style:style style:name="Tableau9.D" style:family="table-column">
      <style:table-column-properties style:column-width="2.265cm"/>
    </style:style>
    <style:style style:name="Tableau9.E" style:family="table-column">
      <style:table-column-properties style:column-width="8.721cm"/>
    </style:style>
    <style:style style:name="Tableau9.F" style:family="table-column">
      <style:table-column-properties style:column-width="1.002cm"/>
    </style:style>
    <style:style style:name="Tableau9.1" style:family="table-row">
      <style:table-row-properties style:min-row-height="0.7cm" fo:keep-together="auto"/>
    </style:style>
    <style:style style:name="Tableau9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9.2" style:family="table-row">
      <style:table-row-properties style:min-row-height="0.644cm" fo:keep-together="auto"/>
    </style:style>
    <style:style style:name="Tableau9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9.4" style:family="table-row">
      <style:table-row-properties fo:keep-together="auto"/>
    </style:style>
    <style:style style:name="Tableau9.A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5" style:family="table-row">
      <style:table-row-properties style:min-row-height="0.026cm" fo:keep-together="auto"/>
    </style:style>
    <style:style style:name="Tableau9.A5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6" style:family="table-row">
      <style:table-row-properties style:min-row-height="0.25cm" fo:keep-together="auto"/>
    </style:style>
    <style:style style:name="Tableau9.A6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8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9" style:family="table-row">
      <style:table-row-properties fo:keep-together="auto"/>
    </style:style>
    <style:style style:name="Tableau9.A9" style:family="table-cell">
      <style:table-cell-properties fo:padding-left="0.191cm" fo:padding-right="0.191cm" fo:padding-top="0.101cm" fo:padding-bottom="0cm" fo:border="none" style:writing-mode="lr-tb"/>
    </style:style>
    <style:style style:name="Tableau9.F9" style:family="table-cell">
      <style:table-cell-properties fo:padding-left="0.191cm" fo:padding-right="0.191cm" fo:padding-top="0.101cm" fo:padding-bottom="0cm" fo:border="none" style:writing-mode="lr-tb"/>
    </style:style>
    <style:style style:name="Tableau9.10" style:family="table-row">
      <style:table-row-properties fo:keep-together="auto"/>
    </style:style>
    <style:style style:name="Tableau9.A10" style:family="table-cell">
      <style:table-cell-properties fo:padding-left="0.191cm" fo:padding-right="0.191cm" fo:padding-top="0.101cm" fo:padding-bottom="0cm" fo:border-left="3pt solid #d60093" fo:border-right="none" fo:border-top="1pt solid #bfbfbf" fo:border-bottom="1pt solid #d60093" style:writing-mode="lr-tb"/>
    </style:style>
    <style:style style:name="Tableau9.A11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A12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14" style:family="table-row">
      <style:table-row-properties fo:keep-together="auto"/>
    </style:style>
    <style:style style:name="Tableau9.A14" style:family="table-cell">
      <style:table-cell-properties fo:padding-left="0.191cm" fo:padding-right="0.191cm" fo:padding-top="0.101cm" fo:padding-bottom="0cm" fo:border="none" style:writing-mode="lr-tb"/>
    </style:style>
    <style:style style:name="Tableau9.15" style:family="table-row">
      <style:table-row-properties fo:keep-together="auto"/>
    </style:style>
    <style:style style:name="Tableau9.A1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16" style:family="table-row">
      <style:table-row-properties style:min-row-height="0.785cm" fo:keep-together="auto"/>
    </style:style>
    <style:style style:name="Tableau9.A1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1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18" style:family="table-row">
      <style:table-row-properties fo:keep-together="auto"/>
    </style:style>
    <style:style style:name="Tableau9.A1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19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9.E19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9.20" style:family="table-row">
      <style:table-row-properties style:min-row-height="0.669cm" fo:keep-together="auto"/>
    </style:style>
    <style:style style:name="Tableau9.A20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E20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1" style:family="table-row">
      <style:table-row-properties style:min-row-height="0.896cm" fo:keep-together="auto"/>
    </style:style>
    <style:style style:name="Tableau9.A21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D21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2" style:family="table-row">
      <style:table-row-properties style:min-row-height="0.766cm" fo:keep-together="auto"/>
    </style:style>
    <style:style style:name="Tableau9.A22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23" style:family="table-row">
      <style:table-row-properties fo:keep-together="auto"/>
    </style:style>
    <style:style style:name="Tableau9.A23" style:family="table-cell">
      <style:table-cell-properties fo:padding-left="0.191cm" fo:padding-right="0.191cm" fo:padding-top="0.101cm" fo:padding-bottom="0cm" fo:border="none" style:writing-mode="lr-tb"/>
    </style:style>
    <style:style style:name="Tableau9.F23" style:family="table-cell">
      <style:table-cell-properties fo:padding-left="0.191cm" fo:padding-right="0.191cm" fo:padding-top="0.101cm" fo:padding-bottom="0cm" fo:border="none" style:writing-mode="lr-tb"/>
    </style:style>
    <style:style style:name="Tableau9.24" style:family="table-row">
      <style:table-row-properties fo:keep-together="auto"/>
    </style:style>
    <style:style style:name="Tableau9.A2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F24" style:family="table-cell">
      <style:table-cell-properties fo:padding-left="0.191cm" fo:padding-right="0.191cm" fo:padding-top="0.101cm" fo:padding-bottom="0cm" fo:border="none" style:writing-mode="lr-tb"/>
    </style:style>
    <style:style style:name="Tableau9.A25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26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1" style:family="table">
      <style:table-properties style:width="18.254cm" fo:margin-left="-0.561cm" fo:margin-top="0cm" fo:margin-bottom="0cm" table:align="left" style:writing-mode="lr-tb"/>
    </style:style>
    <style:style style:name="Tableau21.A" style:family="table-column">
      <style:table-column-properties style:column-width="4.253cm"/>
    </style:style>
    <style:style style:name="Tableau21.B" style:family="table-column">
      <style:table-column-properties style:column-width="1cm"/>
    </style:style>
    <style:style style:name="Tableau21.C" style:family="table-column">
      <style:table-column-properties style:column-width="1.014cm"/>
    </style:style>
    <style:style style:name="Tableau21.D" style:family="table-column">
      <style:table-column-properties style:column-width="2.265cm"/>
    </style:style>
    <style:style style:name="Tableau21.E" style:family="table-column">
      <style:table-column-properties style:column-width="8.721cm"/>
    </style:style>
    <style:style style:name="Tableau21.F" style:family="table-column">
      <style:table-column-properties style:column-width="1.002cm"/>
    </style:style>
    <style:style style:name="Tableau21.1" style:family="table-row">
      <style:table-row-properties style:min-row-height="0.7cm" fo:keep-together="auto"/>
    </style:style>
    <style:style style:name="Tableau21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21.2" style:family="table-row">
      <style:table-row-properties style:min-row-height="0.644cm" fo:keep-together="auto"/>
    </style:style>
    <style:style style:name="Tableau21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21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21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21.4" style:family="table-row">
      <style:table-row-properties fo:keep-together="auto"/>
    </style:style>
    <style:style style:name="Tableau21.A4" style:family="table-cell">
      <style:table-cell-properties fo:padding-left="0.191cm" fo:padding-right="0.191cm" fo:padding-top="0.101cm" fo:padding-bottom="0cm" fo:border="none" style:writing-mode="lr-tb"/>
    </style:style>
    <style:style style:name="Tableau21.5" style:family="table-row">
      <style:table-row-properties fo:keep-together="auto"/>
    </style:style>
    <style:style style:name="Tableau21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1.6" style:family="table-row">
      <style:table-row-properties style:min-row-height="0.026cm" fo:keep-together="auto"/>
    </style:style>
    <style:style style:name="Tableau21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1.7" style:family="table-row">
      <style:table-row-properties style:min-row-height="0.25cm" fo:keep-together="auto"/>
    </style:style>
    <style:style style:name="Tableau21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1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1.9" style:family="table-row">
      <style:table-row-properties fo:keep-together="auto"/>
    </style:style>
    <style:style style:name="Tableau21.A9" style:family="table-cell">
      <style:table-cell-properties fo:padding-left="0.191cm" fo:padding-right="0.191cm" fo:padding-top="0.101cm" fo:padding-bottom="0cm" fo:border="none" style:writing-mode="lr-tb"/>
    </style:style>
    <style:style style:name="Tableau21.F9" style:family="table-cell">
      <style:table-cell-properties fo:padding-left="0.191cm" fo:padding-right="0.191cm" fo:padding-top="0.101cm" fo:padding-bottom="0cm" fo:border="none" style:writing-mode="lr-tb"/>
    </style:style>
    <style:style style:name="Tableau21.10" style:family="table-row">
      <style:table-row-properties fo:keep-together="auto"/>
    </style:style>
    <style:style style:name="Tableau21.A1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1.A1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1.A1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1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1.14" style:family="table-row">
      <style:table-row-properties fo:keep-together="auto"/>
    </style:style>
    <style:style style:name="Tableau21.A14" style:family="table-cell">
      <style:table-cell-properties fo:padding-left="0.191cm" fo:padding-right="0.191cm" fo:padding-top="0.101cm" fo:padding-bottom="0cm" fo:border="none" style:writing-mode="lr-tb"/>
    </style:style>
    <style:style style:name="Tableau21.15" style:family="table-row">
      <style:table-row-properties fo:keep-together="auto"/>
    </style:style>
    <style:style style:name="Tableau21.A1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1.A1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1.A1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1.A1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1.19" style:family="table-row">
      <style:table-row-properties fo:keep-together="auto"/>
    </style:style>
    <style:style style:name="Tableau21.A19" style:family="table-cell">
      <style:table-cell-properties fo:padding-left="0.191cm" fo:padding-right="0.191cm" fo:padding-top="0.101cm" fo:padding-bottom="0cm" fo:border="none" style:writing-mode="lr-tb"/>
    </style:style>
    <style:style style:name="Tableau21.F19" style:family="table-cell">
      <style:table-cell-properties fo:padding-left="0.191cm" fo:padding-right="0.191cm" fo:padding-top="0.101cm" fo:padding-bottom="0cm" fo:border="none" style:writing-mode="lr-tb"/>
    </style:style>
    <style:style style:name="Tableau21.20" style:family="table-row">
      <style:table-row-properties fo:keep-together="auto"/>
    </style:style>
    <style:style style:name="Tableau21.A2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1.A21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21.E21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21.22" style:family="table-row">
      <style:table-row-properties style:min-row-height="0.669cm" fo:keep-together="auto"/>
    </style:style>
    <style:style style:name="Tableau21.A22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21.E22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21.23" style:family="table-row">
      <style:table-row-properties style:min-row-height="0.896cm" fo:keep-together="auto"/>
    </style:style>
    <style:style style:name="Tableau21.A23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21.D23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21.24" style:family="table-row">
      <style:table-row-properties style:min-row-height="0.766cm" fo:keep-together="auto"/>
    </style:style>
    <style:style style:name="Tableau21.A2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1.25" style:family="table-row">
      <style:table-row-properties fo:keep-together="auto"/>
    </style:style>
    <style:style style:name="Tableau21.A25" style:family="table-cell">
      <style:table-cell-properties fo:padding-left="0.191cm" fo:padding-right="0.191cm" fo:padding-top="0.101cm" fo:padding-bottom="0cm" fo:border="none" style:writing-mode="lr-tb"/>
    </style:style>
    <style:style style:name="Tableau21.F25" style:family="table-cell">
      <style:table-cell-properties fo:padding-left="0.191cm" fo:padding-right="0.191cm" fo:padding-top="0.101cm" fo:padding-bottom="0cm" fo:border="none" style:writing-mode="lr-tb"/>
    </style:style>
    <style:style style:name="Tableau21.26" style:family="table-row">
      <style:table-row-properties fo:keep-together="auto"/>
    </style:style>
    <style:style style:name="Tableau21.A26" style:family="table-cell">
      <style:table-cell-properties fo:padding-left="0.191cm" fo:padding-right="0.191cm" fo:padding-top="0.101cm" fo:padding-bottom="0cm" fo:border="none" style:writing-mode="lr-tb"/>
    </style:style>
    <style:style style:name="Tableau21.F26" style:family="table-cell">
      <style:table-cell-properties fo:padding-left="0.191cm" fo:padding-right="0.191cm" fo:padding-top="0.101cm" fo:padding-bottom="0cm" fo:border="none" style:writing-mode="lr-tb"/>
    </style:style>
    <style:style style:name="Tableau21.27" style:family="table-row">
      <style:table-row-properties fo:keep-together="auto"/>
    </style:style>
    <style:style style:name="Tableau21.A2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1.F27" style:family="table-cell">
      <style:table-cell-properties fo:padding-left="0.191cm" fo:padding-right="0.191cm" fo:padding-top="0.101cm" fo:padding-bottom="0cm" fo:border="none" style:writing-mode="lr-tb"/>
    </style:style>
    <style:style style:name="Tableau21.A2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1.A2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1.A3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0" style:family="table">
      <style:table-properties style:width="18.812cm" fo:margin-left="-1.118cm" fo:margin-top="0cm" fo:margin-bottom="0cm" table:align="left" style:writing-mode="lr-tb"/>
    </style:style>
    <style:style style:name="Tableau20.A" style:family="table-column">
      <style:table-column-properties style:column-width="4.807cm"/>
    </style:style>
    <style:style style:name="Tableau20.B" style:family="table-column">
      <style:table-column-properties style:column-width="0.993cm"/>
    </style:style>
    <style:style style:name="Tableau20.C" style:family="table-column">
      <style:table-column-properties style:column-width="1.014cm"/>
    </style:style>
    <style:style style:name="Tableau20.D" style:family="table-column">
      <style:table-column-properties style:column-width="2.27cm"/>
    </style:style>
    <style:style style:name="Tableau20.E" style:family="table-column">
      <style:table-column-properties style:column-width="8.71cm"/>
    </style:style>
    <style:style style:name="Tableau20.F" style:family="table-column">
      <style:table-column-properties style:column-width="1.018cm"/>
    </style:style>
    <style:style style:name="Tableau20.1" style:family="table-row">
      <style:table-row-properties style:min-row-height="0.7cm" fo:keep-together="auto"/>
    </style:style>
    <style:style style:name="Tableau20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20.2" style:family="table-row">
      <style:table-row-properties style:min-row-height="0.644cm" fo:keep-together="auto"/>
    </style:style>
    <style:style style:name="Tableau20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20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20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20.4" style:family="table-row">
      <style:table-row-properties fo:keep-together="auto"/>
    </style:style>
    <style:style style:name="Tableau20.A4" style:family="table-cell">
      <style:table-cell-properties fo:padding-left="0.191cm" fo:padding-right="0.191cm" fo:padding-top="0.101cm" fo:padding-bottom="0cm" fo:border="none" style:writing-mode="lr-tb"/>
    </style:style>
    <style:style style:name="Tableau20.5" style:family="table-row">
      <style:table-row-properties fo:keep-together="auto"/>
    </style:style>
    <style:style style:name="Tableau20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0.6" style:family="table-row">
      <style:table-row-properties style:min-row-height="0.026cm" fo:keep-together="auto"/>
    </style:style>
    <style:style style:name="Tableau20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0.7" style:family="table-row">
      <style:table-row-properties style:min-row-height="0.25cm" fo:keep-together="auto"/>
    </style:style>
    <style:style style:name="Tableau20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0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0.A9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0.A1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0.11" style:family="table-row">
      <style:table-row-properties fo:keep-together="auto"/>
    </style:style>
    <style:style style:name="Tableau20.A11" style:family="table-cell">
      <style:table-cell-properties fo:padding-left="0.191cm" fo:padding-right="0.191cm" fo:padding-top="0.101cm" fo:padding-bottom="0cm" fo:border="none" style:writing-mode="lr-tb"/>
    </style:style>
    <style:style style:name="Tableau20.F11" style:family="table-cell">
      <style:table-cell-properties fo:padding-left="0.191cm" fo:padding-right="0.191cm" fo:padding-top="0.101cm" fo:padding-bottom="0cm" fo:border="none" style:writing-mode="lr-tb"/>
    </style:style>
    <style:style style:name="Tableau20.12" style:family="table-row">
      <style:table-row-properties fo:keep-together="auto"/>
    </style:style>
    <style:style style:name="Tableau20.A1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0.A13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0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0.A15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0.A16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0.A1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0.18" style:family="table-row">
      <style:table-row-properties fo:keep-together="auto"/>
    </style:style>
    <style:style style:name="Tableau20.A18" style:family="table-cell">
      <style:table-cell-properties fo:padding-left="0.191cm" fo:padding-right="0.191cm" fo:padding-top="0.101cm" fo:padding-bottom="0cm" fo:border="none" style:writing-mode="lr-tb"/>
    </style:style>
    <style:style style:name="Tableau20.19" style:family="table-row">
      <style:table-row-properties fo:keep-together="auto"/>
    </style:style>
    <style:style style:name="Tableau20.A19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0.A20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0.21" style:family="table-row">
      <style:table-row-properties fo:keep-together="auto"/>
    </style:style>
    <style:style style:name="Tableau20.A21" style:family="table-cell">
      <style:table-cell-properties fo:padding-left="0.191cm" fo:padding-right="0.191cm" fo:padding-top="0.101cm" fo:padding-bottom="0cm" fo:border="none" style:writing-mode="lr-tb"/>
    </style:style>
    <style:style style:name="Tableau20.F21" style:family="table-cell">
      <style:table-cell-properties fo:padding-left="0.191cm" fo:padding-right="0.191cm" fo:padding-top="0.101cm" fo:padding-bottom="0cm" fo:border="none" style:writing-mode="lr-tb"/>
    </style:style>
    <style:style style:name="Tableau20.22" style:family="table-row">
      <style:table-row-properties fo:keep-together="auto"/>
    </style:style>
    <style:style style:name="Tableau20.A22" style:family="table-cell">
      <style:table-cell-properties fo:padding-left="0.191cm" fo:padding-right="0.191cm" fo:padding-top="0.101cm" fo:padding-bottom="0cm" fo:border-left="3pt solid #d60093" fo:border-right="none" fo:border-top="1pt solid #bfbfbf" fo:border-bottom="1pt solid #d60093" style:writing-mode="lr-tb"/>
    </style:style>
    <style:style style:name="Tableau20.A23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20.E23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20.24" style:family="table-row">
      <style:table-row-properties style:min-row-height="0.669cm" fo:keep-together="auto"/>
    </style:style>
    <style:style style:name="Tableau20.A24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20.E24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20.25" style:family="table-row">
      <style:table-row-properties style:min-row-height="0.896cm" fo:keep-together="auto"/>
    </style:style>
    <style:style style:name="Tableau20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20.D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20.26" style:family="table-row">
      <style:table-row-properties style:min-row-height="0.766cm" fo:keep-together="auto"/>
    </style:style>
    <style:style style:name="Tableau20.A26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0.27" style:family="table-row">
      <style:table-row-properties fo:keep-together="auto"/>
    </style:style>
    <style:style style:name="Tableau20.A27" style:family="table-cell">
      <style:table-cell-properties fo:padding-left="0.191cm" fo:padding-right="0.191cm" fo:padding-top="0.101cm" fo:padding-bottom="0cm" fo:border="none" style:writing-mode="lr-tb"/>
    </style:style>
    <style:style style:name="Tableau20.F27" style:family="table-cell">
      <style:table-cell-properties fo:padding-left="0.191cm" fo:padding-right="0.191cm" fo:padding-top="0.101cm" fo:padding-bottom="0cm" fo:border="none" style:writing-mode="lr-tb"/>
    </style:style>
    <style:style style:name="Tableau20.28" style:family="table-row">
      <style:table-row-properties fo:keep-together="auto"/>
    </style:style>
    <style:style style:name="Tableau20.A28" style:family="table-cell">
      <style:table-cell-properties fo:padding-left="0.191cm" fo:padding-right="0.191cm" fo:padding-top="0.101cm" fo:padding-bottom="0cm" fo:border="none" style:writing-mode="lr-tb"/>
    </style:style>
    <style:style style:name="Tableau20.F28" style:family="table-cell">
      <style:table-cell-properties fo:padding-left="0.191cm" fo:padding-right="0.191cm" fo:padding-top="0.101cm" fo:padding-bottom="0cm" fo:border="none" style:writing-mode="lr-tb"/>
    </style:style>
    <style:style style:name="Tableau20.29" style:family="table-row">
      <style:table-row-properties fo:keep-together="auto"/>
    </style:style>
    <style:style style:name="Tableau20.A29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0.F29" style:family="table-cell">
      <style:table-cell-properties fo:padding-left="0.191cm" fo:padding-right="0.191cm" fo:padding-top="0.101cm" fo:padding-bottom="0cm" fo:border="none" style:writing-mode="lr-tb"/>
    </style:style>
    <style:style style:name="Tableau20.A30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0.A31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0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" style:family="table">
      <style:table-properties style:width="17.002cm" fo:margin-left="0.191cm" fo:margin-top="0cm" fo:margin-bottom="0cm" table:align="left" style:writing-mode="lr-tb"/>
    </style:style>
    <style:style style:name="Tableau10.A" style:family="table-column">
      <style:table-column-properties style:column-width="4.503cm"/>
    </style:style>
    <style:style style:name="Tableau10.B" style:family="table-column">
      <style:table-column-properties style:column-width="7.999cm"/>
    </style:style>
    <style:style style:name="Tableau10.C" style:family="table-column">
      <style:table-column-properties style:column-width="4.5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0.2" style:family="table-row">
      <style:table-row-properties style:min-row-height="0.035cm" fo:keep-together="auto"/>
    </style:style>
    <style:style style:name="Tableau10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0.3" style:family="table-row">
      <style:table-row-properties style:min-row-height="1.401cm" fo:keep-together="auto"/>
    </style:style>
    <style:style style:name="Tableau10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0.A4" style:family="table-cell">
      <style:table-cell-properties fo:background-color="#f2f2f2" fo:padding-left="0.191cm" fo:padding-right="0.191cm" fo:padding-top="0.101cm" fo:padding-bottom="0cm" fo:border-left="0.5pt solid #bfbfbf" fo:border-right="0.5pt solid #d9d9d9" fo:border-top="0.5pt solid #bfbfbf" fo:border-bottom="0.5pt solid #bfbfbf" style:writing-mode="lr-tb">
        <style:background-image/>
      </style:table-cell-properties>
    </style:style>
    <style:style style:name="Tableau10.B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d9d9d9" fo:border-top="0.5pt solid #bfbfbf" fo:border-bottom="0.5pt solid #bfbfbf" style:writing-mode="lr-tb">
        <style:background-image/>
      </style:table-cell-properties>
    </style:style>
    <style:style style:name="Tableau10.C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bfbfbf" fo:border-top="0.5pt solid #bfbfbf" fo:border-bottom="0.5pt solid #bfbfbf" style:writing-mode="lr-tb">
        <style:background-image/>
      </style:table-cell-properties>
    </style:style>
    <style:style style:name="Tableau10.5" style:family="table-row">
      <style:table-row-properties style:min-row-height="0.9cm" fo:keep-together="auto"/>
    </style:style>
    <style:style style:name="Tableau10.A5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bfbfbf" fo:border-bottom="0.5pt solid #d9d9d9" style:writing-mode="lr-tb"/>
    </style:style>
    <style:style style:name="Tableau10.B5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bfbfbf" fo:border-bottom="0.5pt solid #d9d9d9" style:writing-mode="lr-tb"/>
    </style:style>
    <style:style style:name="Tableau10.C5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bfbfbf" fo:border-bottom="0.5pt solid #d9d9d9" style:writing-mode="lr-tb"/>
    </style:style>
    <style:style style:name="Tableau10.A6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0.B6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0.C6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0.A7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0.B7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0.C7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0.A8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0.B8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0.C8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0.A9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0.B9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0.C9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0.A10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0.B10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0.C10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0.A11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0.B11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0.C11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0.A12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0.B12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0.C12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0.A13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0.B13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0.C13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0.A14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bfbfbf" style:writing-mode="lr-tb"/>
    </style:style>
    <style:style style:name="Tableau10.B14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d9d9d9" fo:border-bottom="0.5pt solid #bfbfbf" style:writing-mode="lr-tb"/>
    </style:style>
    <style:style style:name="Tableau10.C14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bfbfbf" style:writing-mode="lr-tb"/>
    </style:style>
    <style:style style:name="Tableau11" style:family="table">
      <style:table-properties style:width="17.503cm" fo:margin-left="-0.06cm" fo:margin-top="0cm" fo:margin-bottom="0cm" table:align="left" style:writing-mode="lr-tb"/>
    </style:style>
    <style:style style:name="Tableau11.A" style:family="table-column">
      <style:table-column-properties style:column-width="17.503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1.2" style:family="table-row">
      <style:table-row-properties style:min-row-height="0.035cm" fo:keep-together="auto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1.3" style:family="table-row">
      <style:table-row-properties style:min-row-height="1cm" fo:keep-together="auto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Tableau12" style:family="table">
      <style:table-properties style:width="17.503cm" fo:margin-left="-0.06cm" fo:margin-top="0cm" fo:margin-bottom="0cm" table:align="left" style:writing-mode="lr-tb"/>
    </style:style>
    <style:style style:name="Tableau12.A" style:family="table-column">
      <style:table-column-properties style:column-width="17.50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2.2" style:family="table-row">
      <style:table-row-properties style:min-row-height="0.035cm" fo:keep-together="auto"/>
    </style:style>
    <style:style style:name="Tableau12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2.3" style:family="table-row">
      <style:table-row-properties style:min-row-height="1.401cm" fo:keep-together="auto"/>
    </style:style>
    <style:style style:name="Tableau12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2.A4" style:family="table-cell">
      <style:table-cell-properties fo:background-color="#f2f2f2" fo:padding-left="0.191cm" fo:padding-right="0.191cm" fo:padding-top="0.101cm" fo:padding-bottom="0cm" fo:border="0.5pt solid #bfbfbf" style:writing-mode="lr-tb">
        <style:background-image/>
      </style:table-cell-properties>
    </style:style>
    <style:style style:name="Tableau12.5" style:family="table-row">
      <style:table-row-properties style:min-row-height="1.199cm" fo:keep-together="auto"/>
    </style:style>
    <style:style style:name="Tableau12.A5" style:family="table-cell">
      <style:table-cell-properties style:vertical-align="middle" fo:padding-left="0.191cm" fo:padding-right="0.191cm" fo:padding-top="0.101cm" fo:padding-bottom="0cm" fo:border="0.5pt solid #bfbfbf" style:writing-mode="lr-tb"/>
    </style:style>
    <style:style style:name="Tableau12.A14" style:family="table-cell">
      <style:table-cell-properties style:vertical-align="middle" fo:padding-left="0.191cm" fo:padding-right="0.191cm" fo:padding-top="0.101cm" fo:padding-bottom="0cm" fo:border-left="0.5pt solid #bfbfbf" fo:border-right="0.5pt solid #bfbfbf" fo:border-top="0.5pt solid #bfbfbf" fo:border-bottom="0.5pt solid #d9d9d9" style:writing-mode="lr-tb"/>
    </style:style>
    <style:style style:name="Tableau15" style:family="table">
      <style:table-properties style:width="18.254cm" fo:margin-left="-0.561cm" fo:margin-top="0cm" fo:margin-bottom="0cm" table:align="left" style:writing-mode="lr-tb"/>
    </style:style>
    <style:style style:name="Tableau15.A" style:family="table-column">
      <style:table-column-properties style:column-width="18.254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5.2" style:family="table-row">
      <style:table-row-properties style:min-row-height="0.035cm" fo:keep-together="auto"/>
    </style:style>
    <style:style style:name="Tableau15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5.3" style:family="table-row">
      <style:table-row-properties style:min-row-height="1.401cm" fo:keep-together="auto"/>
    </style:style>
    <style:style style:name="Tableau15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P1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48pt" fo:font-weight="bold" style:font-size-asian="48pt" style:font-weight-asian="bold" style:font-name-complex="Calibri1" style:font-size-complex="48pt"/>
    </style:style>
    <style:style style:name="P4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20pt" fo:font-weight="bold" style:font-size-asian="20pt" style:font-weight-asian="bold" style:font-name-complex="Calibri1" style:font-size-complex="14pt"/>
    </style:style>
    <style:style style:name="P5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20pt" fo:font-weight="bold" officeooo:paragraph-rsid="000ffb64" style:font-size-asian="20pt" style:font-weight-asian="bold" style:font-name-complex="Calibri1" style:font-size-complex="14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variant="small-caps" fo:color="#404040" loext:opacity="100%" fo:font-size="20pt" fo:font-weight="bold" style:font-size-asian="20pt" style:font-weight-asian="bold" style:font-name-complex="Calibri1" style:font-size-complex="20pt"/>
    </style:style>
    <style:style style:name="P7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9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11pt" fo:font-weight="bold" officeooo:paragraph-rsid="000ffb64" style:font-size-asian="9.60000038146973pt" style:font-weight-asian="bold" style:font-name-complex="Calibri1" style:font-size-complex="11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fo:color="#404040" loext:opacity="100%" style:font-name="Calibri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variant="small-caps" fo:color="#ffffff" loext:opacity="100%" style:font-name="Calibri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1" style:font-size-complex="20pt" style:language-complex="ar" style:country-complex="SA"/>
    </style:style>
    <style:style style:name="P12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P13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P14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size-asian="14pt" style:font-weight-asian="bold" style:font-size-complex="14pt" style:font-style-complex="italic"/>
    </style:style>
    <style:style style:name="P15" style:family="paragraph" style:parent-style-name="List_20_Paragraph">
      <style:paragraph-properties fo:margin-left="1.259cm" fo:margin-right="0.31cm" fo:margin-top="0.423cm" fo:margin-bottom="0cm" style:contextual-spacing="true" fo:line-height="100%" fo:text-align="justify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6" style:family="paragraph" style:parent-style-name="List_20_Paragraph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7" style:family="paragraph" style:parent-style-name="Standard">
      <style:paragraph-properties fo:margin-left="0cm" fo:margin-right="0.309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9" style:family="paragraph" style:parent-style-name="Standard">
      <style:paragraph-properties fo:margin-left="1.251cm" fo:margin-right="0cm" fo:margin-top="0cm" fo:margin-bottom="0.212cm" style:contextual-spacing="false" fo:line-height="100%" fo:text-align="start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officeooo:paragraph-rsid="000ffb6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1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4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2" fo:widows="2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officeooo:paragraph-rsid="000ffb6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officeooo:paragraph-rsid="000ffb6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9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0" style:family="paragraph" style:parent-style-name="Standard">
      <style:paragraph-properties fo:margin-left="-0.192cm" fo:margin-right="0cm" fo:margin-top="0cm" fo:margin-bottom="0.212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2" style:family="paragraph" style:parent-style-name="Standard">
      <style:paragraph-properties fo:margin-top="0.212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4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6" style:family="paragraph" style:parent-style-name="Standard">
      <style:paragraph-properties fo:margin-left="-0.192cm" fo:margin-right="0cm" fo:margin-top="0.212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officeooo:rsid="00100809" officeooo:paragraph-rsid="00100809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officeooo:rsid="00167b8b" officeooo:paragraph-rsid="00167b8b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8" style:family="paragraph" style:parent-style-name="Standard">
      <style:paragraph-properties fo:margin-left="-0.192cm" fo:margin-right="0cm" fo:margin-top="0.212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officeooo:rsid="0017600a" officeooo:paragraph-rsid="0017600a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9" style:family="paragraph" style:parent-style-name="Standard">
      <style:paragraph-properties fo:margin-left="-0.192cm" fo:margin-right="0cm" fo:margin-top="0.212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officeooo:rsid="0018962e" officeooo:paragraph-rsid="0018962e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0" style:family="paragraph" style:parent-style-name="Standard">
      <style:paragraph-properties fo:margin-left="-0.192cm" fo:margin-right="0cm" fo:margin-top="0.212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officeooo:rsid="001da1c1" officeooo:paragraph-rsid="001da1c1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officeooo:rsid="00222d36" officeooo:paragraph-rsid="00222d36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officeooo:rsid="00222d36" officeooo:paragraph-rsid="00222d36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44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47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48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paragraph-rsid="000ffb64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paragraph-rsid="000ffb64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51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paragraph-rsid="000ffb64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52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paragraph-rsid="002300d2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53" style:family="paragraph" style:parent-style-name="Standard">
      <style:paragraph-properties fo:margin-top="0cm" fo:margin-bottom="0.212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103f6d" officeooo:paragraph-rsid="00100809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103f6d" officeooo:paragraph-rsid="00100809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100809" officeooo:paragraph-rsid="00100809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100809" officeooo:paragraph-rsid="00100809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fo:font-weight="bold" officeooo:rsid="00103f6d" officeooo:paragraph-rsid="00100809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5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fo:font-weight="bold" officeooo:rsid="00149293" officeooo:paragraph-rsid="00149293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6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14e929" officeooo:paragraph-rsid="0014e929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6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14e929" officeooo:paragraph-rsid="001fc344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6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167b8b" officeooo:paragraph-rsid="00167b8b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6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114b1d" officeooo:paragraph-rsid="00114b1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114b1d" officeooo:paragraph-rsid="00114b1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14e929" officeooo:paragraph-rsid="0014e929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1689cb" officeooo:paragraph-rsid="001689cb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67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1pt" fo:language="fr" fo:country="FR" fo:font-weight="bold" officeooo:rsid="0018962e" officeooo:paragraph-rsid="0018962e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1da1c1" officeooo:paragraph-rsid="001da1c1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1f7e31" officeooo:paragraph-rsid="001f7e31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1fc344" officeooo:paragraph-rsid="001fc344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217591" officeooo:paragraph-rsid="00217591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222d36" officeooo:paragraph-rsid="00222d36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1f7e31" officeooo:paragraph-rsid="001f7e31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7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1pt" fo:language="fr" fo:country="FR" fo:font-style="italic" style:letter-kerning="false" style:font-name-asian="Calibri1" style:font-size-asian="11pt" style:language-asian="en" style:country-asian="US" style:font-style-asian="italic" style:font-name-complex="Calibri1" style:font-size-complex="11pt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style="normal" fo:font-weight="bold" officeooo:rsid="00100809" officeooo:paragraph-rsid="00100809" style:letter-kerning="false" style:font-name-asian="Calibri1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/>
    </style:style>
    <style:style style:name="P7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style="normal" fo:font-weight="bold" officeooo:rsid="001da1c1" officeooo:paragraph-rsid="001da1c1" style:letter-kerning="false" style:font-name-asian="Calibri1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/>
    </style:style>
    <style:style style:name="P7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style="normal" fo:font-weight="bold" officeooo:rsid="001da1c1" officeooo:paragraph-rsid="001da1c1" style:letter-kerning="false" style:font-name-asian="Calibri1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/>
    </style:style>
    <style:style style:name="P78" style:family="paragraph" style:parent-style-name="Standard">
      <style:paragraph-properties fo:margin-left="0cm" fo:margin-right="0.309cm" fo:margin-top="0cm" fo:margin-bottom="0.212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0pt" fo:language="fr" fo:country="FR" fo:font-style="italic" style:letter-kerning="false" style:font-name-asian="Calibri1" style:font-size-asian="10pt" style:language-asian="en" style:country-asian="US" style:font-style-asian="italic" style:font-name-complex="Calibri1" style:font-size-complex="10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6pt" fo:language="fr" fo:country="FR" style:letter-kerning="false" style:font-name-asian="Calibri1" style:font-size-asian="16pt" style:language-asian="en" style:country-asian="US" style:font-name-complex="Calibri1" style:font-size-complex="16pt" style:language-complex="ar" style:country-complex="SA"/>
    </style:style>
    <style:style style:name="P80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style="italic" style:letter-kerning="false" style:font-name-asian="Calibri1" style:font-size-asian="14pt" style:language-asian="en" style:country-asian="US" style:font-style-asian="italic" style:font-name-complex="Calibri1" style:font-size-complex="14pt" style:language-complex="ar" style:country-complex="SA"/>
    </style:style>
    <style:style style:name="P84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86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87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bold" officeooo:rsid="001326ac" officeooo:paragraph-rsid="001326ac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88" style:family="paragraph" style:parent-style-name="Standard"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P89" style:family="paragraph" style:parent-style-name="Standard">
      <style:paragraph-properties fo:margin-top="0cm" fo:margin-bottom="0.212cm" style:contextual-spacing="false" fo:text-align="justify" style:justify-single-word="false"/>
      <style:text-properties fo:color="#404040" loext:opacity="100%" fo:font-size="10pt" style:font-size-asian="10pt" style:font-name-complex="Calibri1" style:font-size-complex="10pt"/>
    </style:style>
    <style:style style:name="P90" style:family="paragraph" style:parent-style-name="Standard">
      <style:paragraph-properties fo:margin-top="0cm" fo:margin-bottom="0.212cm" style:contextual-spacing="false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/>
    </style:style>
    <style:style style:name="P91" style:family="paragraph" style:parent-style-name="Standard">
      <style:text-properties fo:color="#404040" loext:opacity="100%" style:font-name-complex="Calibri1"/>
    </style:style>
    <style:style style:name="P92" style:family="paragraph" style:parent-style-name="Standard">
      <style:paragraph-properties fo:break-before="page"/>
      <style:text-properties fo:color="#404040" loext:opacity="100%" style:font-name-complex="Calibri1"/>
    </style:style>
    <style:style style:name="P93" style:family="paragraph" style:parent-style-name="Standard">
      <style:paragraph-properties fo:margin-top="0cm" fo:margin-bottom="0cm" style:contextual-spacing="false"/>
      <style:text-properties fo:color="#404040" loext:opacity="100%" style:font-name-complex="Calibri1"/>
    </style:style>
    <style:style style:name="P94" style:family="paragraph" style:parent-style-name="Standard">
      <style:paragraph-properties fo:margin-top="0cm" fo:margin-bottom="0cm" style:contextual-spacing="false"/>
      <style:text-properties fo:color="#404040" loext:opacity="100%" fo:font-size="12pt" style:font-size-asian="12pt" style:font-name-complex="Calibri1" style:font-size-complex="12pt"/>
    </style:style>
    <style:style style:name="P95" style:family="paragraph" style:parent-style-name="Standard">
      <style:paragraph-properties fo:line-height="150%"/>
      <style:text-properties fo:color="#404040" loext:opacity="100%" fo:font-size="12pt" style:font-size-asian="12pt" style:font-name-complex="Calibri1" style:font-size-complex="12pt"/>
    </style:style>
    <style:style style:name="P96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color="#404040" loext:opacity="100%" fo:font-size="12pt" style:font-size-asian="12pt" style:font-name-complex="Calibri1" style:font-size-complex="12pt"/>
    </style:style>
    <style:style style:name="P97" style:family="paragraph" style:parent-style-name="Standard">
      <style:paragraph-properties fo:margin-top="0cm" fo:margin-bottom="0cm" style:contextual-spacing="false" fo:line-height="200%"/>
      <style:text-properties fo:color="#404040" loext:opacity="100%" fo:font-size="12pt" style:font-size-asian="12pt" style:font-name-complex="Calibri1" style:font-size-complex="12pt"/>
    </style:style>
    <style:style style:name="P98" style:family="paragraph" style:parent-style-name="Standard">
      <style:text-properties fo:color="#404040" loext:opacity="100%" fo:font-size="16pt" style:font-size-asian="16pt" style:font-name-complex="Calibri1" style:font-size-complex="16pt"/>
    </style:style>
    <style:style style:name="P99" style:family="paragraph" style:parent-style-name="Standard">
      <style:paragraph-properties fo:margin-top="0cm" fo:margin-bottom="0cm" style:contextual-spacing="false" fo:break-before="page"/>
      <style:text-properties fo:color="#404040" loext:opacity="100%" fo:font-size="20pt" style:font-size-asian="20pt" style:font-name-complex="Calibri1" style:font-size-complex="16pt"/>
    </style:style>
    <style:style style:name="P100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MS Gothic" fo:font-size="11pt" fo:language="fr" fo:country="FR" style:letter-kerning="false" style:font-name-asian="MS Gothic1" style:font-size-asian="11pt" style:language-asian="fr" style:country-asian="FR" style:font-name-complex="Calibri1" style:font-size-complex="11pt" style:language-complex="ar" style:country-complex="SA"/>
    </style:style>
    <style:style style:name="P101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</style:style>
    <style:style style:name="P102" style:family="paragraph" style:parent-style-name="Header">
      <style:text-properties fo:font-size="11pt" style:font-size-asian="9.60000038146973pt" style:font-size-complex="11pt"/>
    </style:style>
    <style:style style:name="P10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4" style:family="paragraph" style:parent-style-name="Footer">
      <style:text-properties officeooo:paragraph-rsid="000ffb64"/>
    </style:style>
    <style:style style:name="P105" style:family="paragraph" style:parent-style-name="Standard">
      <style:text-properties officeooo:paragraph-rsid="000ffb64"/>
    </style:style>
    <style:style style:name="P106" style:family="paragraph" style:parent-style-name="Standard">
      <style:paragraph-properties fo:break-before="page"/>
      <style:text-properties officeooo:paragraph-rsid="000ffb64"/>
    </style:style>
    <style:style style:name="P10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108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109" style:family="paragraph" style:parent-style-name="Standard">
      <style:paragraph-properties fo:margin-left="0cm" fo:margin-right="0.309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1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2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3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4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5" style:family="paragraph" style:parent-style-name="Standard">
      <style:paragraph-properties fo:margin-left="0.229cm" fo:margin-right="0cm" fo:margin-top="0cm" fo:margin-bottom="0cm" style:contextual-spacing="false" fo:line-height="100%" fo:text-align="start" style:justify-single-word="false" fo:orphans="2" fo:widows="2" fo:text-indent="0cm" style:auto-text-indent="false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6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7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officeooo:paragraph-rsid="000ffb6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0ffb6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officeooo:paragraph-rsid="000ffb6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0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0ffb6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1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officeooo:paragraph-rsid="000ffb6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2" style:family="paragraph" style:parent-style-name="Standard">
      <style:paragraph-properties fo:margin-left="0.229cm" fo:margin-right="0cm" fo:margin-top="0cm" fo:margin-bottom="0cm" style:contextual-spacing="false" fo:line-height="100%" fo:text-align="start" style:justify-single-word="false" fo:orphans="2" fo:widows="2" fo:text-indent="0cm" style:auto-text-indent="false" fo:keep-with-next="always"/>
      <style:text-properties style:font-name="Calibri" fo:font-size="11pt" fo:language="fr" fo:country="FR" officeooo:paragraph-rsid="000ffb6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00809" officeooo:paragraph-rsid="0010080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5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officeooo:rsid="001326ac" officeooo:paragraph-rsid="001326ac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326ac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5d630" officeooo:paragraph-rsid="000ffb6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8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officeooo:rsid="001689cb" officeooo:paragraph-rsid="000ffb6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officeooo:rsid="001fc344" officeooo:paragraph-rsid="001fc34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officeooo:rsid="00222d36" officeooo:paragraph-rsid="00222d3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fo:font-weight="bold" officeooo:rsid="0014e929" officeooo:paragraph-rsid="0014e929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32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ffffff" loext:opacity="100%" style:font-name="Wingdings 3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/>
    </style:style>
    <style:style style:name="P13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3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1" style:font-size-complex="20pt" style:language-complex="ar" style:country-complex="SA"/>
    </style:style>
    <style:style style:name="P135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language="fr" fo:country="FR" style:letter-kerning="false" style:font-name-asian="Calibri1" style:language-complex="ar" style:country-complex="SA"/>
    </style:style>
    <style:style style:name="P136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language="fr" fo:country="FR" officeooo:paragraph-rsid="001c6291" style:letter-kerning="false" style:font-name-asian="Calibri1" style:language-complex="ar" style:country-complex="SA"/>
    </style:style>
    <style:style style:name="P137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language="fr" fo:country="FR" officeooo:paragraph-rsid="001da1c1" style:letter-kerning="false" style:font-name-asian="Calibri1" style:language-complex="ar" style:country-complex="SA"/>
    </style:style>
    <style:style style:name="P138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 fo:keep-with-next="always"/>
      <style:text-properties fo:language="fr" fo:country="FR" style:letter-kerning="false" style:font-name-asian="Calibri1" style:language-complex="ar" style:country-complex="SA"/>
    </style:style>
    <style:style style:name="P139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fo:language="fr" fo:country="FR" style:letter-kerning="false" style:font-name-asian="Calibri1" style:language-complex="ar" style:country-complex="SA"/>
    </style:style>
    <style:style style:name="P140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 fo:keep-with-next="always"/>
      <style:text-properties fo:language="fr" fo:country="FR" officeooo:paragraph-rsid="000ffb64" style:letter-kerning="false" style:font-name-asian="Calibri1" style:language-complex="ar" style:country-complex="SA"/>
    </style:style>
    <style:style style:name="P141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fo:language="fr" fo:country="FR" officeooo:paragraph-rsid="000ffb64" style:letter-kerning="false" style:font-name-asian="Calibri1" style:language-complex="ar" style:country-complex="SA"/>
    </style:style>
    <style:style style:name="P142" style:family="paragraph" style:parent-style-name="Standard">
      <style:paragraph-properties fo:margin-top="0.212cm" fo:margin-bottom="0.212cm" style:contextual-spacing="false" fo:line-height="100%" fo:text-align="end" style:justify-single-word="false" fo:orphans="2" fo:widows="2">
        <style:tab-stops>
          <style:tab-stop style:position="16.002cm" style:type="right" style:leader-style="dotted" style:leader-text="."/>
        </style:tab-stops>
      </style:paragraph-properties>
      <style:text-properties fo:language="fr" fo:country="FR" style:letter-kerning="false" style:font-name-asian="Calibri1" style:language-complex="ar" style:country-complex="SA"/>
    </style:style>
    <style:style style:name="P143" style:family="paragraph" style:parent-style-name="Standard">
      <style:paragraph-properties fo:margin-top="0.212cm" fo:margin-bottom="0.212cm" style:contextual-spacing="false" fo:line-height="100%" fo:text-align="end" style:justify-single-word="false" fo:orphans="2" fo:widows="2">
        <style:tab-stops>
          <style:tab-stop style:position="16.002cm" style:type="right" style:leader-style="dotted" style:leader-text="."/>
        </style:tab-stops>
      </style:paragraph-properties>
      <style:text-properties fo:language="fr" fo:country="FR" officeooo:paragraph-rsid="000ffb64" style:letter-kerning="false" style:font-name-asian="Calibri1" style:language-complex="ar" style:country-complex="SA"/>
    </style:style>
    <style:style style:name="P144" style:family="paragraph" style:parent-style-name="Standard">
      <style:paragraph-properties fo:margin-left="-0.07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Wingdings 3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45" style:family="paragraph" style:parent-style-name="Standard">
      <style:paragraph-properties fo:margin-left="-0.07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Wingdings 3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P14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d60093" loext:opacity="100%" style:font-name="Wingdings 3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/>
    </style:style>
    <style:style style:name="P14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1pt" fo:language="fr" fo:country="FR" fo:font-style="italic" style:letter-kerning="false" style:font-name-asian="Calibri1" style:font-size-asian="11pt" style:language-asian="en" style:country-asian="US" style:font-style-asian="italic" style:font-name-complex="Calibri1" style:font-size-complex="11pt" style:language-complex="ar" style:country-complex="SA"/>
    </style:style>
    <style:style style:name="P14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4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2pt" fo:language="fr" fo:country="FR" fo:font-style="italic" style:letter-kerning="false" style:font-name-asian="Calibri1" style:font-size-asian="12pt" style:language-asian="en" style:country-asian="US" style:font-style-asian="italic" style:font-name-complex="Calibri1" style:font-size-complex="12pt" style:language-complex="ar" style:country-complex="SA"/>
    </style:style>
    <style:style style:name="P150" style:family="paragraph" style:parent-style-name="Standard">
      <style:paragraph-properties fo:margin-left="0cm" fo:margin-right="-0.191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Calibri" fo:font-size="24pt" fo:language="fr" fo:country="FR" fo:font-weight="bold" style:letter-kerning="false" style:font-name-asian="Calibri1" style:font-size-asian="24pt" style:language-asian="en" style:country-asian="US" style:font-weight-asian="bold" style:font-name-complex="Calibri1" style:font-size-complex="24pt" style:language-complex="ar" style:country-complex="SA"/>
    </style:style>
    <style:style style:name="P151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fo:color="#d60093" loext:opacity="100%" style:font-name="Calibri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/>
    </style:style>
    <style:style style:name="P152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fo:color="#d60093" loext:opacity="100%" style:font-name="Calibri" fo:font-size="18pt" fo:language="fr" fo:country="FR" fo:font-weight="bold" officeooo:paragraph-rsid="000ffb64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/>
    </style:style>
    <style:style style:name="P153" style:family="paragraph" style:parent-style-name="Standard">
      <style:paragraph-properties fo:text-align="justify" style:justify-single-word="false"/>
    </style:style>
    <style:style style:name="P154" style:family="paragraph" style:parent-style-name="Standard">
      <style:paragraph-properties fo:margin-left="0cm" fo:margin-right="0.309cm" fo:margin-top="0cm" fo:margin-bottom="0.212cm" style:contextual-spacing="false" fo:line-height="100%" fo:text-align="start" style:justify-single-word="false" fo:orphans="2" fo:widows="2" fo:text-indent="0cm" style:auto-text-indent="false"/>
    </style:style>
    <style:style style:name="P155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</style:style>
    <style:style style:name="P156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officeooo:paragraph-rsid="000ffb64"/>
    </style:style>
    <style:style style:name="P157" style:family="paragraph" style:parent-style-name="Standard">
      <style:paragraph-properties fo:margin-left="0cm" fo:margin-right="0.309cm" fo:margin-top="0cm" fo:margin-bottom="0cm" style:contextual-spacing="false" fo:line-height="100%" fo:text-align="center" style:justify-single-word="false" fo:orphans="2" fo:widows="2" fo:text-indent="0cm" style:auto-text-indent="false">
        <style:tab-stops>
          <style:tab-stop style:position="1.499cm"/>
        </style:tab-stops>
      </style:paragraph-properties>
    </style:style>
    <style:style style:name="P158" style:family="paragraph" style:parent-style-name="Standard">
      <style:paragraph-properties fo:margin-top="0cm" fo:margin-bottom="0cm" style:contextual-spacing="false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159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60" style:family="paragraph" style:parent-style-name="Standard">
      <style:paragraph-properties fo:margin-left="0cm" fo:margin-right="0.309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fo:color="#7f7f7f" loext:opacity="100%" style:font-name="Calibri" fo:font-size="9pt" fo:language="fr" fo:country="FR" fo:font-style="italic" style:letter-kerning="false" style:font-name-asian="Calibri1" style:font-size-asian="9pt" style:language-asian="en" style:country-asian="US" style:font-style-asian="italic" style:font-name-complex="Calibri1" style:font-size-complex="9pt" style:language-complex="ar" style:country-complex="SA"/>
    </style:style>
    <style:style style:name="P161" style:family="paragraph" style:parent-style-name="List_20_Paragraph" style:list-style-name="WWNum7">
      <style:paragraph-properties fo:margin-left="1.259cm" fo:margin-right="0.31cm" fo:margin-top="0cm" fo:margin-bottom="0cm" style:contextual-spacing="false" fo:line-height="100%" fo:text-align="justify" style:justify-single-word="false" fo:orphans="0" fo:widows="0" fo:text-indent="-0.63cm" style:auto-text-indent="false"/>
      <style:text-properties fo:color="#404040" loext:opacity="100%" style:font-name="Calibri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162" style:family="paragraph" style:parent-style-name="List_20_Paragraph" style:list-style-name="WWNum7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-0.635cm" style:auto-text-indent="false"/>
      <style:text-properties fo:color="#404040" loext:opacity="100%" style:font-name="Calibri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163" style:family="paragraph" style:parent-style-name="List_20_Paragraph" style:list-style-name="WWNum7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-0.635cm" style:auto-text-indent="false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164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officeooo:rsid="001da1c1" officeooo:paragraph-rsid="0010080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00809" officeooo:paragraph-rsid="0010080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24feda" officeooo:paragraph-rsid="0024feda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7" style:family="paragraph" style:parent-style-name="Standard" style:master-page-name="Converted1">
      <style:paragraph-properties style:page-number="auto"/>
      <style:text-properties fo:color="#ffffff" loext:opacity="100%" fo:font-size="10pt" fo:font-weight="bold" style:font-size-asian="10pt" style:font-weight-asian="bold" style:font-name-complex="Calibri1" style:font-size-complex="10pt"/>
    </style:style>
    <style:style style:name="P168" style:family="paragraph" style:parent-style-name="Standard" style:list-style-name="WWNum5">
      <style:paragraph-properties fo:margin-left="1.27cm" fo:margin-right="0.309cm" fo:margin-top="0cm" fo:margin-bottom="0.212cm" style:contextual-spacing="false" fo:line-height="100%" fo:text-align="justify" style:justify-single-word="false" fo:orphans="2" fo:widows="2" fo:text-indent="-0.635cm" style:auto-text-indent="false"/>
      <style:text-properties fo:color="#404040" loext:opacity="100%" style:font-name="Calibri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169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officeooo:rsid="001326ac" officeooo:paragraph-rsid="001fc34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7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fo:font-weight="bold" officeooo:rsid="0024feda" officeooo:paragraph-rsid="0024feda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17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24feda" officeooo:paragraph-rsid="0024feda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17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167b8b" officeooo:paragraph-rsid="00167b8b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17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fo:font-weight="bold" officeooo:rsid="002692d9" officeooo:paragraph-rsid="002692d9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17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2692d9" officeooo:paragraph-rsid="002692d9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17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1689cb" officeooo:paragraph-rsid="001689cb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17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280838" officeooo:paragraph-rsid="00280838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17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fo:font-weight="bold" officeooo:rsid="00222d36" officeooo:paragraph-rsid="00222d36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17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222d36" officeooo:paragraph-rsid="00222d36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17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24feda" officeooo:paragraph-rsid="0024feda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8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2692d9" officeooo:paragraph-rsid="002692d9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81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paragraph-rsid="00280838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8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7f7f7f" loext:opacity="100%"/>
    </style:style>
    <style:style style:name="T2" style:family="text">
      <style:text-properties fo:color="#7f7f7f" loext:opacity="100%" fo:font-size="9pt" style:font-size-asian="9pt"/>
    </style:style>
    <style:style style:name="T3" style:family="text">
      <style:text-properties fo:color="#7f7f7f" loext:opacity="100%" fo:font-size="9pt" style:font-size-asian="9pt" style:font-size-complex="9pt"/>
    </style:style>
    <style:style style:name="T4" style:family="text">
      <style:text-properties fo:color="#7f7f7f" loext:opacity="100%" fo:font-size="9pt" fo:font-style="italic" style:font-size-asian="9pt" style:font-style-asian="italic" style:font-name-complex="Calibri1" style:font-size-complex="9pt"/>
    </style:style>
    <style:style style:name="T5" style:family="text">
      <style:text-properties fo:color="#7f7f7f" loext:opacity="100%" fo:font-size="10pt" style:font-size-asian="10pt" style:font-size-complex="9pt"/>
    </style:style>
    <style:style style:name="T6" style:family="text">
      <style:text-properties fo:color="#7f7f7f" loext:opacity="100%" fo:font-size="10pt" style:font-size-asian="10pt" style:font-size-complex="10pt"/>
    </style:style>
    <style:style style:name="T7" style:family="text">
      <style:text-properties fo:color="#7f7f7f" loext:opacity="100%" fo:font-size="10pt" fo:font-style="italic" style:font-size-asian="10pt" style:font-style-asian="italic" style:font-name-complex="Calibri1" style:font-size-complex="10pt"/>
    </style:style>
    <style:style style:name="T8" style:family="text">
      <style:text-properties fo:color="#7f7f7f" loext:opacity="100%" style:font-size-complex="9pt"/>
    </style:style>
    <style:style style:name="T9" style:family="text">
      <style:text-properties fo:color="#7f7f7f" loext:opacity="100%" fo:font-size="12pt" style:font-size-asian="12pt"/>
    </style:style>
    <style:style style:name="T10" style:family="text">
      <style:text-properties officeooo:rsid="001da1c1"/>
    </style:style>
    <style:style style:name="T11" style:family="text">
      <style:text-properties officeooo:rsid="0019cf61"/>
    </style:style>
    <style:style style:name="T12" style:family="text">
      <style:text-properties fo:font-variant="small-caps" fo:color="#595959" loext:opacity="100%" fo:font-size="36pt" fo:font-weight="bold" style:font-size-asian="36pt" style:font-weight-asian="bold" style:font-name-complex="Calibri1" style:font-size-complex="36pt"/>
    </style:style>
    <style:style style:name="T13" style:family="text">
      <style:text-properties fo:font-variant="small-caps" fo:color="#595959" loext:opacity="100%" fo:font-size="24pt" style:font-size-asian="24pt" style:font-name-complex="Calibri1" style:font-size-complex="24pt"/>
    </style:style>
    <style:style style:name="T14" style:family="text">
      <style:text-properties fo:font-variant="small-caps" fo:color="#595959" loext:opacity="100%" fo:font-size="24pt" fo:font-weight="bold" style:font-size-asian="24pt" style:font-weight-asian="bold" style:font-name-complex="Calibri1" style:font-size-complex="24pt"/>
    </style:style>
    <style:style style:name="T15" style:family="text">
      <style:text-properties fo:font-variant="small-caps" fo:color="#595959" loext:opacity="100%" style:text-position="14% 100%" fo:font-size="22pt" style:font-size-asian="22pt" style:font-name-complex="Calibri1" style:font-size-complex="22pt"/>
    </style:style>
    <style:style style:name="T16" style:family="text">
      <style:text-properties fo:font-variant="small-caps" fo:color="#595959" loext:opacity="100%" style:text-position="21% 100%" fo:font-size="14pt" style:font-size-asian="14pt" style:font-name-complex="Calibri1" style:font-size-complex="14pt"/>
    </style:style>
    <style:style style:name="T17" style:family="text">
      <style:text-properties fo:color="#d60093" loext:opacity="100%" style:font-name="Wingdings 3" fo:font-size="6pt" style:font-size-asian="6pt" style:language-asian="fr" style:country-asian="FR" style:font-name-complex="Calibri1" style:font-size-complex="6pt"/>
    </style:style>
    <style:style style:name="T18" style:family="text">
      <style:text-properties fo:color="#d60093" loext:opacity="100%" style:font-name="Wingdings 3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T19" style:family="text">
      <style:text-properties fo:color="#404040" loext:opacity="100%" style:font-name-complex="Calibri1"/>
    </style:style>
    <style:style style:name="T20" style:family="text">
      <style:text-properties fo:color="#404040" loext:opacity="100%" fo:font-weight="bold" style:font-weight-asian="bold" style:font-name-complex="Calibri1"/>
    </style:style>
    <style:style style:name="T21" style:family="text">
      <style:text-properties fo:color="#404040" loext:opacity="100%" fo:font-size="10pt" style:font-size-asian="10pt" style:font-name-complex="Calibri1" style:font-size-complex="10pt"/>
    </style:style>
    <style:style style:name="T22" style:family="text">
      <style:text-properties fo:color="#404040" loext:opacity="100%" fo:font-size="10pt" fo:font-weight="bold" style:font-size-asian="10pt" style:font-weight-asian="bold" style:font-name-complex="Calibri1" style:font-size-complex="10pt"/>
    </style:style>
    <style:style style:name="T23" style:family="text">
      <style:text-properties fo:color="#404040" loext:opacity="100%" fo:font-size="10pt" fo:font-style="italic" style:font-size-asian="10pt" style:font-style-asian="italic" style:font-name-complex="Calibri1" style:font-size-complex="10pt"/>
    </style:style>
    <style:style style:name="T24" style:family="text">
      <style:text-properties fo:color="#404040" loext:opacity="100%" fo:font-size="12pt" fo:font-weight="bold" style:font-size-asian="12pt" style:font-weight-asian="bold" style:font-name-complex="Calibri1" style:font-size-complex="12pt"/>
    </style:style>
    <style:style style:name="T25" style:family="text">
      <style:text-properties fo:color="#404040" loext:opacity="100%" fo:font-size="12pt" style:font-size-asian="12pt" style:font-name-complex="Calibri1" style:font-size-complex="12pt"/>
    </style:style>
    <style:style style:name="T26" style:family="text">
      <style:text-properties fo:color="#404040" loext:opacity="100%" style:font-name="Calibri" fo:font-size="11pt" style:font-size-asian="11pt" style:language-asian="en" style:country-asian="US" style:font-name-complex="Calibri1" style:font-size-complex="11pt"/>
    </style:style>
    <style:style style:name="T27" style:family="text">
      <style:text-properties fo:color="#404040" loext:opacity="100%" style:font-name="Calibri" fo:font-size="11pt" officeooo:rsid="001326ac" style:font-size-asian="11pt" style:language-asian="en" style:country-asian="US" style:font-name-complex="Calibri1" style:font-size-complex="11pt"/>
    </style:style>
    <style:style style:name="T28" style:family="text">
      <style:text-properties fo:color="#404040" loext:opacity="100%" style:font-name="Calibri" fo:font-size="11pt" officeooo:rsid="00167b8b" style:font-size-asian="11pt" style:language-asian="en" style:country-asian="US" style:font-name-complex="Calibri1" style:font-size-complex="11pt"/>
    </style:style>
    <style:style style:name="T29" style:family="text">
      <style:text-properties fo:color="#404040" loext:opacity="100%" style:font-name="Calibri" fo:font-size="11pt" officeooo:rsid="001da1c1" style:font-size-asian="11pt" style:language-asian="en" style:country-asian="US" style:font-name-complex="Calibri1" style:font-size-complex="11pt"/>
    </style:style>
    <style:style style:name="T30" style:family="text">
      <style:text-properties fo:color="#404040" loext:opacity="100%" style:font-name="Calibri" fo:font-size="11pt" fo:font-style="italic" fo:font-weight="bold" style:font-size-asian="11pt" style:language-asian="en" style:country-asian="US" style:font-style-asian="italic" style:font-weight-asian="bold" style:font-name-complex="Calibri1" style:font-size-complex="11pt"/>
    </style:style>
    <style:style style:name="T31" style:family="text">
      <style:text-properties fo:color="#404040" loext:opacity="100%" style:font-name="Calibri" fo:font-size="11pt" fo:font-style="italic" fo:font-weight="bold" officeooo:rsid="000ffb64" style:font-size-asian="11pt" style:language-asian="en" style:country-asian="US" style:font-style-asian="italic" style:font-weight-asian="bold" style:font-name-complex="Calibri1" style:font-size-complex="11pt"/>
    </style:style>
    <style:style style:name="T32" style:family="text">
      <style:text-properties fo:color="#404040" loext:opacity="100%" style:font-name="Calibri" fo:font-size="11pt" fo:font-weight="bold" style:font-size-asian="11pt" style:language-asian="en" style:country-asian="US" style:font-weight-asian="bold" style:font-name-complex="Calibri1" style:font-size-complex="11pt"/>
    </style:style>
    <style:style style:name="T33" style:family="text"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34" style:family="text"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T35" style:family="text">
      <style:text-properties fo:color="#404040" loext:opacity="100%" style:font-name="Calibri" fo:font-size="12pt" fo:font-style="italic" fo:font-weight="bold" style:font-size-asian="12pt" style:language-asian="en" style:country-asian="US" style:font-style-asian="italic" style:font-weight-asian="bold" style:font-name-complex="Calibri1" style:font-size-complex="12pt"/>
    </style:style>
    <style:style style:name="T36" style:family="text">
      <style:text-properties fo:color="#404040" loext:opacity="100%" fo:font-style="italic" style:font-style-asian="italic" style:font-name-complex="Calibri1"/>
    </style:style>
    <style:style style:name="T37" style:family="text">
      <style:text-properties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T38" style:family="text">
      <style:text-properties style:font-name="Calibri" fo:font-size="11pt" fo:language="fr" fo:country="FR" style:letter-kerning="false" fo:background-color="#bfbfbf" loext:char-shading-value="0" style:font-name-asian="Calibri1" style:font-size-asian="11pt" style:language-asian="en" style:country-asian="US" style:font-size-complex="11pt" style:language-complex="ar" style:country-complex="SA"/>
    </style:style>
    <style:style style:name="T39" style:family="text">
      <style:text-properties fo:color="#595959" loext:opacity="100%" style:font-name="Calibri" fo:font-size="11pt" fo:language="fr" fo:country="FR" fo:font-style="italic" style:letter-kerning="false" fo:background-color="#c0c0c0" loext:char-shading-value="0" style:font-name-asian="Calibri1" style:font-size-asian="11pt" style:language-asian="en" style:country-asian="US" style:font-style-asian="italic" style:font-size-complex="11pt" style:language-complex="ar" style:country-complex="SA"/>
    </style:style>
    <style:style style:name="T40" style:family="text">
      <style:text-properties fo:color="#595959" loext:opacity="100%" style:font-name="Calibri" fo:font-size="11pt" fo:language="fr" fo:country="FR" fo:font-style="italic" officeooo:rsid="001f7e31" style:letter-kerning="false" fo:background-color="#c0c0c0" loext:char-shading-value="0" style:font-name-asian="Calibri1" style:font-size-asian="11pt" style:language-asian="en" style:country-asian="US" style:font-style-asian="italic" style:font-size-complex="11pt" style:language-complex="ar" style:country-complex="SA"/>
    </style:style>
    <style:style style:name="T41" style:family="text">
      <style:text-properties fo:color="#bfbfbf" loext:opacity="100%" fo:font-size="12pt" style:font-size-asian="12pt" style:font-name-complex="Calibri1" style:font-size-complex="12pt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110a23" style:font-style-asian="italic" style:font-style-complex="italic"/>
    </style:style>
    <style:style style:name="T44" style:family="text">
      <style:text-properties officeooo:rsid="001f7e31"/>
    </style:style>
    <style:style style:name="T45" style:family="text">
      <style:text-properties officeooo:rsid="001fc344"/>
    </style:style>
    <style:style style:name="T46" style:family="text">
      <style:text-properties officeooo:rsid="0024feda"/>
    </style:style>
    <style:style style:name="T47" style:family="text">
      <style:text-properties officeooo:rsid="002692d9"/>
    </style:style>
    <style:style style:name="T48" style:family="text">
      <style:text-properties officeooo:rsid="00280838"/>
    </style:style>
    <style:style style:name="T49" style:family="text">
      <style:text-properties officeooo:rsid="0028c1ec"/>
    </style:style>
    <style:style style:name="T50" style:family="text">
      <style:text-properties fo:color="#404040" loext:opacity="100%" fo:font-size="12pt" fo:background-color="#bfbfbf" style:font-size-asian="12pt" style:font-size-complex="12pt"/>
    </style:style>
    <style:style style:name="fr1" style:family="graphic" style:parent-style-name="Frame">
      <style:graphic-properties fo:margin-left="0.018cm" fo:margin-right="0.035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d9d9d9" draw:fill="non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d9d9d9" draw:fill="non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 style:parent-style-name="Frame">
      <style:graphic-properties draw:stroke="solid" svg:stroke-width="0cm" svg:stroke-color="#d9d9d9" draw:fill="non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cm" svg:stroke-color="#d9d9d9" draw:fill="none" draw:textarea-vertical-align="middle" draw:auto-grow-height="false" fo:min-height="1.596cm" fo:min-width="0.32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47"/>
          </table:table-cell>
          <table:table-cell table:style-name="Tableau1.A1" office:value-type="string">
            <text:p text:style-name="P22"/>
          </table:table-cell>
          <table:table-cell table:style-name="Tableau1.A1" office:value-type="string">
            <text:p text:style-name="P22"/>
          </table:table-cell>
        </table:table-row>
        <table:table-row table:style-name="Tableau1.1">
          <table:table-cell table:style-name="Tableau1.A2" office:value-type="string">
            <text:p text:style-name="P149">Nom de naissance</text:p>
          </table:table-cell>
          <table:table-cell table:style-name="Tableau1.B2" office:value-type="string">
            <text:p text:style-name="P145"></text:p>
          </table:table-cell>
          <table:table-cell table:style-name="Tableau1.A1" office:value-type="string">
            <text:p text:style-name="P124">Gonzalez</text:p>
          </table:table-cell>
        </table:table-row>
        <table:table-row table:style-name="Tableau1.1">
          <table:table-cell table:style-name="Tableau1.A2" office:value-type="string">
            <text:p text:style-name="P149">Nom d’usage</text:p>
          </table:table-cell>
          <table:table-cell table:style-name="Tableau1.B2" office:value-type="string">
            <text:p text:style-name="P145"></text:p>
          </table:table-cell>
          <table:table-cell table:style-name="Tableau1.A1" office:value-type="string">
            <text:p text:style-name="P124">Gonzalez</text:p>
          </table:table-cell>
        </table:table-row>
        <table:table-row table:style-name="Tableau1.1">
          <table:table-cell table:style-name="Tableau1.A2" office:value-type="string">
            <text:p text:style-name="P149">Prénom</text:p>
          </table:table-cell>
          <table:table-cell table:style-name="Tableau1.B2" office:value-type="string">
            <text:p text:style-name="P145"></text:p>
          </table:table-cell>
          <table:table-cell table:style-name="Tableau1.A1" office:value-type="string">
            <text:p text:style-name="P124">Sergio</text:p>
          </table:table-cell>
        </table:table-row>
        <table:table-row table:style-name="Tableau1.1">
          <table:table-cell table:style-name="Tableau1.A2" office:value-type="string">
            <text:p text:style-name="P149">Adresse</text:p>
          </table:table-cell>
          <table:table-cell table:style-name="Tableau1.B2" office:value-type="string">
            <text:p text:style-name="P145"></text:p>
          </table:table-cell>
          <table:table-cell table:style-name="Tableau1.A1" table:number-rows-spanned="2" office:value-type="string">
            <text:p text:style-name="P124">3 Route de Moulins Engilbert</text:p>
            <text:p text:style-name="P166">58290 Vandenesse</text:p>
          </table:table-cell>
        </table:table-row>
        <table:table-row table:style-name="Tableau1.1">
          <table:table-cell table:style-name="Tableau1.A2" office:value-type="string">
            <text:p text:style-name="P147"/>
          </table:table-cell>
          <table:table-cell table:style-name="Tableau1.B2" office:value-type="string">
            <text:p text:style-name="P144"/>
          </table:table-cell>
          <table:covered-table-cell table:style-name="Tableau1.A1"/>
        </table:table-row>
      </table:table>
      <text:p text:style-name="P88"/>
      <text:p text:style-name="P8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34">Titre professionnel visé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33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123"><text:text-input text:description="">Développeur Web et Web mobile</text:text-input>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22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10">Modalité d’accès :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43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100">☒</text:p>
          </table:table-cell>
          <table:table-cell table:style-name="Tableau2.B7" office:value-type="string">
            <text:p text:style-name="P79">Parcours de formation</text:p>
          </table:table-cell>
        </table:table-row>
        <table:table-row table:style-name="Tableau2.1">
          <table:table-cell table:style-name="Tableau2.A7" office:value-type="string">
            <text:p text:style-name="P100">☐</text:p>
          </table:table-cell>
          <table:table-cell table:style-name="Tableau2.B8" office:value-type="string">
            <text:p text:style-name="P79">Validation des Acquis de l’Expérience (VAE)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22"/>
          </table:table-cell>
          <table:covered-table-cell/>
        </table:table-row>
      </table:table>
      <text:p text:style-name="P88"/>
      <text:p text:style-name="P88"/>
      <text:p text:style-name="P167"><text:s/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134">Présentation du dossier</text:p>
          </table:table-cell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133"/>
          </table:table-cell>
          <table:covered-table-cell/>
        </table:table-row>
        <table:table-row table:style-name="Tableau6.2">
          <table:table-cell table:style-name="Tableau6.A3" table:number-columns-spanned="2" office:value-type="string">
            <text:p text:style-name="P22"/>
          </table:table-cell>
          <table:covered-table-cell/>
        </table:table-row>
        <table:table-row table:style-name="Tableau6.4">
          <table:table-cell table:style-name="Tableau6.A4" table:number-columns-spanned="2" office:value-type="string">
            <text:p text:style-name="P24"/>
            <text:p text:style-name="P112"><text:span text:style-name="T19">Le dossier professionnel (DP) constitue un élément du système de validation du titre professionnel.<text:line-break/></text:span><text:span text:style-name="T20">Ce titre est délivré par le Ministère chargé de l’emploi.</text:span></text:p>
            <text:p text:style-name="P112"><text:span text:style-name="T19">Le DP appartient au candidat. Il le conserve, l’actualise durant son parcours et le présente </text:span><text:span text:style-name="T20">obligatoirement à chaque session d’examen</text:span><text:span text:style-name="T19">.</text:span></text:p>
            <text:p text:style-name="P21">Pour rédiger le DP, le candidat peut être aidé par un formateur ou par un accompagnateur VAE. </text:p>
            <text:p text:style-name="P21">Il est consulté par le jury au moment de la session d’examen.</text:p>
            <text:p text:style-name="P19"/>
            <text:p text:style-name="P80">Pour prendre sa décision, le jury dispose : </text:p>
            <text:list xml:id="list4253593300" text:style-name="WWNum7">
              <text:list-item>
                <text:p text:style-name="P161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</text:list>
            <text:p text:style-name="P15"/>
            <text:list xml:id="list143117789018250" text:continue-numbering="true" text:style-name="WWNum7">
              <text:list-item>
                <text:p text:style-name="P163"><text:span text:style-name="T21">du </text:span><text:span text:style-name="T22">Dossier Professionnel</text:span><text:span text:style-name="T21"> (DP) dans lequel le candidat a consigné les preuves de sa pratique professionnelle.</text:span></text:p>
              </text:list-item>
            </text:list>
            <text:p text:style-name="P16"/>
            <text:list xml:id="list143117482653777" text:continue-numbering="true" text:style-name="WWNum7">
              <text:list-item>
                <text:p text:style-name="P162">des résultats des évaluations passées en cours de formation lorsque le candidat évalué est issu d’un parcours de formation</text:p>
              </text:list-item>
            </text:list>
            <text:p text:style-name="P16"/>
            <text:list xml:id="list143117708889823" text:continue-numbering="true" text:style-name="WWNum7">
              <text:list-item>
                <text:p text:style-name="P162">de l’entretien final (dans le cadre de la session titre).</text:p>
              </text:list-item>
            </text:list>
            <text:p text:style-name="P17"/>
            <text:p text:style-name="P109"><text:span text:style-name="T23"><text:tab/></text:span><text:span text:style-name="T7"><text:tab/></text:span><text:span text:style-name="T4">[Arrêté du 22 décembre 2015, relatif aux conditions de délivrance des titres professionnels</text:span></text:p>
            <text:p text:style-name="P160">du ministère chargé de l’Emploi]</text:p>
            <text:p text:style-name="P44"/>
            <text:p text:style-name="P80">Ce dossier comporte :</text:p>
            <text:list xml:id="list2557231" text:style-name="WWNum5">
              <text:list-item>
                <text:p text:style-name="P168">pour chaque activité-type du titre visé, un à trois exemples de pratique professionnelle ; </text:p>
              </text:list-item>
              <text:list-item>
                <text:p text:style-name="P168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168">une déclaration sur l’honneur à compléter et à signer ;</text:p>
              </text:list-item>
              <text:list-item>
                <text:p text:style-name="P168">des documents illustrant la pratique professionnelle du candidat (facultatif)</text:p>
              </text:list-item>
              <text:list-item>
                <text:p text:style-name="P168">des annexes, si nécessaire.</text:p>
              </text:list-item>
            </text:list>
          </table:table-cell>
          <table:covered-table-cell/>
        </table:table-row>
        <table:table-row table:style-name="Tableau6.5">
          <table:table-cell table:style-name="Tableau6.A5" table:number-columns-spanned="2" office:value-type="string">
            <text:p text:style-name="P78">Pour compléter ce dossier, le candidat dispose d’un site web en accès libre sur le site.</text:p>
          </table:table-cell>
          <table:covered-table-cell/>
        </table:table-row>
        <table:table-row table:style-name="Tableau6.6">
          <table:table-cell table:style-name="Tableau6.A6" office:value-type="string">
            <text:p text:style-name="P146"></text:p>
          </table:table-cell>
          <table:table-cell table:style-name="Tableau6.B6" office:value-type="string">
            <text:p text:style-name="P154"><text:a xlink:type="simple" xlink:href="http://travail-emploi.gouv.fr/titres-professionnels" text:style-name="Internet_20_link" text:visited-style-name="Visited_20_Internet_20_Link"><text:span text:style-name="Internet_20_link"><text:span text:style-name="T37">http://travail-emploi.gouv.fr/titres-professionnels</text:span></text:span></text:a></text:p>
          </table:table-cell>
        </table:table-row>
      </table:table>
      <text:p text:style-name="P89"><text:soft-page-break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table:number-columns-spanned="4" office:value-type="string">
            <text:p text:style-name="P150">Sommaire</text:p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2" table:number-columns-spanned="3" office:value-type="string">
            <text:p text:style-name="P45"/>
            <text:p text:style-name="P81">Exemples de pratique professionnelle</text:p>
            <text:p text:style-name="P45"/>
          </table:table-cell>
          <table:covered-table-cell/>
          <table:covered-table-cell/>
          <table:table-cell table:style-name="Tableau7.D2" office:value-type="string">
            <text:p text:style-name="P110"/>
          </table:table-cell>
        </table:table-row>
        <table:table-row table:style-name="Tableau7.1">
          <table:table-cell table:style-name="Tableau7.A3" table:number-columns-spanned="2" office:value-type="string">
            <text:p text:style-name="P87">Développer la partie front-end d’une application Web ou Web mobile</text:p>
          </table:table-cell>
          <table:covered-table-cell/>
          <table:table-cell table:style-name="Tableau7.C3" office:value-type="string">
            <text:p text:style-name="P85">p.</text:p>
          </table:table-cell>
          <table:table-cell table:style-name="Tableau7.D3" office:value-type="string">
            <text:p text:style-name="P86">5</text:p>
          </table:table-cell>
        </table:table-row>
        <table:table-row table:style-name="Tableau7.1">
          <table:table-cell table:style-name="Tableau7.A4" office:value-type="string">
            <text:p text:style-name="P22"/>
          </table:table-cell>
          <table:table-cell table:style-name="Tableau7.D2" office:value-type="string">
            <text:p text:style-name="P136"><text:span text:style-name="T17"></text:span><text:span text:style-name="T26"> </text:span><text:span text:style-name="T28">Création de notre portefolio</text:span><text:span text:style-name="T26"> <text:tab/>p.</text:span></text:p>
          </table:table-cell>
          <table:table-cell table:style-name="Tableau7.C4" office:value-type="string">
            <text:p text:style-name="P32">p.</text:p>
          </table:table-cell>
          <table:table-cell table:style-name="Tableau7.D4" office:value-type="string">
            <text:p text:style-name="P36">5</text:p>
          </table:table-cell>
        </table:table-row>
        <table:table-row table:style-name="Tableau7.1">
          <table:table-cell table:style-name="Tableau7.A5" office:value-type="string">
            <text:p text:style-name="P22"/>
          </table:table-cell>
          <table:table-cell table:style-name="Tableau7.D2" office:value-type="string">
            <text:p text:style-name="P137"><text:span text:style-name="T17"></text:span><text:span text:style-name="T26"> </text:span><text:span text:style-name="T27">Création d’une maquette et réalisation d’une application Web full stack - BarberShop</text:span><text:span text:style-name="T26">  </text:span></text:p>
          </table:table-cell>
          <table:table-cell table:style-name="Tableau7.C5" office:value-type="string">
            <text:p text:style-name="P32">p.</text:p>
          </table:table-cell>
          <table:table-cell table:style-name="Tableau7.D5" office:value-type="string">
            <text:p text:style-name="P38">6</text:p>
          </table:table-cell>
        </table:table-row>
        <table:table-row table:style-name="Tableau7.1">
          <table:table-cell table:style-name="Tableau7.A6" office:value-type="string">
            <text:p text:style-name="P22"/>
          </table:table-cell>
          <table:table-cell table:style-name="Tableau7.D2" office:value-type="string">
            <text:p text:style-name="P135"><text:span text:style-name="T17"></text:span><text:span text:style-name="T26"> </text:span><text:span text:style-name="T29">Création d’un site de conversation - COZE</text:span><text:span text:style-name="T26">  <text:tab/>p</text:span></text:p>
          </table:table-cell>
          <table:table-cell table:style-name="Tableau7.C6" office:value-type="string">
            <text:p text:style-name="P32">p.</text:p>
          </table:table-cell>
          <table:table-cell table:style-name="Tableau7.D6" office:value-type="string">
            <text:p text:style-name="P40">7</text:p>
          </table:table-cell>
        </table:table-row>
        <table:table-row table:style-name="Tableau7.7">
          <table:table-cell table:style-name="Tableau7.A7" office:value-type="string">
            <text:p text:style-name="P148"/>
          </table:table-cell>
          <table:table-cell table:style-name="Tableau7.D2" office:value-type="string">
            <text:p text:style-name="P25"/>
          </table:table-cell>
          <table:table-cell table:style-name="Tableau7.C7" office:value-type="string">
            <text:p text:style-name="P33"/>
          </table:table-cell>
          <table:table-cell table:style-name="Tableau7.D7" office:value-type="string">
            <text:p text:style-name="P34"/>
          </table:table-cell>
        </table:table-row>
        <table:table-row table:style-name="Tableau7.1">
          <table:table-cell table:style-name="Tableau7.A3" table:number-columns-spanned="2" office:value-type="string">
            <text:p text:style-name="P87">Développer la partie back-end d’une application Web ou Web mobile</text:p>
          </table:table-cell>
          <table:covered-table-cell/>
          <table:table-cell table:style-name="Tableau7.C3" office:value-type="string">
            <text:p text:style-name="P85">p.</text:p>
          </table:table-cell>
          <table:table-cell table:style-name="Tableau7.D8" office:value-type="string">
            <text:p text:style-name="P67">8</text:p>
          </table:table-cell>
        </table:table-row>
        <table:table-row table:style-name="Tableau7.1">
          <table:table-cell table:style-name="Tableau7.A9" office:value-type="string">
            <text:p text:style-name="P22"/>
          </table:table-cell>
          <table:table-cell table:style-name="Tableau7.B9" office:value-type="string">
            <text:p text:style-name="P135"><text:span text:style-name="T17"></text:span><text:span text:style-name="T26"> </text:span><text:span text:style-name="T27">Création d’une maquette et réalisation d’une application Web full stack - BarberShop</text:span><text:span text:style-name="T26">  <text:tab/>p.</text:span></text:p>
          </table:table-cell>
          <table:table-cell table:style-name="Tableau7.C9" office:value-type="string">
            <text:p text:style-name="P32">p.</text:p>
          </table:table-cell>
          <table:table-cell table:style-name="Tableau7.D9" office:value-type="string">
            <text:p text:style-name="P39">8</text:p>
          </table:table-cell>
        </table:table-row>
        <table:table-row table:style-name="Tableau7.1">
          <table:table-cell table:style-name="Tableau7.A10" office:value-type="string">
            <text:p text:style-name="P22"/>
          </table:table-cell>
          <table:table-cell table:style-name="Tableau7.B10" office:value-type="string">
            <text:p text:style-name="P135"><text:span text:style-name="T17"></text:span><text:span text:style-name="T26"> </text:span><text:span text:style-name="T28">Création de notre portefolio</text:span><text:span text:style-name="T26"><text:tab/>p.</text:span></text:p>
          </table:table-cell>
          <table:table-cell table:style-name="Tableau7.C10" office:value-type="string">
            <text:p text:style-name="P32">p.</text:p>
          </table:table-cell>
          <table:table-cell table:style-name="Tableau7.D10" office:value-type="string">
            <text:p text:style-name="P39">9</text:p>
          </table:table-cell>
        </table:table-row>
        <table:table-row table:style-name="Tableau7.1">
          <table:table-cell table:style-name="Tableau7.A11" office:value-type="string">
            <text:p text:style-name="P22"/>
          </table:table-cell>
          <table:table-cell table:style-name="Tableau7.B11" office:value-type="string">
            <text:p text:style-name="P137"><text:span text:style-name="T17"></text:span><text:span text:style-name="T26"> </text:span><text:span text:style-name="T29">Création d’un site de conversation - COZE</text:span><text:span text:style-name="T26">  <text:tab/>p</text:span></text:p>
          </table:table-cell>
          <table:table-cell table:style-name="Tableau7.C11" office:value-type="string">
            <text:p text:style-name="P32">p.</text:p>
          </table:table-cell>
          <table:table-cell table:style-name="Tableau7.D11" office:value-type="string">
            <text:p text:style-name="P39">10</text:p>
          </table:table-cell>
        </table:table-row>
        <table:table-row table:style-name="Tableau7.1">
          <table:table-cell table:style-name="Tableau7.D2" office:value-type="string">
            <text:p text:style-name="P26"/>
          </table:table-cell>
          <table:table-cell table:style-name="Tableau7.D2" office:value-type="string">
            <text:p text:style-name="P26"/>
          </table:table-cell>
          <table:table-cell table:style-name="Tableau7.C12" office:value-type="string">
            <text:p text:style-name="P31"/>
          </table:table-cell>
          <table:table-cell table:style-name="Tableau7.D12" office:value-type="string">
            <text:p text:style-name="P29"/>
          </table:table-cell>
        </table:table-row>
        <table:table-row table:style-name="Tableau7.1">
          <table:table-cell table:style-name="Tableau7.D2" office:value-type="string">
            <text:p text:style-name="P26"/>
          </table:table-cell>
          <table:table-cell table:style-name="Tableau7.D2" office:value-type="string">
            <text:p text:style-name="P26"/>
          </table:table-cell>
          <table:table-cell table:style-name="Tableau7.C13" office:value-type="string">
            <text:p text:style-name="P31"/>
          </table:table-cell>
          <table:table-cell table:style-name="Tableau7.D13" office:value-type="string">
            <text:p text:style-name="P29"/>
          </table:table-cell>
        </table:table-row>
        <table:table-row table:style-name="Tableau7.1">
          <table:table-cell table:style-name="Tableau7.A14" table:number-columns-spanned="2" office:value-type="string">
            <text:p text:style-name="P108"><text:span text:style-name="T24">Titres, diplômes, CQP, attestations de formation </text:span><text:span text:style-name="T23">(facultatif)</text:span></text:p>
          </table:table-cell>
          <table:covered-table-cell/>
          <table:table-cell table:style-name="Tableau7.C14" office:value-type="string">
            <text:p text:style-name="P53">p.</text:p>
          </table:table-cell>
          <table:table-cell table:style-name="Tableau7.D14" office:value-type="string">
            <text:p text:style-name="P30"/>
          </table:table-cell>
        </table:table-row>
        <table:table-row table:style-name="Tableau7.1">
          <table:table-cell table:style-name="Tableau7.A15" table:number-columns-spanned="2" office:value-type="string">
            <text:p text:style-name="P84">Déclaration sur l’honneur</text:p>
          </table:table-cell>
          <table:covered-table-cell/>
          <table:table-cell table:style-name="Tableau7.C15" office:value-type="string">
            <text:p text:style-name="P53">p.</text:p>
          </table:table-cell>
          <table:table-cell table:style-name="Tableau7.D15" office:value-type="string">
            <text:p text:style-name="P30"/>
          </table:table-cell>
        </table:table-row>
        <table:table-row table:style-name="Tableau7.1">
          <table:table-cell table:style-name="Tableau7.A16" table:number-columns-spanned="2" office:value-type="string">
            <text:p text:style-name="P108"><text:span text:style-name="T24">Documents illustrant la pratique professionnelle </text:span><text:span text:style-name="T23">(facultatif)</text:span></text:p>
          </table:table-cell>
          <table:covered-table-cell/>
          <table:table-cell table:style-name="Tableau7.C16" office:value-type="string">
            <text:p text:style-name="P53">p.</text:p>
          </table:table-cell>
          <table:table-cell table:style-name="Tableau7.D16" office:value-type="string">
            <text:p text:style-name="P30"/>
          </table:table-cell>
        </table:table-row>
        <table:table-row table:style-name="Tableau7.1">
          <table:table-cell table:style-name="Tableau7.A17" table:number-columns-spanned="2" office:value-type="string">
            <text:p text:style-name="P108"><text:span text:style-name="T24">Annexes </text:span><text:span text:style-name="T23">(Si le RC le prévoit)</text:span></text:p>
          </table:table-cell>
          <table:covered-table-cell/>
          <table:table-cell table:style-name="Tableau7.C17" office:value-type="string">
            <text:p text:style-name="P53">p.</text:p>
          </table:table-cell>
          <table:table-cell table:style-name="Tableau7.D17" office:value-type="string">
            <text:p text:style-name="P30"/>
          </table:table-cell>
        </table:table-row>
      </table:table>
      <text:p text:style-name="P90"/>
      <text:p text:style-name="P91"/>
      <text:p text:style-name="P92"/>
      <text:p text:style-name="P3"/>
      <text:p text:style-name="P3"/>
      <text:p text:style-name="P3">Exemples de pratique</text:p>
      <text:p text:style-name="P3">professionnelle</text:p>
      <text:p text:style-name="P93"/>
      <text:p text:style-name="P9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 table:style-name="Tableau8.1">
          <table:table-cell table:style-name="Tableau8.A1" office:value-type="string">
            <text:p text:style-name="P151">Activité-type </text:p>
          </table:table-cell>
          <table:table-cell table:style-name="Tableau8.A1" office:value-type="string">
            <text:p text:style-name="P113"><text:drop-down text:name=""><text:label text:value="2"/><text:label text:value="3"/><text:label text:value="4"/><text:label text:value="5"/><text:label text:current-selected="true" text:value="1"/>1</text:drop-down></text:p>
          </table:table-cell>
          <table:table-cell table:style-name="Tableau8.A1" table:number-columns-spanned="4" office:value-type="string">
            <text:p text:style-name="P110"><text:text-input text:description="">Développer la partie front-end d’une application web ou web mobile</text:text-input>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2" table:number-columns-spanned="2" office:value-type="string">
            <text:p text:style-name="P142"><text:span text:style-name="T30">Exemple n°1</text:span><text:span text:style-name="T35"> <text:s/></text:span><text:span text:style-name="T17"></text:span></text:p>
          </table:table-cell>
          <table:covered-table-cell/>
          <table:table-cell table:style-name="Tableau8.C2" table:number-columns-spanned="4" office:value-type="string">
            <text:p text:style-name="P164"><text:text-input text:description="">Création de mon portefolio</text:text-input>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3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4">
          <table:table-cell table:style-name="Tableau8.A4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5">
          <table:table-cell table:style-name="Tableau8.A5" table:number-columns-spanned="6" office:value-type="string">
            <text:p text:style-name="P46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6" table:number-columns-spanned="6" office:value-type="string">
            <text:p text:style-name="P54">J’ai intégré en HTML et CSS une maquette <text:span text:style-name="T10">créée au préalable.</text:span></text:p>
            <text:p text:style-name="P76">Animations CSS via des Keyframes, <text:span text:style-name="T44">des transitions</text:span> ainsi que des animations en Javascript.</text:p>
            <text:p text:style-name="P77">Mise en place d’un effet parallax en javascript.</text:p>
            <text:p text:style-name="P75">Plusieurs éléments <text:span text:style-name="T10">ont été </text:span>modifiés en hove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7" table:number-columns-spanned="6" office:value-type="string">
            <text:p text:style-name="P68">Site responsif avec des medias queries et du javascript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8" table:number-columns-spanned="6" office:value-type="string">
            <text:p text:style-name="P55">J’ai utilisé google fonts <text:span text:style-name="T10">importés</text:span> pour les polices.</text:p>
            <text:p text:style-name="P69">Creation d’un formulaire de message en ajax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9">
          <table:table-cell table:style-name="Tableau8.A9" table:number-columns-spanned="5" office:value-type="string">
            <text:p text:style-name="P69"><text:span text:style-name="T43">B</text:span><text:span text:style-name="T42">ack-office avec traitement de données en ajax et interface en javascript.</text:span></text:p>
          </table:table-cell>
          <table:covered-table-cell/>
          <table:covered-table-cell/>
          <table:covered-table-cell/>
          <table:covered-table-cell/>
          <table:table-cell table:style-name="Tableau8.F9" office:value-type="string">
            <text:p text:style-name="P110"/>
          </table:table-cell>
        </table:table-row>
        <table:table-row table:style-name="Tableau8.10">
          <table:table-cell table:style-name="Tableau8.A10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1">
          <table:table-cell table:style-name="Tableau8.A11" table:number-columns-spanned="6" office:value-type="string">
            <text:p text:style-name="P46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2" table:number-columns-spanned="6" office:value-type="string">
            <text:p text:style-name="P54">Figma pour visualiser la maquet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3" table:number-columns-spanned="6" office:value-type="string">
            <text:p text:style-name="P58">Git pour versionn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4" table:number-columns-spanned="6" office:value-type="string">
            <text:p text:style-name="P54">VSCode pour cod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5">
          <table:table-cell table:style-name="Tableau8.A15" table:number-columns-spanned="6" office:value-type="string">
            <text:p text:style-name="P73">Gimp et inkscape pour les imag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6">
          <table:table-cell table:style-name="Tableau8.A16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7">
          <table:table-cell table:style-name="Tableau8.A17" table:number-columns-spanned="6" office:value-type="string">
            <text:p text:style-name="P46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8" table:number-columns-spanned="6" office:value-type="string">
            <text:p text:style-name="P54">Projet individu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9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0">
          <table:table-cell table:style-name="Tableau8.A20" table:number-columns-spanned="5" office:value-type="string">
            <text:p text:style-name="P45"/>
          </table:table-cell>
          <table:covered-table-cell/>
          <table:covered-table-cell/>
          <table:covered-table-cell/>
          <table:covered-table-cell/>
          <table:table-cell table:style-name="Tableau8.F20" office:value-type="string">
            <text:p text:style-name="P110"/>
          </table:table-cell>
        </table:table-row>
        <table:table-row table:style-name="Tableau8.21">
          <table:table-cell table:style-name="Tableau8.A21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2">
          <table:table-cell table:style-name="Tableau8.A22" table:number-columns-spanned="6" office:value-type="string">
            <text:p text:style-name="P46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23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au8.E23" table:number-columns-spanned="2" office:value-type="string">
            <text:p text:style-name="P46"/>
          </table:table-cell>
          <table:covered-table-cell/>
        </table:table-row>
        <table:table-row table:style-name="Tableau8.24">
          <table:table-cell table:style-name="Tableau8.A24" table:number-columns-spanned="4" office:value-type="string">
            <text:p text:style-name="P138"><text:span text:style-name="T26">Nom de l’entreprise, organisme ou association</text:span><text:span text:style-name="T32"> <text:s/></text:span><text:span text:style-name="T17"></text:span></text:p>
          </table:table-cell>
          <table:covered-table-cell/>
          <table:covered-table-cell/>
          <table:covered-table-cell/>
          <table:table-cell table:style-name="Tableau8.E24" table:number-columns-spanned="2" office:value-type="string">
            <text:p text:style-name="P115"><text:text-input text:description="">Onlineformapro</text:text-input></text:p>
          </table:table-cell>
          <table:covered-table-cell/>
        </table:table-row>
        <table:table-row table:style-name="Tableau8.25">
          <table:table-cell table:style-name="Tableau8.A25" table:number-columns-spanned="3" office:value-type="string">
            <text:p text:style-name="P139"><text:span text:style-name="T26">Chantier, atelier, service</text:span><text:span text:style-name="T32"><text:tab/></text:span><text:span text:style-name="T17"></text:span></text:p>
          </table:table-cell>
          <table:covered-table-cell/>
          <table:covered-table-cell/>
          <table:table-cell table:style-name="Tableau8.D25" table:number-columns-spanned="3" office:value-type="string">
            <text:p text:style-name="P114"><text:text-input text:description="">Access Code School</text:text-input></text:p>
          </table:table-cell>
          <table:covered-table-cell/>
          <table:covered-table-cell/>
        </table:table-row>
        <table:table-row table:style-name="Tableau8.26">
          <table:table-cell table:style-name="Tableau8.A26" table:number-columns-spanned="6" office:value-type="string">
            <text:p text:style-name="P155"><text:span text:style-name="T33">Période d’exercice</text:span><text:span text:style-name="T34"> <text:s/><text:tab/></text:span><text:span text:style-name="T18"></text:span><text:span text:style-name="T33">Du :<text:tab/></text:span><text:span text:style-name="Placeholder_20_Text"><text:span text:style-name="T39">C</text:span></text:span><field:fieldmark-start text:name="__Fieldmark__891_67880586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Placeholder_20_Text"><text:span text:style-name="T40">30</text:span></text:span><text:span text:style-name="Placeholder_20_Text"><text:span text:style-name="T39">/0</text:span></text:span><text:span text:style-name="Placeholder_20_Text"><text:span text:style-name="T40">5</text:span></text:span><text:span text:style-name="Placeholder_20_Text"><text:span text:style-name="T39">/2022</text:span></text:span><field:fieldmark-end/><text:span text:style-name="T34"><text:tab/></text:span><text:span text:style-name="T33">au :</text:span><text:span text:style-name="T34"><text:tab/></text:span><text:span text:style-name="Placeholder_20_Text"><text:span text:style-name="T39">C</text:span></text:span><field:fieldmark-start text:name="__Fieldmark__924_67880586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Placeholder_20_Text"><text:span text:style-name="T40">17</text:span></text:span><text:span text:style-name="Placeholder_20_Text"><text:span text:style-name="T39">/0</text:span></text:span><text:span text:style-name="Placeholder_20_Text"><text:span text:style-name="T40">6</text:span></text:span><text:span text:style-name="Placeholder_20_Text"><text:span text:style-name="T39">/2022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7">
          <table:table-cell table:style-name="Tableau8.A27" table:number-columns-spanned="5" office:value-type="string">
            <text:p text:style-name="P45"/>
          </table:table-cell>
          <table:covered-table-cell/>
          <table:covered-table-cell/>
          <table:covered-table-cell/>
          <table:covered-table-cell/>
          <table:table-cell table:style-name="Tableau8.F27" office:value-type="string">
            <text:p text:style-name="P110"/>
          </table:table-cell>
        </table:table-row>
        <table:table-row table:style-name="Tableau8.28">
          <table:table-cell table:style-name="Tableau8.A28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  <table:table-cell table:style-name="Tableau8.F28" office:value-type="string">
            <text:p text:style-name="P110"/>
          </table:table-cell>
        </table:table-row>
        <table:table-row table:style-name="Tableau8.29">
          <table:table-cell table:style-name="Tableau8.A29" table:number-columns-spanned="5" office:value-type="string">
            <text:p text:style-name="P111"><text:span text:style-name="T20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8.F29" office:value-type="string">
            <text:p text:style-name="P110"/>
          </table:table-cell>
        </table:table-row>
        <table:table-row table:style-name="Tableau8.6">
          <table:table-cell table:style-name="Tableau8.A30" table:number-columns-spanned="6" office:value-type="string">
            <text:p text:style-name="P47">https://github.com/sgonzalez58/Portfol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column table:style-name="Tableau19.E"/>
        <table:table-column table:style-name="Tableau19.F"/>
        <table:table-row table:style-name="Tableau19.1">
          <table:table-cell table:style-name="Tableau19.A1" office:value-type="string">
            <text:p text:style-name="P152">Activité-type </text:p>
          </table:table-cell>
          <table:table-cell table:style-name="Tableau19.A1" office:value-type="string">
            <text:p text:style-name="P117"><text:drop-down text:name=""><text:label text:value="2"/><text:label text:value="3"/><text:label text:value="4"/><text:label text:value="5"/><text:label text:current-selected="true" text:value="1"/>1</text:drop-down></text:p>
          </table:table-cell>
          <table:table-cell table:style-name="Tableau19.A1" table:number-columns-spanned="4" office:value-type="string">
            <text:p text:style-name="P118"><text:text-input text:description="">Développer la partie front-end d’une application web ou web mobile</text:text-input></text:p>
          </table:table-cell>
          <table:covered-table-cell/>
          <table:covered-table-cell/>
          <table:covered-table-cell/>
        </table:table-row>
        <table:table-row table:style-name="Tableau19.2">
          <table:table-cell table:style-name="Tableau19.A2" table:number-columns-spanned="2" office:value-type="string">
            <text:p text:style-name="P143"><text:span text:style-name="T30">Exemple n°</text:span><text:span text:style-name="T31">2</text:span><text:span text:style-name="T35"> <text:s/></text:span><text:span text:style-name="T17"></text:span></text:p>
          </table:table-cell>
          <table:covered-table-cell/>
          <table:table-cell table:style-name="Tableau19.C2" table:number-columns-spanned="4" office:value-type="string">
            <text:p text:style-name="P169">Création d’une maquette et réalisation d’une application Web full stack - BarberShop</text:p>
          </table:table-cell>
          <table:covered-table-cell/>
          <table:covered-table-cell/>
          <table:covered-table-cell/>
        </table:table-row>
        <table:table-row table:style-name="Tableau19.2">
          <table:table-cell table:style-name="Tableau19.A3" table:number-columns-spanned="6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4">
          <table:table-cell table:style-name="Tableau19.A4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5">
          <table:table-cell table:style-name="Tableau19.A5" table:number-columns-spanned="6" office:value-type="string">
            <text:p text:style-name="P5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6">
          <table:table-cell table:style-name="Tableau19.A6" table:number-columns-spanned="6" office:value-type="string">
            <text:p text:style-name="P56">J’ai créé une maquette avec mon binôme d’un site de <text:span text:style-name="T45">barbeur</text:span> avec Figma.</text:p>
            <text:p text:style-name="P57">Je l’ai intégrée en HTML, CSS et Javascript.</text:p>
            <text:p text:style-name="P57">Pour disposer les éléments, j’ai utilisé des flexbox et des grid.</text:p>
            <text:p text:style-name="P63">J’ai réalisé un menu en <text:span text:style-name="T45">Javascript</text:span>.</text:p>
            <text:p text:style-name="P71">Media queries pour rendre le site responsive.</text:p>
            <text:p text:style-name="P71">Back office en ajax avec une présentation en javascript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7">
          <table:table-cell table:style-name="Tableau19.A7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8">
          <table:table-cell table:style-name="Tableau19.A8" table:number-columns-spanned="6" office:value-type="string">
            <text:p text:style-name="P50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6">
          <table:table-cell table:style-name="Tableau19.A9" table:number-columns-spanned="6" office:value-type="string">
            <text:p text:style-name="P64">Figma pour créer la maquette .</text:p>
            <text:p text:style-name="P63">VSCode pour coder.</text:p>
            <text:p text:style-name="P63">Git pour versionner et travailler en duo avec mon binome.</text:p>
            <text:p text:style-name="P70">Figma, Gimp et Inkscape pour les imag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10">
          <table:table-cell table:style-name="Tableau19.A10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11">
          <table:table-cell table:style-name="Tableau19.A11" table:number-columns-spanned="6" office:value-type="string">
            <text:p text:style-name="P50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6">
          <table:table-cell table:style-name="Tableau19.A12" table:number-columns-spanned="6" office:value-type="string">
            <text:p text:style-name="P61">En binôme avec Enola Tutelli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13">
          <table:table-cell table:style-name="Tableau19.A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14">
          <table:table-cell table:style-name="Tableau19.A14" table:number-columns-spanned="6" office:value-type="string">
            <text:p text:style-name="P50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6">
          <table:table-cell table:style-name="Tableau19.A15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Tableau19.E15" table:number-columns-spanned="2" office:value-type="string">
            <text:p text:style-name="P50"/>
          </table:table-cell>
          <table:covered-table-cell/>
        </table:table-row>
        <table:table-row table:style-name="Tableau19.16">
          <table:table-cell table:style-name="Tableau19.A16" table:number-columns-spanned="4" office:value-type="string">
            <text:p text:style-name="P140"><text:span text:style-name="T26">Nom de l’entreprise, organisme ou association</text:span><text:span text:style-name="T32"> <text:s/></text:span><text:span text:style-name="T17"></text:span></text:p>
          </table:table-cell>
          <table:covered-table-cell/>
          <table:covered-table-cell/>
          <table:covered-table-cell/>
          <table:table-cell table:style-name="Tableau19.E16" table:number-columns-spanned="2" office:value-type="string">
            <text:p text:style-name="P122"><text:text-input text:description="">Onlineformapro</text:text-input></text:p>
          </table:table-cell>
          <table:covered-table-cell/>
        </table:table-row>
        <table:table-row table:style-name="Tableau19.17">
          <table:table-cell table:style-name="Tableau19.A17" table:number-columns-spanned="3" office:value-type="string">
            <text:p text:style-name="P141"><text:span text:style-name="T26">Chantier, atelier, service</text:span><text:span text:style-name="T32"><text:tab/></text:span><text:span text:style-name="T17"></text:span></text:p>
          </table:table-cell>
          <table:covered-table-cell/>
          <table:covered-table-cell/>
          <table:table-cell table:style-name="Tableau19.D17" table:number-columns-spanned="3" office:value-type="string">
            <text:p text:style-name="P121"><text:text-input text:description="">Access Code School</text:text-input></text:p>
          </table:table-cell>
          <table:covered-table-cell/>
          <table:covered-table-cell/>
        </table:table-row>
        <table:table-row table:style-name="Tableau19.18">
          <table:table-cell table:style-name="Tableau19.A18" table:number-columns-spanned="6" office:value-type="string">
            <text:p text:style-name="P156"><text:span text:style-name="T33">Période d’exercice</text:span><text:span text:style-name="T34"> <text:s/><text:tab/></text:span><text:span text:style-name="T18"></text:span><text:span text:style-name="T33">Du :<text:tab/></text:span><text:span text:style-name="Placeholder_20_Text"><text:span text:style-name="T39">C</text:span></text:span><field:fieldmark-start text:name="__Fieldmark__1104_67880586" field:type="vnd.oasis.opendocument.field.FORMDATE"><field:param field:name="DateField_CurrentDate" field:value="2022-05-02"/><field:param field:name="DateField_DateFormat" field:value="dd/MM/yyyy"/><field:param field:name="DateField_DateFormat_Language" field:value="fr-FR"/></field:fieldmark-start><text:span text:style-name="Placeholder_20_Text"><text:span text:style-name="T39">02/05/2022</text:span></text:span><field:fieldmark-end/><text:span text:style-name="T34"><text:tab/></text:span><text:span text:style-name="T33">au :</text:span><text:span text:style-name="T34"><text:tab/></text:span><text:span text:style-name="Placeholder_20_Text"><text:span text:style-name="T39">C</text:span></text:span><field:fieldmark-start text:name="__Fieldmark__1125_67880586" field:type="vnd.oasis.opendocument.field.FORMDATE"><field:param field:name="DateField_CurrentDate" field:value="2022-05-23"/><field:param field:name="DateField_DateFormat" field:value="dd/MM/yyyy"/><field:param field:name="DateField_DateFormat_Language" field:value="fr-FR"/></field:fieldmark-start><text:span text:style-name="Placeholder_20_Text"><text:span text:style-name="T39">23/05/2022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19">
          <table:table-cell table:style-name="Tableau19.A19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  <table:table-cell table:style-name="Tableau19.F19" office:value-type="string">
            <text:p text:style-name="P118"/>
          </table:table-cell>
        </table:table-row>
        <table:table-row table:style-name="Tableau19.20">
          <table:table-cell table:style-name="Tableau19.A20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19.F20" office:value-type="string">
            <text:p text:style-name="P118"/>
          </table:table-cell>
        </table:table-row>
        <table:table-row table:style-name="Tableau19.21">
          <table:table-cell table:style-name="Tableau19.A21" table:number-columns-spanned="5" office:value-type="string">
            <text:p text:style-name="P119"><text:span text:style-name="T20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19.F21" office:value-type="string">
            <text:p text:style-name="P118"/>
          </table:table-cell>
        </table:table-row>
        <table:table-row table:style-name="Tableau19.6">
          <table:table-cell table:style-name="Tableau19.A22" table:number-columns-spanned="6" office:value-type="string">
            <text:p text:style-name="P51">https://github.com/enolatutellier/Barb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13">
          <table:table-cell table:style-name="Tableau19.A2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5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row table:style-name="Tableau18.1">
          <table:table-cell table:style-name="Tableau18.A1" office:value-type="string">
            <text:p text:style-name="P152">Activité-type </text:p>
          </table:table-cell>
          <table:table-cell table:style-name="Tableau18.A1" office:value-type="string">
            <text:p text:style-name="P117"><text:drop-down text:name=""><text:label text:value="2"/><text:label text:value="3"/><text:label text:value="4"/><text:label text:value="5"/><text:label text:current-selected="true" text:value="1"/>1</text:drop-down></text:p>
          </table:table-cell>
          <table:table-cell table:style-name="Tableau18.A1" table:number-columns-spanned="4" office:value-type="string">
            <text:p text:style-name="P118"><text:text-input text:description="">Développer la partie front-end d’une application web ou web mobile</text:text-input></text:p>
          </table:table-cell>
          <table:covered-table-cell/>
          <table:covered-table-cell/>
          <table:covered-table-cell/>
        </table:table-row>
        <table:table-row table:style-name="Tableau18.2">
          <table:table-cell table:style-name="Tableau18.A2" table:number-columns-spanned="2" office:value-type="string">
            <text:p text:style-name="P143"><text:span text:style-name="T30">Exemple n°</text:span><text:span text:style-name="T31">3</text:span><text:span text:style-name="T35"> <text:s/></text:span><text:span text:style-name="T17"></text:span></text:p>
          </table:table-cell>
          <table:covered-table-cell/>
          <table:table-cell table:style-name="Tableau18.C2" table:number-columns-spanned="4" office:value-type="string">
            <text:p text:style-name="P120"><text:text-input text:description="">Création d'un site de conversation - COZE</text:text-input></text:p>
          </table:table-cell>
          <table:covered-table-cell/>
          <table:covered-table-cell/>
          <table:covered-table-cell/>
        </table:table-row>
        <table:table-row table:style-name="Tableau18.2">
          <table:table-cell table:style-name="Tableau18.A3" table:number-columns-spanned="6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4">
          <table:table-cell table:style-name="Tableau18.A4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5">
          <table:table-cell table:style-name="Tableau18.A5" table:number-columns-spanned="6" office:value-type="string">
            <text:p text:style-name="P5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6">
          <table:table-cell table:style-name="Tableau18.A6" table:number-columns-spanned="6" office:value-type="string">
            <text:p text:style-name="P72">Création d’une maquette de base et intégration de celle-ci en twig CSS via Symfony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7" table:number-columns-spanned="6" office:value-type="string">
            <text:p text:style-name="P177">Création de différent template twig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8" table:number-columns-spanned="6" office:value-type="string">
            <text:p text:style-name="P178">Plusieurs JavaScript par page afin de recevoir les messages en temps réelle grâce à mercure.</text:p>
            <text:p text:style-name="P178">Menu latérale caché en CSS avec un input checkbox et son label.</text:p>
            <text:p text:style-name="P1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9">
          <table:table-cell table:style-name="Tableau18.A9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  <table:table-cell table:style-name="Tableau18.F9" office:value-type="string">
            <text:p text:style-name="P118"/>
          </table:table-cell>
        </table:table-row>
        <table:table-row table:style-name="Tableau18.10">
          <table:table-cell table:style-name="Tableau18.A10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11">
          <table:table-cell table:style-name="Tableau18.A11" table:number-columns-spanned="6" office:value-type="string">
            <text:p text:style-name="P50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6">
          <table:table-cell table:style-name="Tableau18.A12" table:number-columns-spanned="6" office:value-type="string">
            <text:p text:style-name="P72">Figma pour la maquette et quelques imag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13" table:number-columns-spanned="6" office:value-type="string">
            <text:p text:style-name="P41">Git pour le versionnag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14" table:number-columns-spanned="6" office:value-type="string">
            <text:p text:style-name="P42">VSCode pour code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15">
          <table:table-cell table:style-name="Tableau18.A15" table:number-columns-spanned="6" office:value-type="string">
            <text:p text:style-name="P130">Gimp et Inkscape pour d’autres imag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16">
          <table:table-cell table:style-name="Tableau18.A16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17">
          <table:table-cell table:style-name="Tableau18.A17" table:number-columns-spanned="6" office:value-type="string">
            <text:p text:style-name="P50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6">
          <table:table-cell table:style-name="Tableau18.A18" table:number-columns-spanned="6" office:value-type="string">
            <text:p text:style-name="P72">Alexis Metto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20" table:number-columns-spanned="6" office:value-type="string">
            <text:p text:style-name="P41">Ludovic Souquet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20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21">
          <table:table-cell table:style-name="Tableau18.A21" table:number-columns-spanned="6" office:value-type="string">
            <text:p text:style-name="P50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6">
          <table:table-cell table:style-name="Tableau18.A22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Tableau18.E22" table:number-columns-spanned="2" office:value-type="string">
            <text:p text:style-name="P50"/>
          </table:table-cell>
          <table:covered-table-cell/>
        </table:table-row>
        <table:table-row table:style-name="Tableau18.23">
          <table:table-cell table:style-name="Tableau18.A23" table:number-columns-spanned="4" office:value-type="string">
            <text:p text:style-name="P140"><text:span text:style-name="T26">Nom de l’entreprise, organisme ou association</text:span><text:span text:style-name="T32"> <text:s/></text:span><text:span text:style-name="T17"></text:span></text:p>
          </table:table-cell>
          <table:covered-table-cell/>
          <table:covered-table-cell/>
          <table:covered-table-cell/>
          <table:table-cell table:style-name="Tableau18.E23" table:number-columns-spanned="2" office:value-type="string">
            <text:p text:style-name="P122"><text:text-input text:description="">Onlineformapro</text:text-input></text:p>
          </table:table-cell>
          <table:covered-table-cell/>
        </table:table-row>
        <table:table-row table:style-name="Tableau18.24">
          <table:table-cell table:style-name="Tableau18.A24" table:number-columns-spanned="3" office:value-type="string">
            <text:p text:style-name="P141"><text:span text:style-name="T26">Chantier, atelier, service</text:span><text:span text:style-name="T32"><text:tab/></text:span><text:span text:style-name="T17"></text:span></text:p>
          </table:table-cell>
          <table:covered-table-cell/>
          <table:covered-table-cell/>
          <table:table-cell table:style-name="Tableau18.D24" table:number-columns-spanned="3" office:value-type="string">
            <text:p text:style-name="P121"><text:text-input text:description="">Access Code School</text:text-input></text:p>
          </table:table-cell>
          <table:covered-table-cell/>
          <table:covered-table-cell/>
        </table:table-row>
        <table:table-row table:style-name="Tableau18.25">
          <table:table-cell table:style-name="Tableau18.A25" table:number-columns-spanned="6" office:value-type="string">
            <text:p text:style-name="P156"><text:span text:style-name="T33">Période d’exercice</text:span><text:span text:style-name="T34"> <text:s/><text:tab/></text:span><text:span text:style-name="T18"></text:span><text:span text:style-name="T33">Du :<text:tab/></text:span><text:span text:style-name="Placeholder_20_Text"><text:span text:style-name="T39">C</text:span></text:span><field:fieldmark-start text:name="__Fieldmark__1303_67880586" field:type="vnd.oasis.opendocument.field.FORMDATE"><field:param field:name="DateField_CurrentDate" field:value="2022-08-08"/><field:param field:name="DateField_DateFormat" field:value="dd/MM/yyyy"/><field:param field:name="DateField_DateFormat_Language" field:value="fr-FR"/></field:fieldmark-start><text:span text:style-name="Placeholder_20_Text"><text:span text:style-name="T39">08/08/2022</text:span></text:span><field:fieldmark-end/><text:span text:style-name="T34"><text:tab/></text:span><text:span text:style-name="T33">au :</text:span><text:span text:style-name="T34"><text:tab/></text:span><text:span text:style-name="Placeholder_20_Text"><text:span text:style-name="T39">C</text:span></text:span><field:fieldmark-start text:name="__Fieldmark__1324_67880586" field:type="vnd.oasis.opendocument.field.FORMDATE"><field:param field:name="DateField_CurrentDate" field:value="2022-09-02"/><field:param field:name="DateField_DateFormat" field:value="dd/MM/yyyy"/><field:param field:name="DateField_DateFormat_Language" field:value="fr-FR"/></field:fieldmark-start><text:span text:style-name="Placeholder_20_Text"><text:span text:style-name="T39">02/09/2022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26">
          <table:table-cell table:style-name="Tableau18.A26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18.F26" office:value-type="string">
            <text:p text:style-name="P118"/>
          </table:table-cell>
        </table:table-row>
        <table:table-row table:style-name="Tableau18.27">
          <table:table-cell table:style-name="Tableau18.A27" table:number-columns-spanned="5" office:value-type="string">
            <text:p text:style-name="P119"><text:span text:style-name="T20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18.F27" office:value-type="string">
            <text:p text:style-name="P118"/>
          </table:table-cell>
        </table:table-row>
        <table:table-row table:style-name="Tableau18.7">
          <table:table-cell table:style-name="Tableau18.A28" table:number-columns-spanned="6" office:value-type="string">
            <text:p text:style-name="P52">https://github.com/AlexisMetton/COZE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6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row table:style-name="Tableau9.1">
          <table:table-cell table:style-name="Tableau9.A1" office:value-type="string">
            <text:p text:style-name="P151">Activité-type </text:p>
          </table:table-cell>
          <table:table-cell table:style-name="Tableau9.A1" office:value-type="string">
            <text:p text:style-name="P113"><text:drop-down text:name=""><text:label text:current-selected="true" text:value="2"/><text:label text:value="3"/><text:label text:value="4"/><text:label text:value="5"/>2</text:drop-down></text:p>
          </table:table-cell>
          <table:table-cell table:style-name="Tableau9.A1" table:number-columns-spanned="4" office:value-type="string">
            <text:p text:style-name="P126"><text:text-input text:description="">Développer la partie back-end d’une application web ou web mobile</text:text-input>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2" table:number-columns-spanned="2" office:value-type="string">
            <text:p text:style-name="P142"><text:span text:style-name="T30">Exemple n° 1</text:span><text:span text:style-name="T35"> <text:s/></text:span><text:span text:style-name="T17"></text:span></text:p>
          </table:table-cell>
          <table:covered-table-cell/>
          <table:table-cell table:style-name="Tableau9.C2" table:number-columns-spanned="4" office:value-type="string">
            <text:p text:style-name="P125"><text:text-input text:description="">Création d'une maquette et réalisation d'une application Web full stack - BarberShop</text:text-input>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3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4">
          <table:table-cell table:style-name="Tableau9.A4" table:number-columns-spanned="6" office:value-type="string">
            <text:p text:style-name="P46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5">
          <table:table-cell table:style-name="Tableau9.A5" table:number-columns-spanned="6" office:value-type="string">
            <text:p text:style-name="P179">Récupération de différentes tables avec jointures dans le menu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8" table:number-columns-spanned="6" office:value-type="string">
            <text:p text:style-name="P170">Récupération des produits en PHP d’une base de donné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8" table:number-columns-spanned="6" office:value-type="string">
            <text:p text:style-name="P170">Affichage des informations des produits de la base de donné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8" table:number-columns-spanned="6" office:value-type="string">
            <text:p text:style-name="P59">CRUD mis en place dans la partie back-end avec une interface intuitiv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9">
          <table:table-cell table:style-name="Tableau9.A9" table:number-columns-spanned="5" office:value-type="string">
            <text:p text:style-name="P45"/>
          </table:table-cell>
          <table:covered-table-cell/>
          <table:covered-table-cell/>
          <table:covered-table-cell/>
          <table:covered-table-cell/>
          <table:table-cell table:style-name="Tableau9.F9" office:value-type="string">
            <text:p text:style-name="P110"/>
          </table:table-cell>
        </table:table-row>
        <table:table-row table:style-name="Tableau9.10">
          <table:table-cell table:style-name="Tableau9.A10" table:number-columns-spanned="6" office:value-type="string">
            <text:p text:style-name="P46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3" table:number-columns-spanned="6" office:value-type="string">
            <text:p text:style-name="P60">PHP pour le crud back-office ainsi que pour la récupération de nos articl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3" table:number-columns-spanned="6" office:value-type="string">
            <text:p text:style-name="P171">Utilisation de Laragon pour avoir une base de donnée local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3" table:number-columns-spanned="6" office:value-type="string">
            <text:p text:style-name="P60">Git pour versionner et partager notre travai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4">
          <table:table-cell table:style-name="Tableau9.A14" table:number-columns-spanned="6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5">
          <table:table-cell table:style-name="Tableau9.A15" table:number-columns-spanned="6" office:value-type="string">
            <text:p text:style-name="P46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6">
          <table:table-cell table:style-name="Tableau9.A16" table:number-columns-spanned="6" office:value-type="string">
            <text:p text:style-name="P65">En binôme avec Enola Tutelli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7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8">
          <table:table-cell table:style-name="Tableau9.A18" table:number-columns-spanned="6" office:value-type="string">
            <text:p text:style-name="P46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5">
          <table:table-cell table:style-name="Tableau9.A19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au9.E19" table:number-columns-spanned="2" office:value-type="string">
            <text:p text:style-name="P46"/>
          </table:table-cell>
          <table:covered-table-cell/>
        </table:table-row>
        <table:table-row table:style-name="Tableau9.20">
          <table:table-cell table:style-name="Tableau9.A20" table:number-columns-spanned="4" office:value-type="string">
            <text:p text:style-name="P138"><text:span text:style-name="T26">Nom de l’entreprise, organisme ou association</text:span><text:span text:style-name="T32"> <text:s/></text:span><text:span text:style-name="T17"></text:span></text:p>
          </table:table-cell>
          <table:covered-table-cell/>
          <table:covered-table-cell/>
          <table:covered-table-cell/>
          <table:table-cell table:style-name="Tableau9.E20" table:number-columns-spanned="2" office:value-type="string">
            <text:p text:style-name="P115"><text:text-input text:description="">Onlineformapro</text:text-input></text:p>
          </table:table-cell>
          <table:covered-table-cell/>
        </table:table-row>
        <table:table-row table:style-name="Tableau9.21">
          <table:table-cell table:style-name="Tableau9.A21" table:number-columns-spanned="3" office:value-type="string">
            <text:p text:style-name="P139"><text:span text:style-name="T26">Chantier, atelier, service</text:span><text:span text:style-name="T32"><text:tab/></text:span><text:span text:style-name="T17"></text:span></text:p>
          </table:table-cell>
          <table:covered-table-cell/>
          <table:covered-table-cell/>
          <table:table-cell table:style-name="Tableau9.D21" table:number-columns-spanned="3" office:value-type="string">
            <text:p text:style-name="P114"><text:text-input text:description="">Access Code School</text:text-input></text:p>
          </table:table-cell>
          <table:covered-table-cell/>
          <table:covered-table-cell/>
        </table:table-row>
        <table:table-row table:style-name="Tableau9.22">
          <table:table-cell table:style-name="Tableau9.A22" table:number-columns-spanned="6" office:value-type="string">
            <text:p text:style-name="P155"><text:span text:style-name="T33">Période d’exercice</text:span><text:span text:style-name="T34"> <text:s/><text:tab/></text:span><text:span text:style-name="T18"></text:span><text:span text:style-name="T33">Du :<text:tab/></text:span><text:span text:style-name="Placeholder_20_Text"><text:span text:style-name="T39">C</text:span></text:span><field:fieldmark-start text:name="__Fieldmark__1494_67880586" field:type="vnd.oasis.opendocument.field.FORMDATE"><field:param field:name="DateField_CurrentDate" field:value="2022-05-02"/><field:param field:name="DateField_DateFormat" field:value="dd/MM/yyyy"/><field:param field:name="DateField_DateFormat_Language" field:value="fr-FR"/></field:fieldmark-start><text:span text:style-name="Placeholder_20_Text"><text:span text:style-name="T39">02/05/2022</text:span></text:span><field:fieldmark-end/><text:span text:style-name="T34"><text:tab/></text:span><text:span text:style-name="T33">au :</text:span><text:span text:style-name="T34"><text:tab/></text:span><text:span text:style-name="Placeholder_20_Text"><text:span text:style-name="T39">C</text:span></text:span><field:fieldmark-start text:name="__Fieldmark__1515_67880586" field:type="vnd.oasis.opendocument.field.FORMDATE"><field:param field:name="DateField_CurrentDate" field:value="2022-05-23"/><field:param field:name="DateField_DateFormat" field:value="dd/MM/yyyy"/><field:param field:name="DateField_DateFormat_Language" field:value="fr-FR"/></field:fieldmark-start><text:span text:style-name="Placeholder_20_Text"><text:span text:style-name="T39">23/05/2022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3">
          <table:table-cell table:style-name="Tableau9.A23" table:number-columns-spanned="5" office:value-type="string">
            <text:p text:style-name="P45"/>
          </table:table-cell>
          <table:covered-table-cell/>
          <table:covered-table-cell/>
          <table:covered-table-cell/>
          <table:covered-table-cell/>
          <table:table-cell table:style-name="Tableau9.F23" office:value-type="string">
            <text:p text:style-name="P110"/>
          </table:table-cell>
        </table:table-row>
        <table:table-row table:style-name="Tableau9.24">
          <table:table-cell table:style-name="Tableau9.A24" table:number-columns-spanned="5" office:value-type="string">
            <text:p text:style-name="P111"><text:span text:style-name="T20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9.F24" office:value-type="string">
            <text:p text:style-name="P110"/>
          </table:table-cell>
        </table:table-row>
        <table:table-row table:style-name="Tableau9.5">
          <table:table-cell table:style-name="Tableau9.A25" table:number-columns-spanned="6" office:value-type="string">
            <text:p text:style-name="P46"><text:a xlink:type="simple" xlink:href="https://github.com/enolatutellier/Barber" text:style-name="Internet_20_link" text:visited-style-name="Visited_20_Internet_20_Link">https://github.com/enolatutellier/Barber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2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9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D"/>
        <table:table-column table:style-name="Tableau21.E"/>
        <table:table-column table:style-name="Tableau21.F"/>
        <table:table-row table:style-name="Tableau21.1">
          <table:table-cell table:style-name="Tableau21.A1" office:value-type="string">
            <text:p text:style-name="P152">Activité-type </text:p>
          </table:table-cell>
          <table:table-cell table:style-name="Tableau21.A1" office:value-type="string">
            <text:p text:style-name="P117"><text:drop-down text:name=""><text:label text:current-selected="true" text:value="2"/><text:label text:value="3"/><text:label text:value="4"/><text:label text:value="5"/>2</text:drop-down></text:p>
          </table:table-cell>
          <table:table-cell table:style-name="Tableau21.A1" table:number-columns-spanned="4" office:value-type="string">
            <text:p text:style-name="P127"><text:text-input text:description="">Développer la partie back-end d’une application web ou web mobile</text:text-input></text:p>
          </table:table-cell>
          <table:covered-table-cell/>
          <table:covered-table-cell/>
          <table:covered-table-cell/>
        </table:table-row>
        <table:table-row table:style-name="Tableau21.2">
          <table:table-cell table:style-name="Tableau21.A2" table:number-columns-spanned="2" office:value-type="string">
            <text:p text:style-name="P143"><text:span text:style-name="T30">Exemple n° </text:span><text:span text:style-name="T31">2</text:span><text:span text:style-name="T35"> <text:s/></text:span><text:span text:style-name="T17"></text:span></text:p>
          </table:table-cell>
          <table:covered-table-cell/>
          <table:table-cell table:style-name="Tableau21.C2" table:number-columns-spanned="4" office:value-type="string">
            <text:p text:style-name="P120"><text:text-input text:description="">Création de notre portefolio</text:text-input></text:p>
          </table:table-cell>
          <table:covered-table-cell/>
          <table:covered-table-cell/>
          <table:covered-table-cell/>
        </table:table-row>
        <table:table-row table:style-name="Tableau21.2">
          <table:table-cell table:style-name="Tableau21.A3" table:number-columns-spanned="6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4">
          <table:table-cell table:style-name="Tableau21.A4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5">
          <table:table-cell table:style-name="Tableau21.A5" table:number-columns-spanned="6" office:value-type="string">
            <text:p text:style-name="P5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6">
          <table:table-cell table:style-name="Tableau21.A6" table:number-columns-spanned="6" office:value-type="string">
            <text:p text:style-name="P62">Back Office avec connexion <text:span text:style-name="T46">en PHP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7">
          <table:table-cell table:style-name="Tableau21.A7" table:number-columns-spanned="6" office:value-type="string">
            <text:p text:style-name="P170">Récupération des projets de la base de données en PHP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7">
          <table:table-cell table:style-name="Tableau21.A8" table:number-columns-spanned="6" office:value-type="string">
            <text:p text:style-name="P171">CRUD complets des projets en back offi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9">
          <table:table-cell table:style-name="Tableau21.A9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  <table:table-cell table:style-name="Tableau21.F9" office:value-type="string">
            <text:p text:style-name="P118"/>
          </table:table-cell>
        </table:table-row>
        <table:table-row table:style-name="Tableau21.10">
          <table:table-cell table:style-name="Tableau21.A10" table:number-columns-spanned="6" office:value-type="string">
            <text:p text:style-name="P50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6">
          <table:table-cell table:style-name="Tableau21.A11" table:number-columns-spanned="6" office:value-type="string">
            <text:p text:style-name="P179">Git pour le versionnage 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7">
          <table:table-cell table:style-name="Tableau21.A12" table:number-columns-spanned="6" office:value-type="string">
            <text:p text:style-name="P170">Laragon pour avoir une base de donnée local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7">
          <table:table-cell table:style-name="Tableau21.A13" table:number-columns-spanned="6" office:value-type="string">
            <text:p text:style-name="P62">PHP en ajax pour le back-office avec modal en JavaScript pour les formulaires CRUD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14">
          <table:table-cell table:style-name="Tableau21.A14" table:number-columns-spanned="6" office:value-type="string">
            <text:p text:style-name="P1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15">
          <table:table-cell table:style-name="Tableau21.A15" table:number-columns-spanned="6" office:value-type="string">
            <text:p text:style-name="P50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6">
          <table:table-cell table:style-name="Tableau21.A16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7">
          <table:table-cell table:style-name="Tableau21.A17" table:number-columns-spanned="6" office:value-type="string">
            <text:p text:style-name="P37">Seu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7">
          <table:table-cell table:style-name="Tableau21.A18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19">
          <table:table-cell table:style-name="Tableau21.A19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  <table:table-cell table:style-name="Tableau21.F19" office:value-type="string">
            <text:p text:style-name="P118"/>
          </table:table-cell>
        </table:table-row>
        <table:table-row table:style-name="Tableau21.20">
          <table:table-cell table:style-name="Tableau21.A20" table:number-columns-spanned="6" office:value-type="string">
            <text:p text:style-name="P50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6">
          <table:table-cell table:style-name="Tableau21.A21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Tableau21.E21" table:number-columns-spanned="2" office:value-type="string">
            <text:p text:style-name="P50"/>
          </table:table-cell>
          <table:covered-table-cell/>
        </table:table-row>
        <table:table-row table:style-name="Tableau21.22">
          <table:table-cell table:style-name="Tableau21.A22" table:number-columns-spanned="4" office:value-type="string">
            <text:p text:style-name="P140"><text:span text:style-name="T26">Nom de l’entreprise, organisme ou association</text:span><text:span text:style-name="T32"> <text:s/></text:span><text:span text:style-name="T17"></text:span></text:p>
          </table:table-cell>
          <table:covered-table-cell/>
          <table:covered-table-cell/>
          <table:covered-table-cell/>
          <table:table-cell table:style-name="Tableau21.E22" table:number-columns-spanned="2" office:value-type="string">
            <text:p text:style-name="P122"><text:text-input text:description="">Onlineformapro</text:text-input></text:p>
          </table:table-cell>
          <table:covered-table-cell/>
        </table:table-row>
        <table:table-row table:style-name="Tableau21.23">
          <table:table-cell table:style-name="Tableau21.A23" table:number-columns-spanned="3" office:value-type="string">
            <text:p text:style-name="P141"><text:span text:style-name="T26">Chantier, atelier, service</text:span><text:span text:style-name="T32"><text:tab/></text:span><text:span text:style-name="T17"></text:span></text:p>
          </table:table-cell>
          <table:covered-table-cell/>
          <table:covered-table-cell/>
          <table:table-cell table:style-name="Tableau21.D23" table:number-columns-spanned="3" office:value-type="string">
            <text:p text:style-name="P121"><text:text-input text:description="">Access Code School</text:text-input></text:p>
          </table:table-cell>
          <table:covered-table-cell/>
          <table:covered-table-cell/>
        </table:table-row>
        <table:table-row table:style-name="Tableau21.24">
          <table:table-cell table:style-name="Tableau21.A24" table:number-columns-spanned="6" office:value-type="string">
            <text:p text:style-name="P156"><text:span text:style-name="T33">Période d’exercice</text:span><text:span text:style-name="T34"> <text:s/><text:tab/></text:span><text:span text:style-name="T18"></text:span><text:span text:style-name="T33">Du :<text:tab/></text:span><text:span text:style-name="Placeholder_20_Text"><text:span text:style-name="T39">C</text:span></text:span><field:fieldmark-start text:name="__Fieldmark__1687_67880586" field:type="vnd.oasis.opendocument.field.FORMDATE"><field:param field:name="DateField_CurrentDate" field:value="2022-05-30"/><field:param field:name="DateField_DateFormat" field:value="dd/MM/yyyy"/><field:param field:name="DateField_DateFormat_Language" field:value="fr-FR"/></field:fieldmark-start><text:span text:style-name="Placeholder_20_Text"><text:span text:style-name="T39">30/05/2022</text:span></text:span><field:fieldmark-end/><text:span text:style-name="T34"><text:tab/></text:span><text:span text:style-name="T33">au :</text:span><text:span text:style-name="T34"><text:tab/></text:span><text:span text:style-name="Placeholder_20_Text"><text:span text:style-name="T39">C</text:span></text:span><field:fieldmark-start text:name="__Fieldmark__1708_67880586" field:type="vnd.oasis.opendocument.field.FORMDATE"><field:param field:name="DateField_CurrentDate" field:value="2022-06-17"/><field:param field:name="DateField_DateFormat" field:value="dd/MM/yyyy"/><field:param field:name="DateField_DateFormat_Language" field:value="fr-FR"/></field:fieldmark-start><text:span text:style-name="Placeholder_20_Text"><text:span text:style-name="T39">17/06/2022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25">
          <table:table-cell table:style-name="Tableau21.A25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  <table:table-cell table:style-name="Tableau21.F25" office:value-type="string">
            <text:p text:style-name="P118"/>
          </table:table-cell>
        </table:table-row>
        <table:table-row table:style-name="Tableau21.26">
          <table:table-cell table:style-name="Tableau21.A26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21.F26" office:value-type="string">
            <text:p text:style-name="P118"/>
          </table:table-cell>
        </table:table-row>
        <table:table-row table:style-name="Tableau21.27">
          <table:table-cell table:style-name="Tableau21.A27" table:number-columns-spanned="5" office:value-type="string">
            <text:p text:style-name="P119"><text:span text:style-name="T20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21.F27" office:value-type="string">
            <text:p text:style-name="P118"/>
          </table:table-cell>
        </table:table-row>
        <table:table-row table:style-name="Tableau21.6">
          <table:table-cell table:style-name="Tableau21.A28" table:number-columns-spanned="6" office:value-type="string">
            <text:p text:style-name="P50">https://www.figma.com/file/VW492LREGIt8fRNPqWFDvj/Portfolio?node-id=0%3A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7">
          <table:table-cell table:style-name="Tableau21.A29" table:number-columns-spanned="6" office:value-type="string">
            <text:p text:style-name="P20">https://github.com/sgonzalez58/Portfol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7">
          <table:table-cell table:style-name="Tableau21.A30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column table:style-name="Tableau20.F"/>
        <table:table-row table:style-name="Tableau20.1">
          <table:table-cell table:style-name="Tableau20.A1" office:value-type="string">
            <text:p text:style-name="P152">Activité-type </text:p>
          </table:table-cell>
          <table:table-cell table:style-name="Tableau20.A1" office:value-type="string">
            <text:p text:style-name="P117"><text:drop-down text:name=""><text:label text:current-selected="true" text:value="2"/><text:label text:value="3"/><text:label text:value="4"/><text:label text:value="5"/>2</text:drop-down></text:p>
          </table:table-cell>
          <table:table-cell table:style-name="Tableau20.A1" table:number-columns-spanned="4" office:value-type="string">
            <text:p text:style-name="P118"><text:text-input text:description="">Développer la partie back-end d’une application web ou web mobile</text:text-input></text:p>
          </table:table-cell>
          <table:covered-table-cell/>
          <table:covered-table-cell/>
          <table:covered-table-cell/>
        </table:table-row>
        <table:table-row table:style-name="Tableau20.2">
          <table:table-cell table:style-name="Tableau20.A2" table:number-columns-spanned="2" office:value-type="string">
            <text:p text:style-name="P143"><text:span text:style-name="T30">Exemple n° </text:span><text:span text:style-name="T31">3</text:span><text:span text:style-name="T35"> <text:s/></text:span><text:span text:style-name="T17"></text:span></text:p>
          </table:table-cell>
          <table:covered-table-cell/>
          <table:table-cell table:style-name="Tableau20.C2" table:number-columns-spanned="4" office:value-type="string">
            <text:p text:style-name="P128"><text:text-input text:description="">Création d'un site de conversation - COZE</text:text-input></text:p>
          </table:table-cell>
          <table:covered-table-cell/>
          <table:covered-table-cell/>
          <table:covered-table-cell/>
        </table:table-row>
        <table:table-row table:style-name="Tableau20.2">
          <table:table-cell table:style-name="Tableau20.A3" table:number-columns-spanned="6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4">
          <table:table-cell table:style-name="Tableau20.A4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5">
          <table:table-cell table:style-name="Tableau20.A5" table:number-columns-spanned="6" office:value-type="string">
            <text:p text:style-name="P5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6">
          <table:table-cell table:style-name="Tableau20.A6" table:number-columns-spanned="6" office:value-type="string">
            <text:p text:style-name="P180">Création des tables et de la base de donnée via Symfony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7" table:number-columns-spanned="6" office:value-type="string">
            <text:p text:style-name="P173">Création des discussions et des messag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10" table:number-columns-spanned="6" office:value-type="string">
            <text:p text:style-name="P174">PHP pour la demande d’ami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10" table:number-columns-spanned="6" office:value-type="string">
            <text:p text:style-name="P174">Intégration du protocole Mercure pour des échanges en temps rée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10" table:number-columns-spanned="6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11">
          <table:table-cell table:style-name="Tableau20.A11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  <table:table-cell table:style-name="Tableau20.F11" office:value-type="string">
            <text:p text:style-name="P118"/>
          </table:table-cell>
        </table:table-row>
        <table:table-row table:style-name="Tableau20.12">
          <table:table-cell table:style-name="Tableau20.A12" table:number-columns-spanned="6" office:value-type="string">
            <text:p text:style-name="P50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6">
          <table:table-cell table:style-name="Tableau20.A13" table:number-columns-spanned="6" office:value-type="string">
            <text:p text:style-name="P66">Utilisation de <text:span text:style-name="T49">S</text:span>ym<text:span text:style-name="T49">f</text:span>ony CLI 5.<text:span text:style-name="T48">4.</text:span>1<text:span text:style-name="T47">1</text:span> pour la création de l’applicatio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14" table:number-columns-spanned="6" office:value-type="string">
            <text:p text:style-name="P175">Filtrage réalisé en méthode <text:span text:style-name="T48">Post</text:span> ainsi que du JavaScript pour réaliser les <text:span text:style-name="T48">échanges</text:span> dynamiqu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17" table:number-columns-spanned="6" office:value-type="string">
            <text:p text:style-name="P176">Le protocole Mercure et un hub pour échanger en local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17" table:number-columns-spanned="6" office:value-type="string">
            <text:p text:style-name="P176">Laragon pour les bases de donné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17" table:number-columns-spanned="6" office:value-type="string">
            <text:p text:style-name="P176">Git pour le versionnag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18">
          <table:table-cell table:style-name="Tableau20.A18" table:number-columns-spanned="6" office:value-type="string">
            <text:p text:style-name="P1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19">
          <table:table-cell table:style-name="Tableau20.A19" table:number-columns-spanned="6" office:value-type="string">
            <text:p text:style-name="P50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6">
          <table:table-cell table:style-name="Tableau20.A20" table:number-columns-spanned="6" office:value-type="string">
            <text:p text:style-name="P66">En binôme avec <text:span text:style-name="T48">Alexis Metton et Ludovic Souque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21">
          <table:table-cell table:style-name="Tableau20.A21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  <table:table-cell table:style-name="Tableau20.F21" office:value-type="string">
            <text:p text:style-name="P118"/>
          </table:table-cell>
        </table:table-row>
        <table:table-row table:style-name="Tableau20.22">
          <table:table-cell table:style-name="Tableau20.A22" table:number-columns-spanned="6" office:value-type="string">
            <text:p text:style-name="P50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6">
          <table:table-cell table:style-name="Tableau20.A23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Tableau20.E23" table:number-columns-spanned="2" office:value-type="string">
            <text:p text:style-name="P50"/>
          </table:table-cell>
          <table:covered-table-cell/>
        </table:table-row>
        <table:table-row table:style-name="Tableau20.24">
          <table:table-cell table:style-name="Tableau20.A24" table:number-columns-spanned="4" office:value-type="string">
            <text:p text:style-name="P140"><text:span text:style-name="T26">Nom de l’entreprise, organisme ou association</text:span><text:span text:style-name="T32"> <text:s/></text:span><text:span text:style-name="T17"></text:span></text:p>
          </table:table-cell>
          <table:covered-table-cell/>
          <table:covered-table-cell/>
          <table:covered-table-cell/>
          <table:table-cell table:style-name="Tableau20.E24" table:number-columns-spanned="2" office:value-type="string">
            <text:p text:style-name="P122"><text:text-input text:description="">Onlineformapro</text:text-input></text:p>
          </table:table-cell>
          <table:covered-table-cell/>
        </table:table-row>
        <table:table-row table:style-name="Tableau20.25">
          <table:table-cell table:style-name="Tableau20.A25" table:number-columns-spanned="3" office:value-type="string">
            <text:p text:style-name="P141"><text:span text:style-name="T26">Chantier, atelier, service</text:span><text:span text:style-name="T32"><text:tab/></text:span><text:span text:style-name="T17"></text:span></text:p>
          </table:table-cell>
          <table:covered-table-cell/>
          <table:covered-table-cell/>
          <table:table-cell table:style-name="Tableau20.D25" table:number-columns-spanned="3" office:value-type="string">
            <text:p text:style-name="P121"><text:text-input text:description="">Access Code School</text:text-input></text:p>
          </table:table-cell>
          <table:covered-table-cell/>
          <table:covered-table-cell/>
        </table:table-row>
        <table:table-row table:style-name="Tableau20.26">
          <table:table-cell table:style-name="Tableau20.A26" table:number-columns-spanned="6" office:value-type="string">
            <text:p text:style-name="P156"><text:span text:style-name="T33">Période d’exercice</text:span><text:span text:style-name="T34"> <text:s/><text:tab/></text:span><text:span text:style-name="T18"></text:span><text:span text:style-name="T33">Du :<text:tab/></text:span><text:span text:style-name="Placeholder_20_Text"><text:span text:style-name="T39">C</text:span></text:span><field:fieldmark-start text:name="__Fieldmark__1891_67880586" field:type="vnd.oasis.opendocument.field.FORMDATE"><field:param field:name="DateField_CurrentDate" field:value="2022-08-08"/><field:param field:name="DateField_DateFormat" field:value="dd/MM/yyyy"/><field:param field:name="DateField_DateFormat_Language" field:value="fr-FR"/></field:fieldmark-start><text:span text:style-name="Placeholder_20_Text"><text:span text:style-name="T39">08/08/2022</text:span></text:span><field:fieldmark-end/><text:span text:style-name="T34"><text:tab/></text:span><text:span text:style-name="T33">au :</text:span><text:span text:style-name="T34"><text:tab/></text:span><text:span text:style-name="Placeholder_20_Text"><text:span text:style-name="T39">C</text:span></text:span><field:fieldmark-start text:name="__Fieldmark__1912_67880586" field:type="vnd.oasis.opendocument.field.FORMDATE"><field:param field:name="DateField_CurrentDate" field:value="2022-09-02"/><field:param field:name="DateField_DateFormat" field:value="dd/MM/yyyy"/><field:param field:name="DateField_DateFormat_Language" field:value="fr-FR"/></field:fieldmark-start><text:span text:style-name="Placeholder_20_Text"><text:span text:style-name="T39">02/09/2022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27">
          <table:table-cell table:style-name="Tableau20.A27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  <table:table-cell table:style-name="Tableau20.F27" office:value-type="string">
            <text:p text:style-name="P118"/>
          </table:table-cell>
        </table:table-row>
        <table:table-row table:style-name="Tableau20.28">
          <table:table-cell table:style-name="Tableau20.A28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20.F28" office:value-type="string">
            <text:p text:style-name="P118"/>
          </table:table-cell>
        </table:table-row>
        <table:table-row table:style-name="Tableau20.29">
          <table:table-cell table:style-name="Tableau20.A29" table:number-columns-spanned="5" office:value-type="string">
            <text:p text:style-name="P119"><text:span text:style-name="T20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20.F29" office:value-type="string">
            <text:p text:style-name="P118"/>
          </table:table-cell>
        </table:table-row>
        <table:table-row table:style-name="Tableau20.6">
          <table:table-cell table:style-name="Tableau20.A30" table:number-columns-spanned="6" office:value-type="string">
            <text:p text:style-name="P181">https://github.com/AlexisMetton/COZ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3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3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table:number-columns-spanned="3" office:value-type="string">
            <text:p text:style-name="P134">Titres, diplômes, CQP, attestations de formation </text:p>
          </table:table-cell>
          <table:covered-table-cell/>
          <table:covered-table-cell/>
        </table:table-row>
        <table:table-row table:style-name="Tableau10.2">
          <table:table-cell table:style-name="Tableau10.A2" table:number-columns-spanned="3" office:value-type="string">
            <text:p text:style-name="P133"/>
          </table:table-cell>
          <table:covered-table-cell/>
          <table:covered-table-cell/>
        </table:table-row>
        <table:table-row table:style-name="Tableau10.3">
          <table:table-cell table:style-name="Tableau10.A3" table:number-columns-spanned="3" office:value-type="string">
            <text:p text:style-name="P83">(facultatif)</text:p>
            <text:p text:style-name="P74"/>
            <text:p text:style-name="P35"/>
          </table:table-cell>
          <table:covered-table-cell/>
          <table:covered-table-cell/>
        </table:table-row>
        <table:table-row table:style-name="Tableau10.1">
          <table:table-cell table:style-name="Tableau10.A4" office:value-type="string">
            <text:p text:style-name="P82">Intitulé</text:p>
          </table:table-cell>
          <table:table-cell table:style-name="Tableau10.B4" office:value-type="string">
            <text:p text:style-name="P82">Autorité ou organisme</text:p>
          </table:table-cell>
          <table:table-cell table:style-name="Tableau10.C4" office:value-type="string">
            <text:p text:style-name="P82">Date</text:p>
          </table:table-cell>
        </table:table-row>
        <table:table-row table:style-name="Tableau10.5">
          <table:table-cell table:style-name="Tableau10.A5" office:value-type="string">
            <text:p text:style-name="P116"><text:text-input text:description="">Cliquez ici.</text:text-input></text:p>
          </table:table-cell>
          <table:table-cell table:style-name="Tableau10.B5" office:value-type="string">
            <text:p text:style-name="P116"><text:text-input text:description="">Cliquez ici pour taper du texte.</text:text-input></text:p>
          </table:table-cell>
          <table:table-cell table:style-name="Tableau10.C5" office:value-type="string">
            <text:p text:style-name="P157"><text:span text:style-name="Placeholder_20_Text"><text:span text:style-name="T38">C</text:span></text:span><field:fieldmark-start text:name="__Fieldmark__1993_67880586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Placeholder_20_Text"><text:span text:style-name="T38">liquez ici pour sélectionner une date.</text:span></text:span><field:fieldmark-end/></text:p>
          </table:table-cell>
        </table:table-row>
        <table:table-row table:style-name="Tableau10.5">
          <table:table-cell table:style-name="Tableau10.A6" office:value-type="string">
            <text:p text:style-name="P48"/>
          </table:table-cell>
          <table:table-cell table:style-name="Tableau10.B6" office:value-type="string">
            <text:p text:style-name="P48"/>
          </table:table-cell>
          <table:table-cell table:style-name="Tableau10.C6" office:value-type="string">
            <text:p text:style-name="P123"/>
          </table:table-cell>
        </table:table-row>
        <table:table-row table:style-name="Tableau10.5">
          <table:table-cell table:style-name="Tableau10.A7" office:value-type="string">
            <text:p text:style-name="P48"/>
          </table:table-cell>
          <table:table-cell table:style-name="Tableau10.B7" office:value-type="string">
            <text:p text:style-name="P48"/>
          </table:table-cell>
          <table:table-cell table:style-name="Tableau10.C7" office:value-type="string">
            <text:p text:style-name="P123"/>
          </table:table-cell>
        </table:table-row>
        <table:table-row table:style-name="Tableau10.5">
          <table:table-cell table:style-name="Tableau10.A8" office:value-type="string">
            <text:p text:style-name="P48"/>
          </table:table-cell>
          <table:table-cell table:style-name="Tableau10.B8" office:value-type="string">
            <text:p text:style-name="P48"/>
          </table:table-cell>
          <table:table-cell table:style-name="Tableau10.C8" office:value-type="string">
            <text:p text:style-name="P123"/>
          </table:table-cell>
        </table:table-row>
        <table:table-row table:style-name="Tableau10.5">
          <table:table-cell table:style-name="Tableau10.A9" office:value-type="string">
            <text:p text:style-name="P48"/>
          </table:table-cell>
          <table:table-cell table:style-name="Tableau10.B9" office:value-type="string">
            <text:p text:style-name="P48"/>
          </table:table-cell>
          <table:table-cell table:style-name="Tableau10.C9" office:value-type="string">
            <text:p text:style-name="P123"/>
          </table:table-cell>
        </table:table-row>
        <table:table-row table:style-name="Tableau10.5">
          <table:table-cell table:style-name="Tableau10.A10" office:value-type="string">
            <text:p text:style-name="P48"/>
          </table:table-cell>
          <table:table-cell table:style-name="Tableau10.B10" office:value-type="string">
            <text:p text:style-name="P48"/>
          </table:table-cell>
          <table:table-cell table:style-name="Tableau10.C10" office:value-type="string">
            <text:p text:style-name="P123"/>
          </table:table-cell>
        </table:table-row>
        <table:table-row table:style-name="Tableau10.5">
          <table:table-cell table:style-name="Tableau10.A11" office:value-type="string">
            <text:p text:style-name="P48"/>
          </table:table-cell>
          <table:table-cell table:style-name="Tableau10.B11" office:value-type="string">
            <text:p text:style-name="P48"/>
          </table:table-cell>
          <table:table-cell table:style-name="Tableau10.C11" office:value-type="string">
            <text:p text:style-name="P123"/>
          </table:table-cell>
        </table:table-row>
        <table:table-row table:style-name="Tableau10.5">
          <table:table-cell table:style-name="Tableau10.A12" office:value-type="string">
            <text:p text:style-name="P48"/>
          </table:table-cell>
          <table:table-cell table:style-name="Tableau10.B12" office:value-type="string">
            <text:p text:style-name="P48"/>
          </table:table-cell>
          <table:table-cell table:style-name="Tableau10.C12" office:value-type="string">
            <text:p text:style-name="P123"/>
          </table:table-cell>
        </table:table-row>
        <table:table-row table:style-name="Tableau10.5">
          <table:table-cell table:style-name="Tableau10.A13" office:value-type="string">
            <text:p text:style-name="P48"/>
          </table:table-cell>
          <table:table-cell table:style-name="Tableau10.B13" office:value-type="string">
            <text:p text:style-name="P48"/>
          </table:table-cell>
          <table:table-cell table:style-name="Tableau10.C13" office:value-type="string">
            <text:p text:style-name="P123"/>
          </table:table-cell>
        </table:table-row>
        <table:table-row table:style-name="Tableau10.5">
          <table:table-cell table:style-name="Tableau10.A14" office:value-type="string">
            <text:p text:style-name="P48"/>
          </table:table-cell>
          <table:table-cell table:style-name="Tableau10.B14" office:value-type="string">
            <text:p text:style-name="P48"/>
          </table:table-cell>
          <table:table-cell table:style-name="Tableau10.C14" office:value-type="string">
            <text:p text:style-name="P123"/>
          </table:table-cell>
        </table:table-row>
      </table:table>
      <text:p text:style-name="P7"/>
      <text:p text:style-name="P93"/>
      <text:p text:style-name="P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34">Déclaration sur l’honneur</text:p>
          </table:table-cell>
        </table:table-row>
        <table:table-row table:style-name="Tableau11.2">
          <table:table-cell table:style-name="Tableau11.A2" office:value-type="string">
            <text:p text:style-name="P133"/>
          </table:table-cell>
        </table:table-row>
        <table:table-row table:style-name="Tableau11.3">
          <table:table-cell table:style-name="Tableau11.A3" office:value-type="string">
            <text:p text:style-name="P22"/>
          </table:table-cell>
        </table:table-row>
      </table:table>
      <text:p text:style-name="P8"/>
      <text:p text:style-name="P94"/>
      <text:p text:style-name="P94"/>
      <text:p text:style-name="P94"><draw:custom-shape text:anchor-type="char" draw:z-index="15" draw:name="Zone de texte 2" draw:style-name="gr1" draw:text-style-name="P182" svg:width="10.053cm" svg:height="1.08cm" svg:x="5.586cm" svg:y="0.34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8"><text:span text:style-name="T25">Je soussigné(e) [prénom et nom] </text:span><text:span text:style-name="T41"><text:tab/></text:span><text:span text:style-name="T25">,</text:span></text:p>
      <text:p text:style-name="P97">déclare sur l’honneur que les renseignements fournis dans ce dossier sont exacts et que je suis l’auteur(e) des réalisations jointes.</text:p>
      <text:p text:style-name="P95"/>
      <text:p text:style-name="P95"><draw:custom-shape text:anchor-type="char" draw:z-index="17" draw:name="Zone de texte 2" draw:style-name="gr1" draw:text-style-name="P182" svg:width="8.228cm" svg:height="1.156cm" svg:x="1.014cm" svg:y="0.9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Zone de texte 2" draw:style-name="gr1" draw:text-style-name="P182" svg:width="6.081cm" svg:height="1.375cm" svg:x="9.798cm" svg:y="0.854cm"><text:p><text:span text:style-name="T50">Cliquez ici pour choisir une dat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9"><text:span text:style-name="T25">Fait à </text:span><text:span text:style-name="T41"><text:tab/> </text:span><text:span text:style-name="T25">le</text:span><text:span text:style-name="T41"> <text:tab/></text:span></text:p>
      <text:p text:style-name="P96">pour faire valoir ce que de droit.</text:p>
      <text:p text:style-name="P95"/>
      <text:p text:style-name="P95">Signature :</text:p>
      <text:p text:style-name="P94"/>
      <text:p text:style-name="P91"/>
      <text:p text:style-name="P4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34">Documents illustrant la pratique professionnelle </text:p>
          </table:table-cell>
        </table:table-row>
        <table:table-row table:style-name="Tableau12.2">
          <table:table-cell table:style-name="Tableau12.A2" office:value-type="string">
            <text:p text:style-name="P133"/>
          </table:table-cell>
        </table:table-row>
        <table:table-row table:style-name="Tableau12.3">
          <table:table-cell table:style-name="Tableau12.A3" office:value-type="string">
            <text:p text:style-name="P83">(facultatif)</text:p>
            <text:p text:style-name="P74"/>
            <text:p text:style-name="P74"/>
          </table:table-cell>
        </table:table-row>
        <table:table-row table:style-name="Tableau12.1">
          <table:table-cell table:style-name="Tableau12.A4" office:value-type="string">
            <text:p text:style-name="P81">Intitulé</text:p>
          </table:table-cell>
        </table:table-row>
        <table:table-row table:style-name="Tableau12.5">
          <table:table-cell table:style-name="Tableau12.A5" office:value-type="string">
            <text:p text:style-name="P116"><text:text-input text:description="">Cliquez ici pour taper du texte.</text:text-input></text:p>
          </table:table-cell>
        </table:table-row>
        <table:table-row table:style-name="Tableau12.5">
          <table:table-cell table:style-name="Tableau12.A5" office:value-type="string">
            <text:p text:style-name="P48"/>
          </table:table-cell>
        </table:table-row>
        <table:table-row table:style-name="Tableau12.5">
          <table:table-cell table:style-name="Tableau12.A5" office:value-type="string">
            <text:p text:style-name="P48"/>
          </table:table-cell>
        </table:table-row>
        <table:table-row table:style-name="Tableau12.5">
          <table:table-cell table:style-name="Tableau12.A5" office:value-type="string">
            <text:p text:style-name="P48"/>
          </table:table-cell>
        </table:table-row>
        <table:table-row table:style-name="Tableau12.5">
          <table:table-cell table:style-name="Tableau12.A5" office:value-type="string">
            <text:p text:style-name="P48"/>
          </table:table-cell>
        </table:table-row>
        <table:table-row table:style-name="Tableau12.5">
          <table:table-cell table:style-name="Tableau12.A5" office:value-type="string">
            <text:p text:style-name="P48"/>
          </table:table-cell>
        </table:table-row>
        <table:table-row table:style-name="Tableau12.5">
          <table:table-cell table:style-name="Tableau12.A5" office:value-type="string">
            <text:p text:style-name="P48"/>
          </table:table-cell>
        </table:table-row>
        <table:table-row table:style-name="Tableau12.5">
          <table:table-cell table:style-name="Tableau12.A5" office:value-type="string">
            <text:p text:style-name="P48"/>
          </table:table-cell>
        </table:table-row>
        <table:table-row table:style-name="Tableau12.5">
          <table:table-cell table:style-name="Tableau12.A5" office:value-type="string">
            <text:p text:style-name="P48"/>
          </table:table-cell>
        </table:table-row>
        <table:table-row table:style-name="Tableau12.5">
          <table:table-cell table:style-name="Tableau12.A14" office:value-type="string">
            <text:p text:style-name="P48"/>
          </table:table-cell>
        </table:table-row>
      </table:table>
      <text:p text:style-name="P7"/>
      <text:p text:style-name="P98"/>
      <text:p text:style-name="P99"/>
      <table:table table:name="Tableau15" table:style-name="Tableau15">
        <table:table-column table:style-name="Tableau15.A"/>
        <table:table-row table:style-name="Tableau15.1">
          <table:table-cell table:style-name="Tableau15.A1" office:value-type="string">
            <text:p text:style-name="P11">Annexes</text:p>
          </table:table-cell>
        </table:table-row>
        <table:table-row table:style-name="Tableau15.2">
          <table:table-cell table:style-name="Tableau15.A2" office:value-type="string">
            <text:p text:style-name="P133"/>
          </table:table-cell>
        </table:table-row>
        <table:table-row table:style-name="Tableau15.3">
          <table:table-cell table:style-name="Tableau15.A3" office:value-type="string">
            <text:p text:style-name="P83">(Si le RC le prévoit)</text:p>
          </table:table-cell>
        </table:table-row>
      </table:table>
      <text:p text:style-name="P1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  <style:font-face style:name="Wingdings 3" svg:font-family="'Wingdings 3'" style:font-family-generic="roman" style:font-pitch="variable"/>
    <style:font-face style:name="Wingdings 31" svg:font-family="'Wingdings 3'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annotation_20_text" style:display-name="annotation text" style:family="paragraph" style:parent-style-name="Standard" loext:linked-style-name="Commentaire_20_C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Objet_20_du_20_commentaire_20_Car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404040" loext:opacity="100%" style:font-name="Calibri" fo:font-family="Calibri" style:font-family-generic="roman" style:font-pitch="variable" style:text-underline-style="non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d60093" loext:opacity="100%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color="#d60093" loext:opacity="100%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d60093" loext:opacity="100%" fo:font-size="6pt" style:font-size-asian="6pt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d60093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style:width="17.194cm" fo:margin-left="-0.501cm" fo:margin-top="0cm" fo:margin-bottom="0cm" table:align="left" style:writing-mode="lr-tb"/>
    </style:style>
    <style:style style:name="Tableau5.A" style:family="table-column">
      <style:table-column-properties style:column-width="3.563cm"/>
    </style:style>
    <style:style style:name="Tableau5.B" style:family="table-column">
      <style:table-column-properties style:column-width="5.207cm"/>
    </style:style>
    <style:style style:name="Tableau5.C" style:family="table-column">
      <style:table-column-properties style:column-width="4.205cm"/>
    </style:style>
    <style:style style:name="Tableau5.D" style:family="table-column">
      <style:table-column-properties style:column-width="4.219cm"/>
    </style:style>
    <style:style style:name="Tableau5.1" style:family="table-row">
      <style:table-row-properties style:min-row-height="0.499cm" fo:keep-together="auto"/>
    </style:style>
    <style:style style:name="Tableau5.A1" style:family="table-cell">
      <style:table-cell-properties fo:padding-left="0.191cm" fo:padding-right="0.191cm" fo:padding-top="0cm" fo:padding-bottom="0cm" fo:border="none" style:writing-mode="lr-tb"/>
    </style:style>
    <style:style style:name="Tableau5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5.2" style:family="table-row">
      <style:table-row-properties style:min-row-height="1.071cm" fo:keep-together="auto"/>
    </style:style>
    <style:style style:name="Tableau5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5.3" style:family="table-row">
      <style:table-row-properties style:min-row-height="0.101cm" fo:keep-together="auto"/>
    </style:style>
    <style:style style:name="Tableau5.B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5.4" style:family="table-row">
      <style:table-row-properties style:min-row-height="1.199cm" fo:keep-together="auto"/>
    </style:style>
    <style:style style:name="Tableau5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C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D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A5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au5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D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3" style:family="table">
      <style:table-properties style:width="18.254cm" fo:margin-left="-0.561cm" fo:margin-top="0cm" fo:margin-bottom="0cm" table:align="left" style:writing-mode="lr-tb"/>
    </style:style>
    <style:style style:name="Tableau3.A" style:family="table-column">
      <style:table-column-properties style:column-width="5.526cm"/>
    </style:style>
    <style:style style:name="Tableau3.B" style:family="table-column">
      <style:table-column-properties style:column-width="4.479cm"/>
    </style:style>
    <style:style style:name="Tableau3.C" style:family="table-column">
      <style:table-column-properties style:column-width="8.25cm"/>
    </style:style>
    <style:style style:name="Tableau3.1" style:family="table-row">
      <style:table-row-properties style:min-row-height="0.212cm" fo:keep-together="auto"/>
    </style:style>
    <style:style style:name="Tableau3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3.2" style:family="table-row">
      <style:table-row-properties style:min-row-height="1.134cm" fo:keep-together="auto"/>
    </style:style>
    <style:style style:name="Tableau3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3.3" style:family="table-row">
      <style:table-row-properties style:min-row-height="0.106cm" fo:keep-together="auto"/>
    </style:style>
    <style:style style:name="Tableau3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4" style:family="table">
      <style:table-properties style:width="18.254cm" fo:margin-left="-0.561cm" fo:margin-top="0cm" fo:margin-bottom="0cm" table:align="left" style:writing-mode="lr-tb"/>
    </style:style>
    <style:style style:name="Tableau4.A" style:family="table-column">
      <style:table-column-properties style:column-width="5.528cm"/>
    </style:style>
    <style:style style:name="Tableau4.B" style:family="table-column">
      <style:table-column-properties style:column-width="4.479cm"/>
    </style:style>
    <style:style style:name="Tableau4.C" style:family="table-column">
      <style:table-column-properties style:column-width="8.248cm"/>
    </style:style>
    <style:style style:name="Tableau4.1" style:family="table-row">
      <style:table-row-properties style:min-row-height="0.106cm" fo:keep-together="auto"/>
    </style:style>
    <style:style style:name="Tableau4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3" style:family="table">
      <style:table-properties style:width="18.254cm" fo:margin-left="-0.561cm" fo:margin-top="0cm" fo:margin-bottom="0cm" table:align="left" style:writing-mode="lr-tb"/>
    </style:style>
    <style:style style:name="Tableau13.A" style:family="table-column">
      <style:table-column-properties style:column-width="5.087cm"/>
    </style:style>
    <style:style style:name="Tableau13.B" style:family="table-column">
      <style:table-column-properties style:column-width="4.475cm"/>
    </style:style>
    <style:style style:name="Tableau13.C" style:family="table-column">
      <style:table-column-properties style:column-width="8.692cm"/>
    </style:style>
    <style:style style:name="Tableau13.1" style:family="table-row">
      <style:table-row-properties style:min-row-height="0.212cm" fo:keep-together="auto"/>
    </style:style>
    <style:style style:name="Tableau13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3.2" style:family="table-row">
      <style:table-row-properties style:min-row-height="1.134cm" fo:keep-together="auto"/>
    </style:style>
    <style:style style:name="Tableau13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3.3" style:family="table-row">
      <style:table-row-properties style:min-row-height="0.106cm" fo:keep-together="auto"/>
    </style:style>
    <style:style style:name="Tableau13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4" style:family="table">
      <style:table-properties style:width="18.254cm" fo:margin-left="-0.561cm" fo:margin-top="0cm" fo:margin-bottom="0cm" table:align="left" style:writing-mode="lr-tb"/>
    </style:style>
    <style:style style:name="Tableau14.A" style:family="table-column">
      <style:table-column-properties style:column-width="5.528cm"/>
    </style:style>
    <style:style style:name="Tableau14.B" style:family="table-column">
      <style:table-column-properties style:column-width="4.479cm"/>
    </style:style>
    <style:style style:name="Tableau14.C" style:family="table-column">
      <style:table-column-properties style:column-width="8.248cm"/>
    </style:style>
    <style:style style:name="Tableau14.1" style:family="table-row">
      <style:table-row-properties style:min-row-height="0.12cm" fo:keep-together="auto"/>
    </style:style>
    <style:style style:name="Tableau14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6" style:family="table">
      <style:table-properties style:width="18.254cm" fo:margin-left="-0.561cm" fo:margin-top="0cm" fo:margin-bottom="0cm" table:align="left" style:writing-mode="lr-tb"/>
    </style:style>
    <style:style style:name="Tableau16.A" style:family="table-column">
      <style:table-column-properties style:column-width="5.526cm"/>
    </style:style>
    <style:style style:name="Tableau16.B" style:family="table-column">
      <style:table-column-properties style:column-width="4.479cm"/>
    </style:style>
    <style:style style:name="Tableau16.C" style:family="table-column">
      <style:table-column-properties style:column-width="8.25cm"/>
    </style:style>
    <style:style style:name="Tableau16.1" style:family="table-row">
      <style:table-row-properties style:min-row-height="0.212cm" fo:keep-together="auto"/>
    </style:style>
    <style:style style:name="Tableau16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6.2" style:family="table-row">
      <style:table-row-properties style:min-row-height="1.134cm" fo:keep-together="auto"/>
    </style:style>
    <style:style style:name="Tableau16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6.3" style:family="table-row">
      <style:table-row-properties style:min-row-height="0.106cm" fo:keep-together="auto"/>
    </style:style>
    <style:style style:name="Tableau16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7" style:family="table">
      <style:table-properties style:width="18.254cm" fo:margin-left="-0.561cm" fo:margin-top="0cm" fo:margin-bottom="0cm" table:align="left" style:writing-mode="lr-tb"/>
    </style:style>
    <style:style style:name="Tableau17.A" style:family="table-column">
      <style:table-column-properties style:column-width="5.528cm"/>
    </style:style>
    <style:style style:name="Tableau17.B" style:family="table-column">
      <style:table-column-properties style:column-width="4.479cm"/>
    </style:style>
    <style:style style:name="Tableau17.C" style:family="table-column">
      <style:table-column-properties style:column-width="8.248cm"/>
    </style:style>
    <style:style style:name="Tableau17.1" style:family="table-row">
      <style:table-row-properties style:min-row-height="0.106cm" fo:keep-together="auto"/>
    </style:style>
    <style:style style:name="Tableau17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MP2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MP5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size-asian="14pt" style:font-weight-asian="bold" style:font-size-complex="14pt" style:font-style-complex="italic"/>
    </style:style>
    <style:style style:name="MP6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</style:style>
    <style:style style:name="MP7" style:family="paragraph" style:parent-style-name="Header">
      <style:text-properties fo:font-size="11pt" style:font-size-asian="9.60000038146973pt" style:font-size-complex="11pt"/>
    </style:style>
    <style:style style:name="MP8" style:family="paragraph" style:parent-style-name="Footer">
      <style:text-properties officeooo:paragraph-rsid="000ffb64"/>
    </style:style>
    <style:style style:name="MP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M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MP12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ffffff" loext:opacity="100%" style:font-name="Wingdings 3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/>
    </style:style>
    <style:style style:name="MT1" style:family="text">
      <style:text-properties fo:color="#7f7f7f" loext:opacity="100%" fo:font-size="9pt" style:font-size-asian="9pt" style:font-size-complex="9pt"/>
    </style:style>
    <style:style style:name="MT2" style:family="text">
      <style:text-properties fo:color="#7f7f7f" loext:opacity="100%" fo:font-size="10pt" style:font-size-asian="10pt" style:font-size-complex="9pt"/>
    </style:style>
    <style:style style:name="MT3" style:family="text">
      <style:text-properties fo:color="#7f7f7f" loext:opacity="100%" style:font-size-complex="9pt"/>
    </style:style>
    <style:style style:name="MT4" style:family="text">
      <style:text-properties fo:color="#7f7f7f" loext:opacity="100%" fo:font-size="9pt" style:font-size-asian="9pt"/>
    </style:style>
    <style:style style:name="MT5" style:family="text">
      <style:text-properties fo:color="#7f7f7f" loext:opacity="100%"/>
    </style:style>
    <style:style style:name="MT6" style:family="text">
      <style:text-properties fo:color="#7f7f7f" loext:opacity="100%" fo:font-size="12pt" style:font-size-asian="12pt"/>
    </style:style>
    <style:style style:name="MT7" style:family="text">
      <style:text-properties fo:color="#7f7f7f" loext:opacity="100%" fo:font-size="10pt" style:font-size-asian="10pt" style:font-size-complex="10pt"/>
    </style:style>
    <style:style style:name="MT8" style:family="text">
      <style:text-properties officeooo:rsid="0024feda"/>
    </style:style>
    <style:style style:name="MT9" style:family="text">
      <style:text-properties officeooo:rsid="0019cf61"/>
    </style:style>
    <style:style style:name="MT10" style:family="text">
      <style:text-properties fo:font-variant="small-caps" fo:color="#595959" loext:opacity="100%" fo:font-size="36pt" fo:font-weight="bold" style:font-size-asian="36pt" style:font-weight-asian="bold" style:font-name-complex="Calibri1" style:font-size-complex="36pt"/>
    </style:style>
    <style:style style:name="MT11" style:family="text">
      <style:text-properties fo:font-variant="small-caps" fo:color="#595959" loext:opacity="100%" fo:font-size="24pt" style:font-size-asian="24pt" style:font-name-complex="Calibri1" style:font-size-complex="24pt"/>
    </style:style>
    <style:style style:name="MT12" style:family="text">
      <style:text-properties fo:font-variant="small-caps" fo:color="#595959" loext:opacity="100%" style:text-position="14% 100%" fo:font-size="22pt" style:font-size-asian="22pt" style:font-name-complex="Calibri1" style:font-size-complex="22pt"/>
    </style:style>
    <style:style style:name="MT13" style:family="text">
      <style:text-properties fo:font-variant="small-caps" fo:color="#595959" loext:opacity="100%" fo:font-size="24pt" fo:font-weight="bold" style:font-size-asian="24pt" style:font-weight-asian="bold" style:font-name-complex="Calibri1" style:font-size-complex="24pt"/>
    </style:style>
    <style:style style:name="MT14" style:family="text">
      <style:text-properties fo:font-variant="small-caps" fo:color="#595959" loext:opacity="100%" style:text-position="21% 100%" fo:font-size="14pt" style:font-size-asian="14pt" style:font-name-complex="Calibri1" style:font-size-complex="14pt"/>
    </style:style>
    <style:style style:name="Mfr1" style:family="graphic" style:parent-style-name="Frame">
      <style:graphic-properties fo:margin-left="0.018cm" fo:margin-right="0.035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solid" svg:stroke-width="0cm" svg:stroke-color="#d9d9d9" draw:fill="none" draw:textarea-vertical-align="middle" draw:auto-grow-height="false" fo:min-height="1.596cm" fo:min-width="0.32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Mgr2" style:family="graphic" style:parent-style-name="Frame">
      <style:graphic-properties draw:stroke="solid" svg:stroke-width="0cm" svg:stroke-color="#d9d9d9" draw:fill="non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page-layout style:name="Mpm1" style:page-usage="mirrored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3cm" fo:margin-bottom="0.9cm" fo:margin-left="2.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.3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au5.1">
            <table:table-cell table:style-name="Tableau5.A1" table:number-rows-spanned="5" office:value-type="string">
              <text:p text:style-name="MP9"><draw:frame draw:style-name="Mfr2" draw:name="Image 1" text:anchor-type="as-char" svg:width="3.186cm" svg:height="3.572cm" draw:z-index="32"><draw:image xlink:href="Pictures/1000000000000287000002D770FE3C7F8F7FFF0F.jpg" xlink:type="simple" xlink:show="embed" xlink:actuate="onLoad" draw:mime-type="image/jpeg"/><svg:desc>charge_de_emploi_CMJN</svg:desc></draw:frame></text:p>
            </table:table-cell>
            <table:table-cell table:style-name="Tableau5.B1" office:value-type="string">
              <text:p text:style-name="MP10"/>
            </table:table-cell>
            <table:table-cell table:style-name="Tableau5.B1" office:value-type="string">
              <text:p text:style-name="MP10"/>
            </table:table-cell>
            <table:table-cell table:style-name="Tableau5.B1" office:value-type="string">
              <text:p text:style-name="MP10"/>
            </table:table-cell>
          </table:table-row>
          <table:table-row table:style-name="Tableau5.2">
            <table:covered-table-cell table:style-name="Tableau5.A1"/>
            <table:table-cell table:style-name="Tableau5.B2" table:number-columns-spanned="3" office:value-type="string">
              <text:p text:style-name="MP11"><text:span text:style-name="MT10">Dossier Professionnel</text:span><text:span text:style-name="MT11"> </text:span><text:span text:style-name="MT12">(DP)</text:span></text:p>
            </table:table-cell>
            <table:covered-table-cell/>
            <table:covered-table-cell/>
          </table:table-row>
          <table:table-row table:style-name="Tableau5.3">
            <table:covered-table-cell table:style-name="Tableau5.A1"/>
            <table:table-cell table:style-name="Tableau5.B3" table:number-columns-spanned="3" office:value-type="string">
              <text:p text:style-name="MP10"/>
            </table:table-cell>
            <table:covered-table-cell/>
            <table:covered-table-cell/>
          </table:table-row>
          <table:table-row table:style-name="Tableau5.4">
            <table:covered-table-cell table:style-name="Tableau5.A1"/>
            <table:table-cell table:style-name="Tableau5.B4" office:value-type="string">
              <text:p text:style-name="MP10"/>
            </table:table-cell>
            <table:table-cell table:style-name="Tableau5.C4" office:value-type="string">
              <text:p text:style-name="MP10"/>
            </table:table-cell>
            <table:table-cell table:style-name="Tableau5.D4" office:value-type="string">
              <text:p text:style-name="MP12"></text:p>
            </table:table-cell>
          </table:table-row>
          <table:table-row table:style-name="Tableau5.3">
            <table:covered-table-cell table:style-name="Tableau5.A5"/>
            <table:table-cell table:style-name="Tableau5.B5" office:value-type="string">
              <text:p text:style-name="MP10"/>
            </table:table-cell>
            <table:table-cell table:style-name="Tableau5.C5" office:value-type="string">
              <text:p text:style-name="MP10"/>
            </table:table-cell>
            <table:table-cell table:style-name="Tableau5.D5" office:value-type="string">
              <text:p text:style-name="MP10"/>
            </table:table-cell>
          </table:table-row>
        </table:table>
        <text:p text:style-name="Header"/>
      </style:header>
      <style:header-left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0"/>
            </table:table-cell>
            <table:table-cell table:style-name="Tableau3.A1" office:value-type="string">
              <text:p text:style-name="MP10"/>
            </table:table-cell>
            <table:table-cell table:style-name="Tableau3.A1" office:value-type="string">
              <text:p text:style-name="MP10"/>
            </table:table-cell>
          </table:table-row>
          <table:table-row table:style-name="Tableau3.2">
            <table:table-cell table:style-name="Tableau3.A2" table:number-columns-spanned="3" office:value-type="string">
              <text:p text:style-name="MP11"><text:span text:style-name="MT13">Dossier Professionnel</text:span><text:span text:style-name="MT11"> </text:span><text:span text:style-name="MT14">(DP)</text:span></text:p>
            </table:table-cell>
            <table:covered-table-cell/>
            <table:covered-table-cell/>
          </table:table-row>
          <table:table-row table:style-name="Tableau3.3">
            <table:table-cell table:style-name="Tableau3.A3" table:number-columns-spanned="3" office:value-type="string">
              <text:p text:style-name="MP10"/>
            </table:table-cell>
            <table:covered-table-cell/>
            <table:covered-table-cell/>
          </table:table-row>
        </table:table>
        <text:p text:style-name="MP1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10"/>
            </table:table-cell>
            <table:table-cell table:style-name="Tableau4.A1" office:value-type="string">
              <text:p text:style-name="MP10"/>
            </table:table-cell>
            <table:table-cell table:style-name="Tableau4.A1" office:value-type="string">
              <text:p text:style-name="MP10"/>
            </table:table-cell>
          </table:table-row>
        </table:table>
        <text:p text:style-name="Header"/>
      </style:header-left>
      <style:footer>
        <text:p text:style-name="MP2"><draw:custom-shape text:anchor-type="char" draw:z-index="13" draw:name="Forme automatique 2" draw:style-name="Mgr1" draw:text-style-name="MP3" svg:width="1.063cm" svg:height="1.989cm" draw:transform="rotate (-1.5707963267949) translate (17.7658888888889cm 27.6033472222222cm)"><text:p text:style-name="MP6"/><draw:enhanced-geometry draw:mirror-horizontal="false" draw:mirror-vertical="false" svg:viewBox="0 0 0 0" draw:text-areas="?f11 ?f11 ?f12 ?f13" draw:type="ooxml-bracePair" draw:modifiers="0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text:span text:style-name="MT1">DOSSIER PROFESSIONNEL-Version Traitement de texte – Version du 11/09/2017 <text:tab/><text:tab/>Page</text:span><text:span text:style-name="MT2"><text:tab/></text:span><text:span text:style-name="MT3"><text:page-number text:select-page="current">1</text:page-number></text:span></text:p>
        <text:p text:style-name="Footer"/>
      </style:footer>
      <style:footer-left>
        <text:p text:style-name="MP4"><draw:frame draw:style-name="Mfr1" draw:name="Cadre11" text:anchor-type="char" svg:x="-0.042cm" svg:y="27.428cm" svg:width="0.776cm" svg:height="1.459cm" draw:z-index="0"><draw:text-box><text:p text:style-name="MP5"/></draw:text-box></draw:frame><draw:custom-shape text:anchor-type="char" draw:z-index="14" draw:name="Forme automatique 2" draw:style-name="Mgr2" draw:text-style-name="MP3" svg:width="0.989cm" svg:height="1.588cm" draw:transform="rotate (-1.5707963267949) translate (1.43933333333333cm 27.3233194444444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draw:frame draw:style-name="Mfr1" draw:name="Cadre2" text:anchor-type="char" svg:x="0.106cm" svg:y="27.428cm" svg:width="0.776cm" svg:height="1.459cm" draw:z-index="0"><draw:text-box><text:p text:style-name="MP6"/></draw:text-box></draw:frame><draw:frame draw:style-name="Mfr1" draw:name="Cadre21" text:anchor-type="char" svg:x="0.106cm" svg:y="27.428cm" svg:width="0.776cm" svg:height="1.459cm" draw:z-index="0"><draw:text-box><text:p text:style-name="MP6"/></draw:text-box></draw:frame><draw:frame draw:style-name="Mfr1" draw:name="Cadre211" text:anchor-type="char" svg:x="0.106cm" svg:y="27.428cm" svg:width="0.776cm" svg:height="1.459cm" draw:z-index="0"><draw:text-box><text:p text:style-name="MP6"/></draw:text-box></draw:frame><draw:frame draw:style-name="Mfr1" draw:name="Cadre2111" text:anchor-type="char" svg:x="0.106cm" svg:y="27.428cm" svg:width="0.776cm" svg:height="1.459cm" draw:z-index="0"><draw:text-box><text:p text:style-name="MP6"/></draw:text-box></draw:frame><draw:frame draw:style-name="Mfr1" draw:name="Cadre21111" text:anchor-type="char" svg:x="0.106cm" svg:y="27.428cm" svg:width="0.776cm" svg:height="1.459cm" draw:z-index="0"><draw:text-box><text:p text:style-name="MP6"/></draw:text-box></draw:frame><text:span text:style-name="MT4">Page</text:span><text:span text:style-name="MT5"><text:tab/></text:span><text:span text:style-name="MT5"><text:page-number text:select-page="current">2</text:page-number></text:span><text:span text:style-name="MT6"><text:tab/></text:span><text:span text:style-name="MT1">DOSSIER PROFESSIONNEL-Version du 11/09/2017</text:span><text:span text:style-name="MT7"> </text:span><text:span text:style-name="MT5"><text:tab/></text:span></text:p>
        <text:p text:style-name="Footer"/>
      </style:footer-left>
    </style:master-page>
    <style:master-page style:name="Converted1" style:page-layout-name="Mpm2" draw:style-name="Mdp1">
      <style:header>
        <table:table table:name="Tableau13" table:style-name="Tableau13">
          <table:table-column table:style-name="Tableau13.A"/>
          <table:table-column table:style-name="Tableau13.B"/>
          <table:table-column table:style-name="Tableau13.C"/>
          <table:table-row table:style-name="Tableau13.1">
            <table:table-cell table:style-name="Tableau13.A1" office:value-type="string">
              <text:p text:style-name="MP10"/>
            </table:table-cell>
            <table:table-cell table:style-name="Tableau13.A1" office:value-type="string">
              <text:p text:style-name="MP10"/>
            </table:table-cell>
            <table:table-cell table:style-name="Tableau13.A1" office:value-type="string">
              <text:p text:style-name="MP10"/>
            </table:table-cell>
          </table:table-row>
          <table:table-row table:style-name="Tableau13.2">
            <table:table-cell table:style-name="Tableau13.A2" table:number-columns-spanned="3" office:value-type="string">
              <text:p text:style-name="MP11"><text:span text:style-name="MT13">Dossier Professionnel</text:span><text:span text:style-name="MT11"> </text:span><text:span text:style-name="MT14">(DP)</text:span></text:p>
            </table:table-cell>
            <table:covered-table-cell/>
            <table:covered-table-cell/>
          </table:table-row>
          <table:table-row table:style-name="Tableau13.3">
            <table:table-cell table:style-name="Tableau13.A3" table:number-columns-spanned="3" office:value-type="string">
              <text:p text:style-name="MP10"/>
            </table:table-cell>
            <table:covered-table-cell/>
            <table:covered-table-cell/>
          </table:table-row>
        </table:table>
        <text:p text:style-name="MP1">Développer la partie <text:span text:style-name="MT8">back</text:span><text:span text:style-name="MT9">-end</text:span> d’une application web ou web mobile </text:p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row table:style-name="Tableau14.1">
            <table:table-cell table:style-name="Tableau14.A1" office:value-type="string">
              <text:p text:style-name="MP10"/>
            </table:table-cell>
            <table:table-cell table:style-name="Tableau14.A1" office:value-type="string">
              <text:p text:style-name="MP10"/>
            </table:table-cell>
            <table:table-cell table:style-name="Tableau14.A1" office:value-type="string">
              <text:p text:style-name="MP10"/>
            </table:table-cell>
          </table:table-row>
        </table:table>
        <text:p text:style-name="MP7"/>
      </style:header>
      <style:header-left>
        <table:table table:name="Tableau16" table:style-name="Tableau16">
          <table:table-column table:style-name="Tableau16.A"/>
          <table:table-column table:style-name="Tableau16.B"/>
          <table:table-column table:style-name="Tableau16.C"/>
          <table:table-row table:style-name="Tableau16.1">
            <table:table-cell table:style-name="Tableau16.A1" office:value-type="string">
              <text:p text:style-name="MP10"/>
            </table:table-cell>
            <table:table-cell table:style-name="Tableau16.A1" office:value-type="string">
              <text:p text:style-name="MP10"/>
            </table:table-cell>
            <table:table-cell table:style-name="Tableau16.A1" office:value-type="string">
              <text:p text:style-name="MP10"/>
            </table:table-cell>
          </table:table-row>
          <table:table-row table:style-name="Tableau16.2">
            <table:table-cell table:style-name="Tableau16.A2" table:number-columns-spanned="3" office:value-type="string">
              <text:p text:style-name="MP11"><text:span text:style-name="MT13">Dossier Professionnel</text:span><text:span text:style-name="MT11"> </text:span><text:span text:style-name="MT14">(DP)</text:span></text:p>
            </table:table-cell>
            <table:covered-table-cell/>
            <table:covered-table-cell/>
          </table:table-row>
          <table:table-row table:style-name="Tableau16.3">
            <table:table-cell table:style-name="Tableau16.A3" table:number-columns-spanned="3" office:value-type="string">
              <text:p text:style-name="MP10"/>
            </table:table-cell>
            <table:covered-table-cell/>
            <table:covered-table-cell/>
          </table:table-row>
        </table:table>
        <text:p text:style-name="MP1"/>
        <table:table table:name="Tableau17" table:style-name="Tableau17">
          <table:table-column table:style-name="Tableau17.A"/>
          <table:table-column table:style-name="Tableau17.B"/>
          <table:table-column table:style-name="Tableau17.C"/>
          <table:table-row table:style-name="Tableau17.1">
            <table:table-cell table:style-name="Tableau17.A1" office:value-type="string">
              <text:p text:style-name="MP10"/>
            </table:table-cell>
            <table:table-cell table:style-name="Tableau17.A1" office:value-type="string">
              <text:p text:style-name="MP10"/>
            </table:table-cell>
            <table:table-cell table:style-name="Tableau17.A1" office:value-type="string">
              <text:p text:style-name="MP10"/>
            </table:table-cell>
          </table:table-row>
        </table:table>
        <text:p text:style-name="Header"/>
      </style:header-left>
      <style:footer>
        <text:p text:style-name="MP2"><draw:custom-shape text:anchor-type="char" draw:z-index="5" draw:name="Forme automatique 1" draw:style-name="Mgr2" draw:text-style-name="MP3" svg:width="0.989cm" svg:height="1.588cm" draw:transform="rotate (-1.5707963267949) translate (17.3654861111111cm 27.6033472222222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text:span text:style-name="MT1">DOSSIER PROFESSIONNEL-Version Traitement de texte – Version du 11/09/2017 <text:tab/><text:tab/>Page</text:span><text:span text:style-name="MT2"><text:tab/></text:span><text:span text:style-name="MT3"><text:page-number text:select-page="current">13</text:page-number></text:span></text:p>
        <text:p text:style-name="MP8"/>
      </style:footer>
      <style:footer-left>
        <text:p text:style-name="MP4"><draw:custom-shape text:anchor-type="char" draw:z-index="12" draw:name="Forme automatique 3" draw:style-name="Mgr2" draw:text-style-name="MP3" svg:width="0.989cm" svg:height="1.588cm" draw:transform="rotate (-1.5707963267949) translate (1.13594444444444cm 27.6231805555556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text:span text:style-name="MT4">Page</text:span><text:span text:style-name="MT5"><text:tab/></text:span><text:span text:style-name="MT5"><text:page-number text:select-page="current">14</text:page-number></text:span><text:span text:style-name="MT6"><text:tab/></text:span><text:span text:style-name="MT1">DOSSIER PROFESSIONNEL-Version du 11/09/2017</text:span><text:span text:style-name="MT7"> </text:span><text:span text:style-name="MT5"><text:tab/></text:span></text:p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onquet Miguel</meta:initial-creator>
    <meta:editing-cycles>11</meta:editing-cycles>
    <meta:print-date>2017-02-22T11:00:00</meta:print-date>
    <meta:creation-date>2021-03-30T09:05:00</meta:creation-date>
    <dc:date>2022-09-01T14:31:16.950000000</dc:date>
    <meta:editing-duration>PT10H13M26S</meta:editing-duration>
    <meta:generator>LibreOffice/7.3.0.3$Windows_X86_64 LibreOffice_project/0f246aa12d0eee4a0f7adcefbf7c878fc2238db3</meta:generator>
    <meta:document-statistic meta:table-count="21" meta:image-count="1" meta:object-count="0" meta:page-count="14" meta:paragraph-count="265" meta:word-count="1611" meta:character-count="10063" meta:non-whitespace-character-count="8730"/>
    <meta:user-defined meta:name="AppVersion">16.0000</meta:user-defined>
    <meta:user-defined meta:name="Company">AFPA</meta:user-defined>
    <meta:template xlink:type="simple" xlink:actuate="onRequest" xlink:title="Normal.dotm" xlink:href=""/>
  </office:meta>
</office:document-meta>
</file>